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08737252918138" calcext:value-type="float">
            <text:p>0.0808737252918138</text:p>
          </table:table-cell>
          <table:table-cell office:value-type="float" office:value="0.0754589649250223" calcext:value-type="float">
            <text:p>0.0754589649250223</text:p>
          </table:table-cell>
          <table:table-cell office:value-type="float" office:value="0.0826214127635519" calcext:value-type="float">
            <text:p>0.0826214127635519</text:p>
          </table:table-cell>
          <table:table-cell office:value-type="float" office:value="0.00338048631802222" calcext:value-type="float">
            <text:p>0.00338048631802222</text:p>
          </table:table-cell>
          <table:table-cell office:value-type="float" office:value="0.000814180305620065" calcext:value-type="float">
            <text:p>0.000814180305620065</text:p>
          </table:table-cell>
          <table:table-cell office:value-type="float" office:value="0.00525965828450923" calcext:value-type="float">
            <text:p>0.00525965828450923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4004600702902" calcext:value-type="float">
            <text:p>0.0384004600702902</text:p>
          </table:table-cell>
          <table:table-cell office:value-type="float" office:value="0.0383046724957663" calcext:value-type="float">
            <text:p>0.0383046724957663</text:p>
          </table:table-cell>
          <table:table-cell office:value-type="float" office:value="0.0385482597784169" calcext:value-type="float">
            <text:p>0.0385482597784169</text:p>
          </table:table-cell>
          <table:table-cell office:value-type="float" office:value="0.000193859325836009" calcext:value-type="float">
            <text:p>0.000193859325836009</text:p>
          </table:table-cell>
          <table:table-cell office:value-type="float" office:value="0.000108225470790119" calcext:value-type="float">
            <text:p>0.000108225470790119</text:p>
          </table:table-cell>
          <table:table-cell office:value-type="float" office:value="0.000291399754329569" calcext:value-type="float">
            <text:p>0.000291399754329569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21593290426544" calcext:value-type="float">
            <text:p>0.121593290426544</text:p>
          </table:table-cell>
          <table:table-cell office:value-type="float" office:value="0.116105131817773" calcext:value-type="float">
            <text:p>0.116105131817773</text:p>
          </table:table-cell>
          <table:table-cell office:value-type="float" office:value="0.124417922487586" calcext:value-type="float">
            <text:p>0.124417922487586</text:p>
          </table:table-cell>
          <table:table-cell office:value-type="float" office:value="0.00548098142758389" calcext:value-type="float">
            <text:p>0.00548098142758389</text:p>
          </table:table-cell>
          <table:table-cell office:value-type="float" office:value="0.00274206238592363" calcext:value-type="float">
            <text:p>0.00274206238592363</text:p>
          </table:table-cell>
          <table:table-cell office:value-type="float" office:value="0.00777121124331012" calcext:value-type="float">
            <text:p>0.00777121124331012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19957916795967" calcext:value-type="float">
            <text:p>0.0319957916795967</text:p>
          </table:table-cell>
          <table:table-cell office:value-type="float" office:value="0.0319290495170596" calcext:value-type="float">
            <text:p>0.0319290495170596</text:p>
          </table:table-cell>
          <table:table-cell office:value-type="float" office:value="0.0321177755558708" calcext:value-type="float">
            <text:p>0.0321177755558708</text:p>
          </table:table-cell>
          <table:table-cell office:value-type="float" office:value="0.000140861507557477" calcext:value-type="float">
            <text:p>0.000140861507557477</text:p>
          </table:table-cell>
          <table:table-cell office:value-type="float" office:value="0.0000833150118912116" calcext:value-type="float">
            <text:p>8.33150118912116E-05</text:p>
          </table:table-cell>
          <table:table-cell office:value-type="float" office:value="0.00022001009340533" calcext:value-type="float">
            <text:p>0.00022001009340533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4627065008462" calcext:value-type="float">
            <text:p>0.114627065008462</text:p>
          </table:table-cell>
          <table:table-cell office:value-type="float" office:value="0.108590878229306" calcext:value-type="float">
            <text:p>0.108590878229306</text:p>
          </table:table-cell>
          <table:table-cell office:value-type="float" office:value="0.118552033468745" calcext:value-type="float">
            <text:p>0.118552033468745</text:p>
          </table:table-cell>
          <table:table-cell office:value-type="float" office:value="0.00524581816275152" calcext:value-type="float">
            <text:p>0.00524581816275152</text:p>
          </table:table-cell>
          <table:table-cell office:value-type="float" office:value="0.00257270580026607" calcext:value-type="float">
            <text:p>0.00257270580026607</text:p>
          </table:table-cell>
          <table:table-cell office:value-type="float" office:value="0.0074073030495823" calcext:value-type="float">
            <text:p>0.0074073030495823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58750140315672" calcext:value-type="float">
            <text:p>0.0458750140315672</text:p>
          </table:table-cell>
          <table:table-cell office:value-type="float" office:value="0.0416498222526778" calcext:value-type="float">
            <text:p>0.0416498222526778</text:p>
          </table:table-cell>
          <table:table-cell office:value-type="float" office:value="0.0522761017561777" calcext:value-type="float">
            <text:p>0.0522761017561777</text:p>
          </table:table-cell>
          <table:table-cell office:value-type="float" office:value="0.00779043002896366" calcext:value-type="float">
            <text:p>0.00779043002896366</text:p>
          </table:table-cell>
          <table:table-cell office:value-type="float" office:value="0.00569593526425364" calcext:value-type="float">
            <text:p>0.00569593526425364</text:p>
          </table:table-cell>
          <table:table-cell office:value-type="float" office:value="0.0103167726683942" calcext:value-type="float">
            <text:p>0.0103167726683942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2292909114861" calcext:value-type="float">
            <text:p>0.112292909114861</text:p>
          </table:table-cell>
          <table:table-cell office:value-type="float" office:value="0.107135874349468" calcext:value-type="float">
            <text:p>0.107135874349468</text:p>
          </table:table-cell>
          <table:table-cell office:value-type="float" office:value="0.116049892333467" calcext:value-type="float">
            <text:p>0.116049892333467</text:p>
          </table:table-cell>
          <table:table-cell office:value-type="float" office:value="0.00579799661570178" calcext:value-type="float">
            <text:p>0.00579799661570178</text:p>
          </table:table-cell>
          <table:table-cell office:value-type="float" office:value="0.00112198295544124" calcext:value-type="float">
            <text:p>0.00112198295544124</text:p>
          </table:table-cell>
          <table:table-cell office:value-type="float" office:value="0.00729320887003689" calcext:value-type="float">
            <text:p>0.00729320887003689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16341178038871" calcext:value-type="float">
            <text:p>0.0316341178038871</text:p>
          </table:table-cell>
          <table:table-cell office:value-type="float" office:value="0.0315748263220953" calcext:value-type="float">
            <text:p>0.0315748263220953</text:p>
          </table:table-cell>
          <table:table-cell office:value-type="float" office:value="0.0317216624338205" calcext:value-type="float">
            <text:p>0.0317216624338205</text:p>
          </table:table-cell>
          <table:table-cell office:value-type="float" office:value="0.00012218619977633" calcext:value-type="float">
            <text:p>0.00012218619977633</text:p>
          </table:table-cell>
          <table:table-cell office:value-type="float" office:value="0.0000683689053680248" calcext:value-type="float">
            <text:p>6.83689053680248E-05</text:p>
          </table:table-cell>
          <table:table-cell office:value-type="float" office:value="0.000192907079798277" calcext:value-type="float">
            <text:p>0.00019290707979827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4372796663825" calcext:value-type="float">
            <text:p>0.184372796663825</text:p>
          </table:table-cell>
          <table:table-cell office:value-type="float" office:value="0.181687678250253" calcext:value-type="float">
            <text:p>0.181687678250253</text:p>
          </table:table-cell>
          <table:table-cell office:value-type="float" office:value="0.185387048916911" calcext:value-type="float">
            <text:p>0.185387048916911</text:p>
          </table:table-cell>
          <table:table-cell office:value-type="float" office:value="0.00182334452191132" calcext:value-type="float">
            <text:p>0.00182334452191132</text:p>
          </table:table-cell>
          <table:table-cell office:value-type="float" office:value="0.000298182570199796" calcext:value-type="float">
            <text:p>0.000298182570199796</text:p>
          </table:table-cell>
          <table:table-cell office:value-type="float" office:value="0.00284800672988555" calcext:value-type="float">
            <text:p>0.00284800672988555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4310536918712" calcext:value-type="float">
            <text:p>0.0734310536918712</text:p>
          </table:table-cell>
          <table:table-cell office:value-type="float" office:value="0.0732812405904773" calcext:value-type="float">
            <text:p>0.0732812405904773</text:p>
          </table:table-cell>
          <table:table-cell office:value-type="float" office:value="0.0737833536178008" calcext:value-type="float">
            <text:p>0.0737833536178008</text:p>
          </table:table-cell>
          <table:table-cell office:value-type="float" office:value="0.000297611211545514" calcext:value-type="float">
            <text:p>0.000297611211545514</text:p>
          </table:table-cell>
          <table:table-cell office:value-type="float" office:value="0.0000903995000795599" calcext:value-type="float">
            <text:p>9.03995000795599E-05</text:p>
          </table:table-cell>
          <table:table-cell office:value-type="float" office:value="0.000500996647054828" calcext:value-type="float">
            <text:p>0.000500996647054828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9355950863543" calcext:value-type="float">
            <text:p>0.209355950863543</text:p>
          </table:table-cell>
          <table:table-cell office:value-type="float" office:value="0.208660706591652" calcext:value-type="float">
            <text:p>0.208660706591652</text:p>
          </table:table-cell>
          <table:table-cell office:value-type="float" office:value="0.211276737998156" calcext:value-type="float">
            <text:p>0.211276737998156</text:p>
          </table:table-cell>
          <table:table-cell office:value-type="float" office:value="0.00123214887176046" calcext:value-type="float">
            <text:p>0.00123214887176046</text:p>
          </table:table-cell>
          <table:table-cell office:value-type="float" office:value="0.000265833913199199" calcext:value-type="float">
            <text:p>0.000265833913199199</text:p>
          </table:table-cell>
          <table:table-cell office:value-type="float" office:value="0.00175099667950718" calcext:value-type="float">
            <text:p>0.0017509966795071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50333377051353" calcext:value-type="float">
            <text:p>0.0650333377051353</text:p>
          </table:table-cell>
          <table:table-cell office:value-type="float" office:value="0.0648426802857067" calcext:value-type="float">
            <text:p>0.0648426802857067</text:p>
          </table:table-cell>
          <table:table-cell office:value-type="float" office:value="0.0655133131607112" calcext:value-type="float">
            <text:p>0.0655133131607112</text:p>
          </table:table-cell>
          <table:table-cell office:value-type="float" office:value="0.000446042668499008" calcext:value-type="float">
            <text:p>0.000446042668499008</text:p>
          </table:table-cell>
          <table:table-cell office:value-type="float" office:value="0.000157446139130066" calcext:value-type="float">
            <text:p>0.000157446139130066</text:p>
          </table:table-cell>
          <table:table-cell office:value-type="float" office:value="0.000789048455991299" calcext:value-type="float">
            <text:p>0.000789048455991299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2235004986281" calcext:value-type="float">
            <text:p>0.232235004986281</text:p>
          </table:table-cell>
          <table:table-cell office:value-type="float" office:value="0.231897244890004" calcext:value-type="float">
            <text:p>0.231897244890004</text:p>
          </table:table-cell>
          <table:table-cell office:value-type="float" office:value="0.232475539833265" calcext:value-type="float">
            <text:p>0.232475539833265</text:p>
          </table:table-cell>
          <table:table-cell office:value-type="float" office:value="0.000337576735552725" calcext:value-type="float">
            <text:p>0.000337576735552725</text:p>
          </table:table-cell>
          <table:table-cell office:value-type="float" office:value="0.00015240784182685" calcext:value-type="float">
            <text:p>0.00015240784182685</text:p>
          </table:table-cell>
          <table:table-cell office:value-type="float" office:value="0.000465208440013616" calcext:value-type="float">
            <text:p>0.000465208440013616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1877093826069" calcext:value-type="float">
            <text:p>0.061877093826069</text:p>
          </table:table-cell>
          <table:table-cell office:value-type="float" office:value="0.0616938439056549" calcext:value-type="float">
            <text:p>0.0616938439056549</text:p>
          </table:table-cell>
          <table:table-cell office:value-type="float" office:value="0.0621448616638897" calcext:value-type="float">
            <text:p>0.0621448616638897</text:p>
          </table:table-cell>
          <table:table-cell office:value-type="float" office:value="0.000310742629686982" calcext:value-type="float">
            <text:p>0.000310742629686982</text:p>
          </table:table-cell>
          <table:table-cell office:value-type="float" office:value="0.000203234586766843" calcext:value-type="float">
            <text:p>0.000203234586766843</text:p>
          </table:table-cell>
          <table:table-cell office:value-type="float" office:value="0.000462462917860198" calcext:value-type="float">
            <text:p>0.00046246291786019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8072662260353" calcext:value-type="float">
            <text:p>0.28072662260353</text:p>
          </table:table-cell>
          <table:table-cell office:value-type="float" office:value="0.279875638899466" calcext:value-type="float">
            <text:p>0.279875638899466</text:p>
          </table:table-cell>
          <table:table-cell office:value-type="float" office:value="0.281529954000871" calcext:value-type="float">
            <text:p>0.281529954000871</text:p>
          </table:table-cell>
          <table:table-cell office:value-type="float" office:value="0.000897180245809895" calcext:value-type="float">
            <text:p>0.000897180245809895</text:p>
          </table:table-cell>
          <table:table-cell office:value-type="float" office:value="0.000411569547496137" calcext:value-type="float">
            <text:p>0.000411569547496137</text:p>
          </table:table-cell>
          <table:table-cell office:value-type="float" office:value="0.00127817631623399" calcext:value-type="float">
            <text:p>0.00127817631623399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02510633808639" calcext:value-type="float">
            <text:p>0.0602510633808639</text:p>
          </table:table-cell>
          <table:table-cell office:value-type="float" office:value="0.0599505705670136" calcext:value-type="float">
            <text:p>0.0599505705670136</text:p>
          </table:table-cell>
          <table:table-cell office:value-type="float" office:value="0.0610341795790427" calcext:value-type="float">
            <text:p>0.0610341795790427</text:p>
          </table:table-cell>
          <table:table-cell office:value-type="float" office:value="0.000687122393136278" calcext:value-type="float">
            <text:p>0.000687122393136278</text:p>
          </table:table-cell>
          <table:table-cell office:value-type="float" office:value="0.00017247375116769" calcext:value-type="float">
            <text:p>0.00017247375116769</text:p>
          </table:table-cell>
          <table:table-cell office:value-type="float" office:value="0.00115582502438276" calcext:value-type="float">
            <text:p>0.0011558250243827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477216472711" calcext:value-type="float">
            <text:p>0.28477216472711</text:p>
          </table:table-cell>
          <table:table-cell office:value-type="float" office:value="0.284459787400556" calcext:value-type="float">
            <text:p>0.284459787400556</text:p>
          </table:table-cell>
          <table:table-cell office:value-type="float" office:value="0.285436543200558" calcext:value-type="float">
            <text:p>0.285436543200558</text:p>
          </table:table-cell>
          <table:table-cell office:value-type="float" office:value="0.000502227307133305" calcext:value-type="float">
            <text:p>0.000502227307133305</text:p>
          </table:table-cell>
          <table:table-cell office:value-type="float" office:value="0.0000542049891058886" calcext:value-type="float">
            <text:p>5.42049891058886E-05</text:p>
          </table:table-cell>
          <table:table-cell office:value-type="float" office:value="0.000705536032233191" calcext:value-type="float">
            <text:p>0.000705536032233191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9036888009544" calcext:value-type="float">
            <text:p>0.109036888009544</text:p>
          </table:table-cell>
          <table:table-cell office:value-type="float" office:value="0.108757143259589" calcext:value-type="float">
            <text:p>0.108757143259589</text:p>
          </table:table-cell>
          <table:table-cell office:value-type="float" office:value="0.109385865021956" calcext:value-type="float">
            <text:p>0.109385865021956</text:p>
          </table:table-cell>
          <table:table-cell office:value-type="float" office:value="0.000380777339651789" calcext:value-type="float">
            <text:p>0.000380777339651789</text:p>
          </table:table-cell>
          <table:table-cell office:value-type="float" office:value="0.000208528541131135" calcext:value-type="float">
            <text:p>0.000208528541131135</text:p>
          </table:table-cell>
          <table:table-cell office:value-type="float" office:value="0.000601073326720153" calcext:value-type="float">
            <text:p>0.000601073326720153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10581134493126" calcext:value-type="float">
            <text:p>0.310581134493126</text:p>
          </table:table-cell>
          <table:table-cell office:value-type="float" office:value="0.309833735560023" calcext:value-type="float">
            <text:p>0.309833735560023</text:p>
          </table:table-cell>
          <table:table-cell office:value-type="float" office:value="0.312072016732903" calcext:value-type="float">
            <text:p>0.312072016732903</text:p>
          </table:table-cell>
          <table:table-cell office:value-type="float" office:value="0.00110751039965044" calcext:value-type="float">
            <text:p>0.00110751039965044</text:p>
          </table:table-cell>
          <table:table-cell office:value-type="float" office:value="0.000282418823015115" calcext:value-type="float">
            <text:p>0.000282418823015115</text:p>
          </table:table-cell>
          <table:table-cell office:value-type="float" office:value="0.00151229320123222" calcext:value-type="float">
            <text:p>0.0015122932012322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4812615537205" calcext:value-type="float">
            <text:p>0.114812615537205</text:p>
          </table:table-cell>
          <table:table-cell office:value-type="float" office:value="0.114346901345377" calcext:value-type="float">
            <text:p>0.114346901345377</text:p>
          </table:table-cell>
          <table:table-cell office:value-type="float" office:value="0.116045410249853" calcext:value-type="float">
            <text:p>0.116045410249853</text:p>
          </table:table-cell>
          <table:table-cell office:value-type="float" office:value="0.00112957743500179" calcext:value-type="float">
            <text:p>0.00112957743500179</text:p>
          </table:table-cell>
          <table:table-cell office:value-type="float" office:value="0.000137389294069018" calcext:value-type="float">
            <text:p>0.000137389294069018</text:p>
          </table:table-cell>
          <table:table-cell office:value-type="float" office:value="0.00175427197804836" calcext:value-type="float">
            <text:p>0.00175427197804836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27315445397107" calcext:value-type="float">
            <text:p>0.327315445397107</text:p>
          </table:table-cell>
          <table:table-cell office:value-type="float" office:value="0.325334154468146" calcext:value-type="float">
            <text:p>0.325334154468146</text:p>
          </table:table-cell>
          <table:table-cell office:value-type="float" office:value="0.328256592013349" calcext:value-type="float">
            <text:p>0.328256592013349</text:p>
          </table:table-cell>
          <table:table-cell office:value-type="float" office:value="0.00156914818838924" calcext:value-type="float">
            <text:p>0.00156914818838924</text:p>
          </table:table-cell>
          <table:table-cell office:value-type="float" office:value="0.00035976673446684" calcext:value-type="float">
            <text:p>0.00035976673446684</text:p>
          </table:table-cell>
          <table:table-cell office:value-type="float" office:value="0.00222071919933041" calcext:value-type="float">
            <text:p>0.00222071919933041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9514110052061" calcext:value-type="float">
            <text:p>0.119514110052061</text:p>
          </table:table-cell>
          <table:table-cell office:value-type="float" office:value="0.119282782682679" calcext:value-type="float">
            <text:p>0.119282782682679</text:p>
          </table:table-cell>
          <table:table-cell office:value-type="float" office:value="0.119760591677201" calcext:value-type="float">
            <text:p>0.119760591677201</text:p>
          </table:table-cell>
          <table:table-cell office:value-type="float" office:value="0.000300009346291534" calcext:value-type="float">
            <text:p>0.000300009346291534</text:p>
          </table:table-cell>
          <table:table-cell office:value-type="float" office:value="0.000180884564433104" calcext:value-type="float">
            <text:p>0.000180884564433104</text:p>
          </table:table-cell>
          <table:table-cell office:value-type="float" office:value="0.000425197109209552" calcext:value-type="float">
            <text:p>0.000425197109209552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01078772108835" calcext:value-type="float">
            <text:p>0.0701078772108835</text:p>
          </table:table-cell>
          <table:table-cell office:value-type="float" office:value="0.0677296331684861" calcext:value-type="float">
            <text:p>0.0677296331684861</text:p>
          </table:table-cell>
          <table:table-cell office:value-type="float" office:value="0.0721361207679548" calcext:value-type="float">
            <text:p>0.0721361207679548</text:p>
          </table:table-cell>
          <table:table-cell office:value-type="float" office:value="0.00315207723319763" calcext:value-type="float">
            <text:p>0.00315207723319763</text:p>
          </table:table-cell>
          <table:table-cell office:value-type="float" office:value="0.00179125970829636" calcext:value-type="float">
            <text:p>0.00179125970829636</text:p>
          </table:table-cell>
          <table:table-cell office:value-type="float" office:value="0.00393352056522217" calcext:value-type="float">
            <text:p>0.00393352056522217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50440817291483" calcext:value-type="float">
            <text:p>0.0450440817291483</text:p>
          </table:table-cell>
          <table:table-cell office:value-type="float" office:value="0.0449674912570764" calcext:value-type="float">
            <text:p>0.0449674912570764</text:p>
          </table:table-cell>
          <table:table-cell office:value-type="float" office:value="0.0451720934137264" calcext:value-type="float">
            <text:p>0.0451720934137264</text:p>
          </table:table-cell>
          <table:table-cell office:value-type="float" office:value="0.000152719301479061" calcext:value-type="float">
            <text:p>0.000152719301479061</text:p>
          </table:table-cell>
          <table:table-cell office:value-type="float" office:value="0.0000760892136995142" calcext:value-type="float">
            <text:p>7.60892136995142E-05</text:p>
          </table:table-cell>
          <table:table-cell office:value-type="float" office:value="0.000220945629733921" calcext:value-type="float">
            <text:p>0.000220945629733921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6430750459036" calcext:value-type="float">
            <text:p>0.106430750459036</text:p>
          </table:table-cell>
          <table:table-cell office:value-type="float" office:value="0.102606863208402" calcext:value-type="float">
            <text:p>0.102606863208402</text:p>
          </table:table-cell>
          <table:table-cell office:value-type="float" office:value="0.108559798503344" calcext:value-type="float">
            <text:p>0.108559798503344</text:p>
          </table:table-cell>
          <table:table-cell office:value-type="float" office:value="0.00368386167219952" calcext:value-type="float">
            <text:p>0.00368386167219952</text:p>
          </table:table-cell>
          <table:table-cell office:value-type="float" office:value="0.00172225905948203" calcext:value-type="float">
            <text:p>0.00172225905948203</text:p>
          </table:table-cell>
          <table:table-cell office:value-type="float" office:value="0.0053786517984409" calcext:value-type="float">
            <text:p>0.0053786517984409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06253718738826" calcext:value-type="float">
            <text:p>0.0306253718738826</text:p>
          </table:table-cell>
          <table:table-cell office:value-type="float" office:value="0.0305636452361749" calcext:value-type="float">
            <text:p>0.0305636452361749</text:p>
          </table:table-cell>
          <table:table-cell office:value-type="float" office:value="0.0306765287352213" calcext:value-type="float">
            <text:p>0.0306765287352213</text:p>
          </table:table-cell>
          <table:table-cell office:value-type="float" office:value="0.000093386190926097" calcext:value-type="float">
            <text:p>9.3386190926097E-05</text:p>
          </table:table-cell>
          <table:table-cell office:value-type="float" office:value="0.0000554360865668394" calcext:value-type="float">
            <text:p>5.54360865668394E-05</text:p>
          </table:table-cell>
          <table:table-cell office:value-type="float" office:value="0.000138378323229607" calcext:value-type="float">
            <text:p>0.000138378323229607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3724760032736" calcext:value-type="float">
            <text:p>0.113724760032736</text:p>
          </table:table-cell>
          <table:table-cell office:value-type="float" office:value="0.112166549406084" calcext:value-type="float">
            <text:p>0.112166549406084</text:p>
          </table:table-cell>
          <table:table-cell office:value-type="float" office:value="0.116960875505367" calcext:value-type="float">
            <text:p>0.116960875505367</text:p>
          </table:table-cell>
          <table:table-cell office:value-type="float" office:value="0.0030053984330537" calcext:value-type="float">
            <text:p>0.0030053984330537</text:p>
          </table:table-cell>
          <table:table-cell office:value-type="float" office:value="0.000747195385800163" calcext:value-type="float">
            <text:p>0.000747195385800163</text:p>
          </table:table-cell>
          <table:table-cell office:value-type="float" office:value="0.0047570154021609" calcext:value-type="float">
            <text:p>0.0047570154021609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50410881067651" calcext:value-type="float">
            <text:p>0.0350410881067651</text:p>
          </table:table-cell>
          <table:table-cell office:value-type="float" office:value="0.0349415819681414" calcext:value-type="float">
            <text:p>0.0349415819681414</text:p>
          </table:table-cell>
          <table:table-cell office:value-type="float" office:value="0.0352212768832215" calcext:value-type="float">
            <text:p>0.0352212768832215</text:p>
          </table:table-cell>
          <table:table-cell office:value-type="float" office:value="0.000260942564826768" calcext:value-type="float">
            <text:p>0.000260942564826768</text:p>
          </table:table-cell>
          <table:table-cell office:value-type="float" office:value="0.000113932688826669" calcext:value-type="float">
            <text:p>0.000113932688826669</text:p>
          </table:table-cell>
          <table:table-cell office:value-type="float" office:value="0.000433099627690499" calcext:value-type="float">
            <text:p>0.000433099627690499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3391812934714" calcext:value-type="float">
            <text:p>0.143391812934714</text:p>
          </table:table-cell>
          <table:table-cell office:value-type="float" office:value="0.142950367176517" calcext:value-type="float">
            <text:p>0.142950367176517</text:p>
          </table:table-cell>
          <table:table-cell office:value-type="float" office:value="0.144330903452212" calcext:value-type="float">
            <text:p>0.144330903452212</text:p>
          </table:table-cell>
          <table:table-cell office:value-type="float" office:value="0.000734390032246574" calcext:value-type="float">
            <text:p>0.000734390032246574</text:p>
          </table:table-cell>
          <table:table-cell office:value-type="float" office:value="0.000284412172020497" calcext:value-type="float">
            <text:p>0.000284412172020497</text:p>
          </table:table-cell>
          <table:table-cell office:value-type="float" office:value="0.00121256452018171" calcext:value-type="float">
            <text:p>0.0012125645201817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69264740691783" calcext:value-type="float">
            <text:p>0.0569264740691783</text:p>
          </table:table-cell>
          <table:table-cell office:value-type="float" office:value="0.0472978014372012" calcext:value-type="float">
            <text:p>0.0472978014372012</text:p>
          </table:table-cell>
          <table:table-cell office:value-type="float" office:value="0.0692939846775386" calcext:value-type="float">
            <text:p>0.0692939846775386</text:p>
          </table:table-cell>
          <table:table-cell office:value-type="float" office:value="0.0166223786386461" calcext:value-type="float">
            <text:p>0.0166223786386461</text:p>
          </table:table-cell>
          <table:table-cell office:value-type="float" office:value="0.0123086306820423" calcext:value-type="float">
            <text:p>0.0123086306820423</text:p>
          </table:table-cell>
          <table:table-cell office:value-type="float" office:value="0.023082786605193" calcext:value-type="float">
            <text:p>0.023082786605193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6099503774626" calcext:value-type="float">
            <text:p>0.186099503774626</text:p>
          </table:table-cell>
          <table:table-cell office:value-type="float" office:value="0.184967917166533" calcext:value-type="float">
            <text:p>0.184967917166533</text:p>
          </table:table-cell>
          <table:table-cell office:value-type="float" office:value="0.186763852477088" calcext:value-type="float">
            <text:p>0.186763852477088</text:p>
          </table:table-cell>
          <table:table-cell office:value-type="float" office:value="0.00094620415014454" calcext:value-type="float">
            <text:p>0.00094620415014454</text:p>
          </table:table-cell>
          <table:table-cell office:value-type="float" office:value="0.000277199797930615" calcext:value-type="float">
            <text:p>0.000277199797930615</text:p>
          </table:table-cell>
          <table:table-cell office:value-type="float" office:value="0.00152020910659814" calcext:value-type="float">
            <text:p>0.00152020910659814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03547167992643" calcext:value-type="float">
            <text:p>0.0703547167992643</text:p>
          </table:table-cell>
          <table:table-cell office:value-type="float" office:value="0.0701672088280851" calcext:value-type="float">
            <text:p>0.0701672088280851</text:p>
          </table:table-cell>
          <table:table-cell office:value-type="float" office:value="0.0706807698174278" calcext:value-type="float">
            <text:p>0.0706807698174278</text:p>
          </table:table-cell>
          <table:table-cell office:value-type="float" office:value="0.00039255176737714" calcext:value-type="float">
            <text:p>0.00039255176737714</text:p>
          </table:table-cell>
          <table:table-cell office:value-type="float" office:value="0.0000799100375367785" calcext:value-type="float">
            <text:p>7.99100375367785E-05</text:p>
          </table:table-cell>
          <table:table-cell office:value-type="float" office:value="0.000546185712073402" calcext:value-type="float">
            <text:p>0.000546185712073402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7016216047493" calcext:value-type="float">
            <text:p>0.217016216047493</text:p>
          </table:table-cell>
          <table:table-cell office:value-type="float" office:value="0.210436012742068" calcext:value-type="float">
            <text:p>0.210436012742068</text:p>
          </table:table-cell>
          <table:table-cell office:value-type="float" office:value="0.223657677806033" calcext:value-type="float">
            <text:p>0.223657677806033</text:p>
          </table:table-cell>
          <table:table-cell office:value-type="float" office:value="0.00712848130740453" calcext:value-type="float">
            <text:p>0.00712848130740453</text:p>
          </table:table-cell>
          <table:table-cell office:value-type="float" office:value="0.0040231726277851" calcext:value-type="float">
            <text:p>0.0040231726277851</text:p>
          </table:table-cell>
          <table:table-cell office:value-type="float" office:value="0.00881469041508349" calcext:value-type="float">
            <text:p>0.00881469041508349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34605583513876" calcext:value-type="float">
            <text:p>0.0634605583513876</text:p>
          </table:table-cell>
          <table:table-cell office:value-type="float" office:value="0.0633772973210834" calcext:value-type="float">
            <text:p>0.0633772973210834</text:p>
          </table:table-cell>
          <table:table-cell office:value-type="float" office:value="0.0636456881041467" calcext:value-type="float">
            <text:p>0.0636456881041467</text:p>
          </table:table-cell>
          <table:table-cell office:value-type="float" office:value="0.000160202397444346" calcext:value-type="float">
            <text:p>0.000160202397444346</text:p>
          </table:table-cell>
          <table:table-cell office:value-type="float" office:value="0.0000777830019018383" calcext:value-type="float">
            <text:p>7.77830019018383E-05</text:p>
          </table:table-cell>
          <table:table-cell office:value-type="float" office:value="0.000228620413928266" calcext:value-type="float">
            <text:p>0.000228620413928266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0885914511026" calcext:value-type="float">
            <text:p>0.200885914511026</text:p>
          </table:table-cell>
          <table:table-cell office:value-type="float" office:value="0.195850146733452" calcext:value-type="float">
            <text:p>0.195850146733452</text:p>
          </table:table-cell>
          <table:table-cell office:value-type="float" office:value="0.205205639139523" calcext:value-type="float">
            <text:p>0.205205639139523</text:p>
          </table:table-cell>
          <table:table-cell office:value-type="float" office:value="0.00524344897292417" calcext:value-type="float">
            <text:p>0.00524344897292417</text:p>
          </table:table-cell>
          <table:table-cell office:value-type="float" office:value="0.00279690671549143" calcext:value-type="float">
            <text:p>0.00279690671549143</text:p>
          </table:table-cell>
          <table:table-cell office:value-type="float" office:value="0.00642504981435283" calcext:value-type="float">
            <text:p>0.00642504981435283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13371954752184" calcext:value-type="float">
            <text:p>0.0713371954752184</text:p>
          </table:table-cell>
          <table:table-cell office:value-type="float" office:value="0.0711887969523167" calcext:value-type="float">
            <text:p>0.0711887969523167</text:p>
          </table:table-cell>
          <table:table-cell office:value-type="float" office:value="0.0714584271693105" calcext:value-type="float">
            <text:p>0.0714584271693105</text:p>
          </table:table-cell>
          <table:table-cell office:value-type="float" office:value="0.000200002803887794" calcext:value-type="float">
            <text:p>0.000200002803887794</text:p>
          </table:table-cell>
          <table:table-cell office:value-type="float" office:value="0.000116431486705961" calcext:value-type="float">
            <text:p>0.000116431486705961</text:p>
          </table:table-cell>
          <table:table-cell office:value-type="float" office:value="0.000280526778866748" calcext:value-type="float">
            <text:p>0.00028052677886674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34592946013456" calcext:value-type="float">
            <text:p>0.234592946013456</text:p>
          </table:table-cell>
          <table:table-cell office:value-type="float" office:value="0.226693582111168" calcext:value-type="float">
            <text:p>0.226693582111168</text:p>
          </table:table-cell>
          <table:table-cell office:value-type="float" office:value="0.237911003221193" calcext:value-type="float">
            <text:p>0.237911003221193</text:p>
          </table:table-cell>
          <table:table-cell office:value-type="float" office:value="0.00627407091934101" calcext:value-type="float">
            <text:p>0.00627407091934101</text:p>
          </table:table-cell>
          <table:table-cell office:value-type="float" office:value="0.000333071619151648" calcext:value-type="float">
            <text:p>0.000333071619151648</text:p>
          </table:table-cell>
          <table:table-cell office:value-type="float" office:value="0.00948371913522166" calcext:value-type="float">
            <text:p>0.00948371913522166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60152906889295" calcext:value-type="float">
            <text:p>0.0660152906889295</text:p>
          </table:table-cell>
          <table:table-cell office:value-type="float" office:value="0.0658907646442318" calcext:value-type="float">
            <text:p>0.0658907646442318</text:p>
          </table:table-cell>
          <table:table-cell office:value-type="float" office:value="0.0661145735829256" calcext:value-type="float">
            <text:p>0.0661145735829256</text:p>
          </table:table-cell>
          <table:table-cell office:value-type="float" office:value="0.000173065945886846" calcext:value-type="float">
            <text:p>0.000173065945886846</text:p>
          </table:table-cell>
          <table:table-cell office:value-type="float" office:value="0.000115134052367855" calcext:value-type="float">
            <text:p>0.000115134052367855</text:p>
          </table:table-cell>
          <table:table-cell office:value-type="float" office:value="0.000224765215182326" calcext:value-type="float">
            <text:p>0.00022476521518232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04204602090685" calcext:value-type="float">
            <text:p>0.304204602090685</text:p>
          </table:table-cell>
          <table:table-cell office:value-type="float" office:value="0.303332482969781" calcext:value-type="float">
            <text:p>0.303332482969781</text:p>
          </table:table-cell>
          <table:table-cell office:value-type="float" office:value="0.305725830003212" calcext:value-type="float">
            <text:p>0.305725830003212</text:p>
          </table:table-cell>
          <table:table-cell office:value-type="float" office:value="0.00103496926601762" calcext:value-type="float">
            <text:p>0.00103496926601762</text:p>
          </table:table-cell>
          <table:table-cell office:value-type="float" office:value="0.000321787362938401" calcext:value-type="float">
            <text:p>0.000321787362938401</text:p>
          </table:table-cell>
          <table:table-cell office:value-type="float" office:value="0.00155654743341455" calcext:value-type="float">
            <text:p>0.00155654743341455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9182585899965" calcext:value-type="float">
            <text:p>0.109182585899965</text:p>
          </table:table-cell>
          <table:table-cell office:value-type="float" office:value="0.109001319220745" calcext:value-type="float">
            <text:p>0.109001319220745</text:p>
          </table:table-cell>
          <table:table-cell office:value-type="float" office:value="0.109716952438181" calcext:value-type="float">
            <text:p>0.109716952438181</text:p>
          </table:table-cell>
          <table:table-cell office:value-type="float" office:value="0.000390120035040714" calcext:value-type="float">
            <text:p>0.000390120035040714</text:p>
          </table:table-cell>
          <table:table-cell office:value-type="float" office:value="0.000138104909534675" calcext:value-type="float">
            <text:p>0.000138104909534675</text:p>
          </table:table-cell>
          <table:table-cell office:value-type="float" office:value="0.000608948941521287" calcext:value-type="float">
            <text:p>0.000608948941521287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28088218456238" calcext:value-type="float">
            <text:p>0.328088218456238</text:p>
          </table:table-cell>
          <table:table-cell office:value-type="float" office:value="0.326515089799796" calcext:value-type="float">
            <text:p>0.326515089799796</text:p>
          </table:table-cell>
          <table:table-cell office:value-type="float" office:value="0.330099748639332" calcext:value-type="float">
            <text:p>0.330099748639332</text:p>
          </table:table-cell>
          <table:table-cell office:value-type="float" office:value="0.00167002676482869" calcext:value-type="float">
            <text:p>0.00167002676482869</text:p>
          </table:table-cell>
          <table:table-cell office:value-type="float" office:value="0.000779842927681069" calcext:value-type="float">
            <text:p>0.000779842927681069</text:p>
          </table:table-cell>
          <table:table-cell office:value-type="float" office:value="0.00217811542312327" calcext:value-type="float">
            <text:p>0.00217811542312327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0479342797022" calcext:value-type="float">
            <text:p>0.110479342797022</text:p>
          </table:table-cell>
          <table:table-cell office:value-type="float" office:value="0.110149750827004" calcext:value-type="float">
            <text:p>0.110149750827004</text:p>
          </table:table-cell>
          <table:table-cell office:value-type="float" office:value="0.110987995946845" calcext:value-type="float">
            <text:p>0.110987995946845</text:p>
          </table:table-cell>
          <table:table-cell office:value-type="float" office:value="0.000502104977912443" calcext:value-type="float">
            <text:p>0.000502104977912443</text:p>
          </table:table-cell>
          <table:table-cell office:value-type="float" office:value="0.000289343668179142" calcext:value-type="float">
            <text:p>0.000289343668179142</text:p>
          </table:table-cell>
          <table:table-cell office:value-type="float" office:value="0.000774150345123184" calcext:value-type="float">
            <text:p>0.000774150345123184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37862288396536" calcext:value-type="float">
            <text:p>0.337862288396536</text:p>
          </table:table-cell>
          <table:table-cell office:value-type="float" office:value="0.335900077250699" calcext:value-type="float">
            <text:p>0.335900077250699</text:p>
          </table:table-cell>
          <table:table-cell office:value-type="float" office:value="0.33914901416756" calcext:value-type="float">
            <text:p>0.33914901416756</text:p>
          </table:table-cell>
          <table:table-cell office:value-type="float" office:value="0.00161027994976572" calcext:value-type="float">
            <text:p>0.00161027994976572</text:p>
          </table:table-cell>
          <table:table-cell office:value-type="float" office:value="0.000349135165379266" calcext:value-type="float">
            <text:p>0.000349135165379266</text:p>
          </table:table-cell>
          <table:table-cell office:value-type="float" office:value="0.00207734788524542" calcext:value-type="float">
            <text:p>0.00207734788524542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03008653015605" calcext:value-type="float">
            <text:p>0.103008653015605</text:p>
          </table:table-cell>
          <table:table-cell office:value-type="float" office:value="0.102682824483169" calcext:value-type="float">
            <text:p>0.102682824483169</text:p>
          </table:table-cell>
          <table:table-cell office:value-type="float" office:value="0.103143992045613" calcext:value-type="float">
            <text:p>0.103143992045613</text:p>
          </table:table-cell>
          <table:table-cell office:value-type="float" office:value="0.000261834565308235" calcext:value-type="float">
            <text:p>0.000261834565308235</text:p>
          </table:table-cell>
          <table:table-cell office:value-type="float" office:value="0.0000953805906307185" calcext:value-type="float">
            <text:p>9.53805906307185E-05</text:p>
          </table:table-cell>
          <table:table-cell office:value-type="float" office:value="0.000432040952708796" calcext:value-type="float">
            <text:p>0.000432040952708796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686534103507773" calcext:value-type="float">
            <text:p>0.0686534103507773</text:p>
          </table:table-cell>
          <table:table-cell office:value-type="float" office:value="0.0668226105750793" calcext:value-type="float">
            <text:p>0.0668226105750793</text:p>
          </table:table-cell>
          <table:table-cell office:value-type="float" office:value="0.0705059430663061" calcext:value-type="float">
            <text:p>0.0705059430663061</text:p>
          </table:table-cell>
          <table:table-cell office:value-type="float" office:value="0.0026069713304485" calcext:value-type="float">
            <text:p>0.0026069713304485</text:p>
          </table:table-cell>
          <table:table-cell office:value-type="float" office:value="0.00190039618452252" calcext:value-type="float">
            <text:p>0.00190039618452252</text:p>
          </table:table-cell>
          <table:table-cell office:value-type="float" office:value="0.00309651816406393" calcext:value-type="float">
            <text:p>0.00309651816406393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2439481509806" calcext:value-type="float">
            <text:p>0.0412439481509806</text:p>
          </table:table-cell>
          <table:table-cell office:value-type="float" office:value="0.0411728788893979" calcext:value-type="float">
            <text:p>0.0411728788893979</text:p>
          </table:table-cell>
          <table:table-cell office:value-type="float" office:value="0.041313898933237" calcext:value-type="float">
            <text:p>0.041313898933237</text:p>
          </table:table-cell>
          <table:table-cell office:value-type="float" office:value="0.000119414650622803" calcext:value-type="float">
            <text:p>0.000119414650622803</text:p>
          </table:table-cell>
          <table:table-cell office:value-type="float" office:value="0.0000856368629172981" calcext:value-type="float">
            <text:p>8.56368629172981E-05</text:p>
          </table:table-cell>
          <table:table-cell office:value-type="float" office:value="0.000157784351678898" calcext:value-type="float">
            <text:p>0.000157784351678898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881412352126642" calcext:value-type="float">
            <text:p>0.0881412352126642</text:p>
          </table:table-cell>
          <table:table-cell office:value-type="float" office:value="0.0850112792274985" calcext:value-type="float">
            <text:p>0.0850112792274985</text:p>
          </table:table-cell>
          <table:table-cell office:value-type="float" office:value="0.0893479753084496" calcext:value-type="float">
            <text:p>0.0893479753084496</text:p>
          </table:table-cell>
          <table:table-cell office:value-type="float" office:value="0.00301454091394441" calcext:value-type="float">
            <text:p>0.00301454091394441</text:p>
          </table:table-cell>
          <table:table-cell office:value-type="float" office:value="0.000656909482192577" calcext:value-type="float">
            <text:p>0.000656909482192577</text:p>
          </table:table-cell>
          <table:table-cell office:value-type="float" office:value="0.00493440267597544" calcext:value-type="float">
            <text:p>0.00493440267597544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60929870233959" calcext:value-type="float">
            <text:p>0.0360929870233959</text:p>
          </table:table-cell>
          <table:table-cell office:value-type="float" office:value="0.0360053130381137" calcext:value-type="float">
            <text:p>0.0360053130381137</text:p>
          </table:table-cell>
          <table:table-cell office:value-type="float" office:value="0.036268540518749" calcext:value-type="float">
            <text:p>0.036268540518749</text:p>
          </table:table-cell>
          <table:table-cell office:value-type="float" office:value="0.000198873550741413" calcext:value-type="float">
            <text:p>0.000198873550741413</text:p>
          </table:table-cell>
          <table:table-cell office:value-type="float" office:value="0.0000807410875681577" calcext:value-type="float">
            <text:p>8.07410875681577E-05</text:p>
          </table:table-cell>
          <table:table-cell office:value-type="float" office:value="0.000329696005824908" calcext:value-type="float">
            <text:p>0.000329696005824908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3882279449219" calcext:value-type="float">
            <text:p>0.113882279449219</text:p>
          </table:table-cell>
          <table:table-cell office:value-type="float" office:value="0.108213566667709" calcext:value-type="float">
            <text:p>0.108213566667709</text:p>
          </table:table-cell>
          <table:table-cell office:value-type="float" office:value="0.117014953270806" calcext:value-type="float">
            <text:p>0.117014953270806</text:p>
          </table:table-cell>
          <table:table-cell office:value-type="float" office:value="0.00518514179177268" calcext:value-type="float">
            <text:p>0.00518514179177268</text:p>
          </table:table-cell>
          <table:table-cell office:value-type="float" office:value="0.00199868591746147" calcext:value-type="float">
            <text:p>0.00199868591746147</text:p>
          </table:table-cell>
          <table:table-cell office:value-type="float" office:value="0.00788090853270547" calcext:value-type="float">
            <text:p>0.00788090853270547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585739893171817" calcext:value-type="float">
            <text:p>0.0585739893171817</text:p>
          </table:table-cell>
          <table:table-cell office:value-type="float" office:value="0.0505178687753338" calcext:value-type="float">
            <text:p>0.0505178687753338</text:p>
          </table:table-cell>
          <table:table-cell office:value-type="float" office:value="0.0733974267468742" calcext:value-type="float">
            <text:p>0.0733974267468742</text:p>
          </table:table-cell>
          <table:table-cell office:value-type="float" office:value="0.0164386212041968" calcext:value-type="float">
            <text:p>0.0164386212041968</text:p>
          </table:table-cell>
          <table:table-cell office:value-type="float" office:value="0.00990213023112415" calcext:value-type="float">
            <text:p>0.00990213023112415</text:p>
          </table:table-cell>
          <table:table-cell office:value-type="float" office:value="0.0234682050809127" calcext:value-type="float">
            <text:p>0.0234682050809127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5989875200894" calcext:value-type="float">
            <text:p>0.115989875200894</text:p>
          </table:table-cell>
          <table:table-cell office:value-type="float" office:value="0.115428042604703" calcext:value-type="float">
            <text:p>0.115428042604703</text:p>
          </table:table-cell>
          <table:table-cell office:value-type="float" office:value="0.116566148208904" calcext:value-type="float">
            <text:p>0.116566148208904</text:p>
          </table:table-cell>
          <table:table-cell office:value-type="float" office:value="0.000683282717210459" calcext:value-type="float">
            <text:p>0.000683282717210459</text:p>
          </table:table-cell>
          <table:table-cell office:value-type="float" office:value="0.000329098442347873" calcext:value-type="float">
            <text:p>0.000329098442347873</text:p>
          </table:table-cell>
          <table:table-cell office:value-type="float" office:value="0.000870992156459966" calcext:value-type="float">
            <text:p>0.00087099215645996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41162139995502" calcext:value-type="float">
            <text:p>0.0341162139995502</text:p>
          </table:table-cell>
          <table:table-cell office:value-type="float" office:value="0.0340608077265326" calcext:value-type="float">
            <text:p>0.0340608077265326</text:p>
          </table:table-cell>
          <table:table-cell office:value-type="float" office:value="0.0341753994868543" calcext:value-type="float">
            <text:p>0.0341753994868543</text:p>
          </table:table-cell>
          <table:table-cell office:value-type="float" office:value="0.000088573588451278" calcext:value-type="float">
            <text:p>8.8573588451278E-05</text:p>
          </table:table-cell>
          <table:table-cell office:value-type="float" office:value="0.0000518561758552666" calcext:value-type="float">
            <text:p>5.18561758552666E-05</text:p>
          </table:table-cell>
          <table:table-cell office:value-type="float" office:value="0.000118587180119575" calcext:value-type="float">
            <text:p>0.000118587180119575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4197876483815" calcext:value-type="float">
            <text:p>0.204197876483815</text:p>
          </table:table-cell>
          <table:table-cell office:value-type="float" office:value="0.199215114678241" calcext:value-type="float">
            <text:p>0.199215114678241</text:p>
          </table:table-cell>
          <table:table-cell office:value-type="float" office:value="0.207101966439162" calcext:value-type="float">
            <text:p>0.207101966439162</text:p>
          </table:table-cell>
          <table:table-cell office:value-type="float" office:value="0.00445066508472779" calcext:value-type="float">
            <text:p>0.00445066508472779</text:p>
          </table:table-cell>
          <table:table-cell office:value-type="float" office:value="0.000472554804166287" calcext:value-type="float">
            <text:p>0.000472554804166287</text:p>
          </table:table-cell>
          <table:table-cell office:value-type="float" office:value="0.00574753796487183" calcext:value-type="float">
            <text:p>0.00574753796487183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73903553140783" calcext:value-type="float">
            <text:p>0.0673903553140783</text:p>
          </table:table-cell>
          <table:table-cell office:value-type="float" office:value="0.0672878974785033" calcext:value-type="float">
            <text:p>0.0672878974785033</text:p>
          </table:table-cell>
          <table:table-cell office:value-type="float" office:value="0.0675157201140244" calcext:value-type="float">
            <text:p>0.0675157201140244</text:p>
          </table:table-cell>
          <table:table-cell office:value-type="float" office:value="0.000173512002532982" calcext:value-type="float">
            <text:p>0.000173512002532982</text:p>
          </table:table-cell>
          <table:table-cell office:value-type="float" office:value="0.00011258332087413" calcext:value-type="float">
            <text:p>0.00011258332087413</text:p>
          </table:table-cell>
          <table:table-cell office:value-type="float" office:value="0.000241016492306614" calcext:value-type="float">
            <text:p>0.000241016492306614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973660479404" calcext:value-type="float">
            <text:p>0.21973660479404</text:p>
          </table:table-cell>
          <table:table-cell office:value-type="float" office:value="0.21825218833318" calcext:value-type="float">
            <text:p>0.21825218833318</text:p>
          </table:table-cell>
          <table:table-cell office:value-type="float" office:value="0.221557851599209" calcext:value-type="float">
            <text:p>0.221557851599209</text:p>
          </table:table-cell>
          <table:table-cell office:value-type="float" office:value="0.00179347483966993" calcext:value-type="float">
            <text:p>0.00179347483966993</text:p>
          </table:table-cell>
          <table:table-cell office:value-type="float" office:value="0.00120450575851687" calcext:value-type="float">
            <text:p>0.00120450575851687</text:p>
          </table:table-cell>
          <table:table-cell office:value-type="float" office:value="0.00233157205238408" calcext:value-type="float">
            <text:p>0.0023315720523840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58313377561518" calcext:value-type="float">
            <text:p>0.0658313377561518</text:p>
          </table:table-cell>
          <table:table-cell office:value-type="float" office:value="0.0656917774463099" calcext:value-type="float">
            <text:p>0.0656917774463099</text:p>
          </table:table-cell>
          <table:table-cell office:value-type="float" office:value="0.0661721442132967" calcext:value-type="float">
            <text:p>0.0661721442132967</text:p>
          </table:table-cell>
          <table:table-cell office:value-type="float" office:value="0.000316305338759185" calcext:value-type="float">
            <text:p>0.000316305338759185</text:p>
          </table:table-cell>
          <table:table-cell office:value-type="float" office:value="0.000127007278678286" calcext:value-type="float">
            <text:p>0.000127007278678286</text:p>
          </table:table-cell>
          <table:table-cell office:value-type="float" office:value="0.000499007973660257" calcext:value-type="float">
            <text:p>0.00049900797366025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199172705905544" calcext:value-type="float">
            <text:p>0.199172705905544</text:p>
          </table:table-cell>
          <table:table-cell office:value-type="float" office:value="0.18653824565002" calcext:value-type="float">
            <text:p>0.18653824565002</text:p>
          </table:table-cell>
          <table:table-cell office:value-type="float" office:value="0.206499810972168" calcext:value-type="float">
            <text:p>0.206499810972168</text:p>
          </table:table-cell>
          <table:table-cell office:value-type="float" office:value="0.0118934463495787" calcext:value-type="float">
            <text:p>0.0118934463495787</text:p>
          </table:table-cell>
          <table:table-cell office:value-type="float" office:value="0.00427979763170297" calcext:value-type="float">
            <text:p>0.00427979763170297</text:p>
          </table:table-cell>
          <table:table-cell office:value-type="float" office:value="0.0165930729492046" calcext:value-type="float">
            <text:p>0.0165930729492046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60043886094037" calcext:value-type="float">
            <text:p>0.0660043886094037</text:p>
          </table:table-cell>
          <table:table-cell office:value-type="float" office:value="0.0657775581333659" calcext:value-type="float">
            <text:p>0.0657775581333659</text:p>
          </table:table-cell>
          <table:table-cell office:value-type="float" office:value="0.0662024882314071" calcext:value-type="float">
            <text:p>0.0662024882314071</text:p>
          </table:table-cell>
          <table:table-cell office:value-type="float" office:value="0.000285537147645964" calcext:value-type="float">
            <text:p>0.000285537147645964</text:p>
          </table:table-cell>
          <table:table-cell office:value-type="float" office:value="0.000177803454120445" calcext:value-type="float">
            <text:p>0.000177803454120445</text:p>
          </table:table-cell>
          <table:table-cell office:value-type="float" office:value="0.000419242612423388" calcext:value-type="float">
            <text:p>0.00041924261242338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57998827460421" calcext:value-type="float">
            <text:p>0.257998827460421</text:p>
          </table:table-cell>
          <table:table-cell office:value-type="float" office:value="0.25669393412034" calcext:value-type="float">
            <text:p>0.25669393412034</text:p>
          </table:table-cell>
          <table:table-cell office:value-type="float" office:value="0.259231279200806" calcext:value-type="float">
            <text:p>0.259231279200806</text:p>
          </table:table-cell>
          <table:table-cell office:value-type="float" office:value="0.00132323159056345" calcext:value-type="float">
            <text:p>0.00132323159056345</text:p>
          </table:table-cell>
          <table:table-cell office:value-type="float" office:value="0.000478119657894867" calcext:value-type="float">
            <text:p>0.000478119657894867</text:p>
          </table:table-cell>
          <table:table-cell office:value-type="float" office:value="0.00171334309196909" calcext:value-type="float">
            <text:p>0.00171334309196909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37893788615267" calcext:value-type="float">
            <text:p>0.0637893788615267</text:p>
          </table:table-cell>
          <table:table-cell office:value-type="float" office:value="0.0636973822677615" calcext:value-type="float">
            <text:p>0.0636973822677615</text:p>
          </table:table-cell>
          <table:table-cell office:value-type="float" office:value="0.0638913614819871" calcext:value-type="float">
            <text:p>0.0638913614819871</text:p>
          </table:table-cell>
          <table:table-cell office:value-type="float" office:value="0.000146020697790523" calcext:value-type="float">
            <text:p>0.000146020697790523</text:p>
          </table:table-cell>
          <table:table-cell office:value-type="float" office:value="0.0000903702517161597" calcext:value-type="float">
            <text:p>9.03702517161597E-05</text:p>
          </table:table-cell>
          <table:table-cell office:value-type="float" office:value="0.000218302993287055" calcext:value-type="float">
            <text:p>0.000218302993287055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99170961670461" calcext:value-type="float">
            <text:p>0.299170961670461</text:p>
          </table:table-cell>
          <table:table-cell office:value-type="float" office:value="0.298020042139979" calcext:value-type="float">
            <text:p>0.298020042139979</text:p>
          </table:table-cell>
          <table:table-cell office:value-type="float" office:value="0.302370683802292" calcext:value-type="float">
            <text:p>0.302370683802292</text:p>
          </table:table-cell>
          <table:table-cell office:value-type="float" office:value="0.00234702391297407" calcext:value-type="float">
            <text:p>0.00234702391297407</text:p>
          </table:table-cell>
          <table:table-cell office:value-type="float" office:value="0.000127151664793104" calcext:value-type="float">
            <text:p>0.000127151664793104</text:p>
          </table:table-cell>
          <table:table-cell office:value-type="float" office:value="0.00300257138065672" calcext:value-type="float">
            <text:p>0.00300257138065672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153309265841" calcext:value-type="float">
            <text:p>0.115153309265841</text:p>
          </table:table-cell>
          <table:table-cell office:value-type="float" office:value="0.114554885229078" calcext:value-type="float">
            <text:p>0.114554885229078</text:p>
          </table:table-cell>
          <table:table-cell office:value-type="float" office:value="0.115609913352372" calcext:value-type="float">
            <text:p>0.115609913352372</text:p>
          </table:table-cell>
          <table:table-cell office:value-type="float" office:value="0.000675914551063806" calcext:value-type="float">
            <text:p>0.000675914551063806</text:p>
          </table:table-cell>
          <table:table-cell office:value-type="float" office:value="0.000453222279721888" calcext:value-type="float">
            <text:p>0.000453222279721888</text:p>
          </table:table-cell>
          <table:table-cell office:value-type="float" office:value="0.000863501383608822" calcext:value-type="float">
            <text:p>0.000863501383608822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81411273853776" calcext:value-type="float">
            <text:p>0.381411273853776</text:p>
          </table:table-cell>
          <table:table-cell office:value-type="float" office:value="0.380758078375038" calcext:value-type="float">
            <text:p>0.380758078375038</text:p>
          </table:table-cell>
          <table:table-cell office:value-type="float" office:value="0.3821713585628" calcext:value-type="float">
            <text:p>0.3821713585628</text:p>
          </table:table-cell>
          <table:table-cell office:value-type="float" office:value="0.000768154526151936" calcext:value-type="float">
            <text:p>0.000768154526151936</text:p>
          </table:table-cell>
          <table:table-cell office:value-type="float" office:value="0.0000507809887874761" calcext:value-type="float">
            <text:p>5.07809887874761E-05</text:p>
          </table:table-cell>
          <table:table-cell office:value-type="float" office:value="0.00107101659953067" calcext:value-type="float">
            <text:p>0.00107101659953067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62092722250253" calcext:value-type="float">
            <text:p>0.0962092722250253</text:p>
          </table:table-cell>
          <table:table-cell office:value-type="float" office:value="0.0960453777013061" calcext:value-type="float">
            <text:p>0.0960453777013061</text:p>
          </table:table-cell>
          <table:table-cell office:value-type="float" office:value="0.0963780689314694" calcext:value-type="float">
            <text:p>0.0963780689314694</text:p>
          </table:table-cell>
          <table:table-cell office:value-type="float" office:value="0.000207464480785346" calcext:value-type="float">
            <text:p>0.000207464480785346</text:p>
          </table:table-cell>
          <table:table-cell office:value-type="float" office:value="0.0000649347446431625" calcext:value-type="float">
            <text:p>6.49347446431625E-05</text:p>
          </table:table-cell>
          <table:table-cell office:value-type="float" office:value="0.000340796922213403" calcext:value-type="float">
            <text:p>0.000340796922213403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10074187513841" calcext:value-type="float">
            <text:p>0.0910074187513841</text:p>
          </table:table-cell>
          <table:table-cell office:value-type="float" office:value="0.0884318187262859" calcext:value-type="float">
            <text:p>0.0884318187262859</text:p>
          </table:table-cell>
          <table:table-cell office:value-type="float" office:value="0.0920517299150171" calcext:value-type="float">
            <text:p>0.0920517299150171</text:p>
          </table:table-cell>
          <table:table-cell office:value-type="float" office:value="0.00235381265920098" calcext:value-type="float">
            <text:p>0.00235381265920098</text:p>
          </table:table-cell>
          <table:table-cell office:value-type="float" office:value="0.00037976633051501" calcext:value-type="float">
            <text:p>0.00037976633051501</text:p>
          </table:table-cell>
          <table:table-cell office:value-type="float" office:value="0.00376540747995659" calcext:value-type="float">
            <text:p>0.00376540747995659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3216758930056" calcext:value-type="float">
            <text:p>0.0373216758930056</text:p>
          </table:table-cell>
          <table:table-cell office:value-type="float" office:value="0.0372385841622392" calcext:value-type="float">
            <text:p>0.0372385841622392</text:p>
          </table:table-cell>
          <table:table-cell office:value-type="float" office:value="0.0375046307923534" calcext:value-type="float">
            <text:p>0.0375046307923534</text:p>
          </table:table-cell>
          <table:table-cell office:value-type="float" office:value="0.00018183431328539" calcext:value-type="float">
            <text:p>0.00018183431328539</text:p>
          </table:table-cell>
          <table:table-cell office:value-type="float" office:value="0.0000830208515297924" calcext:value-type="float">
            <text:p>8.30208515297924E-05</text:p>
          </table:table-cell>
          <table:table-cell office:value-type="float" office:value="0.00031419755181311" calcext:value-type="float">
            <text:p>0.00031419755181311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756678891448272" calcext:value-type="float">
            <text:p>0.0756678891448272</text:p>
          </table:table-cell>
          <table:table-cell office:value-type="float" office:value="0.0726811224610138" calcext:value-type="float">
            <text:p>0.0726811224610138</text:p>
          </table:table-cell>
          <table:table-cell office:value-type="float" office:value="0.0773038539832053" calcext:value-type="float">
            <text:p>0.0773038539832053</text:p>
          </table:table-cell>
          <table:table-cell office:value-type="float" office:value="0.00289521052374874" calcext:value-type="float">
            <text:p>0.00289521052374874</text:p>
          </table:table-cell>
          <table:table-cell office:value-type="float" office:value="0.00151592551222534" calcext:value-type="float">
            <text:p>0.00151592551222534</text:p>
          </table:table-cell>
          <table:table-cell office:value-type="float" office:value="0.00465892790830791" calcext:value-type="float">
            <text:p>0.00465892790830791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08829356990749" calcext:value-type="float">
            <text:p>0.0408829356990749</text:p>
          </table:table-cell>
          <table:table-cell office:value-type="float" office:value="0.040809023892175" calcext:value-type="float">
            <text:p>0.040809023892175</text:p>
          </table:table-cell>
          <table:table-cell office:value-type="float" office:value="0.0409745529114023" calcext:value-type="float">
            <text:p>0.0409745529114023</text:p>
          </table:table-cell>
          <table:table-cell office:value-type="float" office:value="0.000135409083222598" calcext:value-type="float">
            <text:p>0.000135409083222598</text:p>
          </table:table-cell>
          <table:table-cell office:value-type="float" office:value="0.00005940781281912" calcext:value-type="float">
            <text:p>5.940781281912E-05</text:p>
          </table:table-cell>
          <table:table-cell office:value-type="float" office:value="0.000201919918363558" calcext:value-type="float">
            <text:p>0.000201919918363558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5557824403463" calcext:value-type="float">
            <text:p>0.105557824403463</text:p>
          </table:table-cell>
          <table:table-cell office:value-type="float" office:value="0.104686634334953" calcext:value-type="float">
            <text:p>0.104686634334953</text:p>
          </table:table-cell>
          <table:table-cell office:value-type="float" office:value="0.107216796848605" calcext:value-type="float">
            <text:p>0.107216796848605</text:p>
          </table:table-cell>
          <table:table-cell office:value-type="float" office:value="0.00162457311691335" calcext:value-type="float">
            <text:p>0.00162457311691335</text:p>
          </table:table-cell>
          <table:table-cell office:value-type="float" office:value="0.00069236484833911" calcext:value-type="float">
            <text:p>0.00069236484833911</text:p>
          </table:table-cell>
          <table:table-cell office:value-type="float" office:value="0.00262666101672215" calcext:value-type="float">
            <text:p>0.00262666101672215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75746907235202" calcext:value-type="float">
            <text:p>0.0375746907235202</text:p>
          </table:table-cell>
          <table:table-cell office:value-type="float" office:value="0.0374980965118878" calcext:value-type="float">
            <text:p>0.0374980965118878</text:p>
          </table:table-cell>
          <table:table-cell office:value-type="float" office:value="0.037764656082986" calcext:value-type="float">
            <text:p>0.037764656082986</text:p>
          </table:table-cell>
          <table:table-cell office:value-type="float" office:value="0.000202804881302471" calcext:value-type="float">
            <text:p>0.000202804881302471</text:p>
          </table:table-cell>
          <table:table-cell office:value-type="float" office:value="0.0000680556410443529" calcext:value-type="float">
            <text:p>6.80556410443529E-05</text:p>
          </table:table-cell>
          <table:table-cell office:value-type="float" office:value="0.000362295238720843" calcext:value-type="float">
            <text:p>0.000362295238720843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8299075397347" calcext:value-type="float">
            <text:p>0.128299075397347</text:p>
          </table:table-cell>
          <table:table-cell office:value-type="float" office:value="0.126320990062216" calcext:value-type="float">
            <text:p>0.126320990062216</text:p>
          </table:table-cell>
          <table:table-cell office:value-type="float" office:value="0.130826804727327" calcext:value-type="float">
            <text:p>0.130826804727327</text:p>
          </table:table-cell>
          <table:table-cell office:value-type="float" office:value="0.00281783685670101" calcext:value-type="float">
            <text:p>0.00281783685670101</text:p>
          </table:table-cell>
          <table:table-cell office:value-type="float" office:value="0.00140798973900733" calcext:value-type="float">
            <text:p>0.00140798973900733</text:p>
          </table:table-cell>
          <table:table-cell office:value-type="float" office:value="0.00362977005266467" calcext:value-type="float">
            <text:p>0.00362977005266467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34397249823371" calcext:value-type="float">
            <text:p>0.0434397249823371</text:p>
          </table:table-cell>
          <table:table-cell office:value-type="float" office:value="0.0388434994675273" calcext:value-type="float">
            <text:p>0.0388434994675273</text:p>
          </table:table-cell>
          <table:table-cell office:value-type="float" office:value="0.0520759705988469" calcext:value-type="float">
            <text:p>0.0520759705988469</text:p>
          </table:table-cell>
          <table:table-cell office:value-type="float" office:value="0.0101355445712123" calcext:value-type="float">
            <text:p>0.0101355445712123</text:p>
          </table:table-cell>
          <table:table-cell office:value-type="float" office:value="0.0054597552035597" calcext:value-type="float">
            <text:p>0.0054597552035597</text:p>
          </table:table-cell>
          <table:table-cell office:value-type="float" office:value="0.0144383063506824" calcext:value-type="float">
            <text:p>0.0144383063506824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3270404544411" calcext:value-type="float">
            <text:p>0.203270404544411</text:p>
          </table:table-cell>
          <table:table-cell office:value-type="float" office:value="0.199208622566827" calcext:value-type="float">
            <text:p>0.199208622566827</text:p>
          </table:table-cell>
          <table:table-cell office:value-type="float" office:value="0.204925735110717" calcext:value-type="float">
            <text:p>0.204925735110717</text:p>
          </table:table-cell>
          <table:table-cell office:value-type="float" office:value="0.00319372350808678" calcext:value-type="float">
            <text:p>0.00319372350808678</text:p>
          </table:table-cell>
          <table:table-cell office:value-type="float" office:value="0.000361708728777319" calcext:value-type="float">
            <text:p>0.000361708728777319</text:p>
          </table:table-cell>
          <table:table-cell office:value-type="float" office:value="0.00453189876681209" calcext:value-type="float">
            <text:p>0.00453189876681209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47239324224395" calcext:value-type="float">
            <text:p>0.0647239324224395</text:p>
          </table:table-cell>
          <table:table-cell office:value-type="float" office:value="0.0645396878990944" calcext:value-type="float">
            <text:p>0.0645396878990944</text:p>
          </table:table-cell>
          <table:table-cell office:value-type="float" office:value="0.0650006467335819" calcext:value-type="float">
            <text:p>0.0650006467335819</text:p>
          </table:table-cell>
          <table:table-cell office:value-type="float" office:value="0.00028012610602521" calcext:value-type="float">
            <text:p>0.00028012610602521</text:p>
          </table:table-cell>
          <table:table-cell office:value-type="float" office:value="0.000160411333936664" calcext:value-type="float">
            <text:p>0.000160411333936664</text:p>
          </table:table-cell>
          <table:table-cell office:value-type="float" office:value="0.000407570159947777" calcext:value-type="float">
            <text:p>0.000407570159947777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197137790206074" calcext:value-type="float">
            <text:p>0.197137790206074</text:p>
          </table:table-cell>
          <table:table-cell office:value-type="float" office:value="0.196057602999038" calcext:value-type="float">
            <text:p>0.196057602999038</text:p>
          </table:table-cell>
          <table:table-cell office:value-type="float" office:value="0.198207462234859" calcext:value-type="float">
            <text:p>0.198207462234859</text:p>
          </table:table-cell>
          <table:table-cell office:value-type="float" office:value="0.00120287539910322" calcext:value-type="float">
            <text:p>0.00120287539910322</text:p>
          </table:table-cell>
          <table:table-cell office:value-type="float" office:value="0.000561840783604961" calcext:value-type="float">
            <text:p>0.000561840783604961</text:p>
          </table:table-cell>
          <table:table-cell office:value-type="float" office:value="0.00164494229708788" calcext:value-type="float">
            <text:p>0.0016449422970878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91607564115279" calcext:value-type="float">
            <text:p>0.0691607564115279</text:p>
          </table:table-cell>
          <table:table-cell office:value-type="float" office:value="0.0689415093605283" calcext:value-type="float">
            <text:p>0.0689415093605283</text:p>
          </table:table-cell>
          <table:table-cell office:value-type="float" office:value="0.0694704702948421" calcext:value-type="float">
            <text:p>0.0694704702948421</text:p>
          </table:table-cell>
          <table:table-cell office:value-type="float" office:value="0.000337803117022307" calcext:value-type="float">
            <text:p>0.000337803117022307</text:p>
          </table:table-cell>
          <table:table-cell office:value-type="float" office:value="0.000190617753575602" calcext:value-type="float">
            <text:p>0.000190617753575602</text:p>
          </table:table-cell>
          <table:table-cell office:value-type="float" office:value="0.000478709912213195" calcext:value-type="float">
            <text:p>0.00047870991221319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191973596719476" calcext:value-type="float">
            <text:p>0.191973596719476</text:p>
          </table:table-cell>
          <table:table-cell office:value-type="float" office:value="0.182656406763373" calcext:value-type="float">
            <text:p>0.182656406763373</text:p>
          </table:table-cell>
          <table:table-cell office:value-type="float" office:value="0.195803161014737" calcext:value-type="float">
            <text:p>0.195803161014737</text:p>
          </table:table-cell>
          <table:table-cell office:value-type="float" office:value="0.00755774221217035" calcext:value-type="float">
            <text:p>0.00755774221217035</text:p>
          </table:table-cell>
          <table:table-cell office:value-type="float" office:value="0.00103535827692653" calcext:value-type="float">
            <text:p>0.00103535827692653</text:p>
          </table:table-cell>
          <table:table-cell office:value-type="float" office:value="0.0105996058312783" calcext:value-type="float">
            <text:p>0.0105996058312783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44186300371603" calcext:value-type="float">
            <text:p>0.0744186300371603</text:p>
          </table:table-cell>
          <table:table-cell office:value-type="float" office:value="0.0742160594785363" calcext:value-type="float">
            <text:p>0.0742160594785363</text:p>
          </table:table-cell>
          <table:table-cell office:value-type="float" office:value="0.0748772743395744" calcext:value-type="float">
            <text:p>0.0748772743395744</text:p>
          </table:table-cell>
          <table:table-cell office:value-type="float" office:value="0.000352581706414866" calcext:value-type="float">
            <text:p>0.000352581706414866</text:p>
          </table:table-cell>
          <table:table-cell office:value-type="float" office:value="0.000157335946393688" calcext:value-type="float">
            <text:p>0.000157335946393688</text:p>
          </table:table-cell>
          <table:table-cell office:value-type="float" office:value="0.000518753911835163" calcext:value-type="float">
            <text:p>0.000518753911835163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63376848627862" calcext:value-type="float">
            <text:p>0.263376848627862</text:p>
          </table:table-cell>
          <table:table-cell office:value-type="float" office:value="0.250061331506489" calcext:value-type="float">
            <text:p>0.250061331506489</text:p>
          </table:table-cell>
          <table:table-cell office:value-type="float" office:value="0.270665451867292" calcext:value-type="float">
            <text:p>0.270665451867292</text:p>
          </table:table-cell>
          <table:table-cell office:value-type="float" office:value="0.0111864270924061" calcext:value-type="float">
            <text:p>0.0111864270924061</text:p>
          </table:table-cell>
          <table:table-cell office:value-type="float" office:value="0.00103776105751036" calcext:value-type="float">
            <text:p>0.00103776105751036</text:p>
          </table:table-cell>
          <table:table-cell office:value-type="float" office:value="0.0146192251017638" calcext:value-type="float">
            <text:p>0.0146192251017638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69323766446797" calcext:value-type="float">
            <text:p>0.0669323766446797</text:p>
          </table:table-cell>
          <table:table-cell office:value-type="float" office:value="0.0667897054609515" calcext:value-type="float">
            <text:p>0.0667897054609515</text:p>
          </table:table-cell>
          <table:table-cell office:value-type="float" office:value="0.0672488369368906" calcext:value-type="float">
            <text:p>0.0672488369368906</text:p>
          </table:table-cell>
          <table:table-cell office:value-type="float" office:value="0.000328526892414988" calcext:value-type="float">
            <text:p>0.000328526892414988</text:p>
          </table:table-cell>
          <table:table-cell office:value-type="float" office:value="0.000128997150236245" calcext:value-type="float">
            <text:p>0.000128997150236245</text:p>
          </table:table-cell>
          <table:table-cell office:value-type="float" office:value="0.000519451005614952" calcext:value-type="float">
            <text:p>0.000519451005614952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24943535411973" calcext:value-type="float">
            <text:p>0.324943535411973</text:p>
          </table:table-cell>
          <table:table-cell office:value-type="float" office:value="0.323616946666637" calcext:value-type="float">
            <text:p>0.323616946666637</text:p>
          </table:table-cell>
          <table:table-cell office:value-type="float" office:value="0.326650962197164" calcext:value-type="float">
            <text:p>0.326650962197164</text:p>
          </table:table-cell>
          <table:table-cell office:value-type="float" office:value="0.00154752915827914" calcext:value-type="float">
            <text:p>0.00154752915827914</text:p>
          </table:table-cell>
          <table:table-cell office:value-type="float" office:value="0.000454672957803125" calcext:value-type="float">
            <text:p>0.000454672957803125</text:p>
          </table:table-cell>
          <table:table-cell office:value-type="float" office:value="0.00193025781844233" calcext:value-type="float">
            <text:p>0.00193025781844233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6239983492322" calcext:value-type="float">
            <text:p>0.106239983492322</text:p>
          </table:table-cell>
          <table:table-cell office:value-type="float" office:value="0.1059415262261" calcext:value-type="float">
            <text:p>0.1059415262261</text:p>
          </table:table-cell>
          <table:table-cell office:value-type="float" office:value="0.106451455418827" calcext:value-type="float">
            <text:p>0.106451455418827</text:p>
          </table:table-cell>
          <table:table-cell office:value-type="float" office:value="0.000345470819975767" calcext:value-type="float">
            <text:p>0.000345470819975767</text:p>
          </table:table-cell>
          <table:table-cell office:value-type="float" office:value="0.000129983931105825" calcext:value-type="float">
            <text:p>0.000129983931105825</text:p>
          </table:table-cell>
          <table:table-cell office:value-type="float" office:value="0.000566770847907736" calcext:value-type="float">
            <text:p>0.000566770847907736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0336905626203" calcext:value-type="float">
            <text:p>0.360336905626203</text:p>
          </table:table-cell>
          <table:table-cell office:value-type="float" office:value="0.359073493502365" calcext:value-type="float">
            <text:p>0.359073493502365</text:p>
          </table:table-cell>
          <table:table-cell office:value-type="float" office:value="0.361310624751544" calcext:value-type="float">
            <text:p>0.361310624751544</text:p>
          </table:table-cell>
          <table:table-cell office:value-type="float" office:value="0.00104435246167673" calcext:value-type="float">
            <text:p>0.00104435246167673</text:p>
          </table:table-cell>
          <table:table-cell office:value-type="float" office:value="0.0000289044998377508" calcext:value-type="float">
            <text:p>2.89044998377508E-05</text:p>
          </table:table-cell>
          <table:table-cell office:value-type="float" office:value="0.0014763530541404" calcext:value-type="float">
            <text:p>0.0014763530541404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07053049583671" calcext:value-type="float">
            <text:p>0.107053049583671</text:p>
          </table:table-cell>
          <table:table-cell office:value-type="float" office:value="0.106806618818114" calcext:value-type="float">
            <text:p>0.106806618818114</text:p>
          </table:table-cell>
          <table:table-cell office:value-type="float" office:value="0.107176086002649" calcext:value-type="float">
            <text:p>0.107176086002649</text:p>
          </table:table-cell>
          <table:table-cell office:value-type="float" office:value="0.000205387641658474" calcext:value-type="float">
            <text:p>0.000205387641658474</text:p>
          </table:table-cell>
          <table:table-cell office:value-type="float" office:value="0.000102947841501412" calcext:value-type="float">
            <text:p>0.000102947841501412</text:p>
          </table:table-cell>
          <table:table-cell office:value-type="float" office:value="0.000311453926014575" calcext:value-type="float">
            <text:p>0.00031145392601457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414371269999265" calcext:value-type="float">
            <text:p>0.414371269999265</text:p>
          </table:table-cell>
          <table:table-cell office:value-type="float" office:value="0.413247721250173" calcext:value-type="float">
            <text:p>0.413247721250173</text:p>
          </table:table-cell>
          <table:table-cell office:value-type="float" office:value="0.416471256998193" calcext:value-type="float">
            <text:p>0.416471256998193</text:p>
          </table:table-cell>
          <table:table-cell office:value-type="float" office:value="0.00147227922140874" calcext:value-type="float">
            <text:p>0.00147227922140874</text:p>
          </table:table-cell>
          <table:table-cell office:value-type="float" office:value="0.000240588999986358" calcext:value-type="float">
            <text:p>0.000240588999986358</text:p>
          </table:table-cell>
          <table:table-cell office:value-type="float" office:value="0.00195227067411589" calcext:value-type="float">
            <text:p>0.00195227067411589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34935788315152" calcext:value-type="float">
            <text:p>0.0934935788315152</text:p>
          </table:table-cell>
          <table:table-cell office:value-type="float" office:value="0.0933484229567465" calcext:value-type="float">
            <text:p>0.0933484229567465</text:p>
          </table:table-cell>
          <table:table-cell office:value-type="float" office:value="0.0936366737744125" calcext:value-type="float">
            <text:p>0.0936366737744125</text:p>
          </table:table-cell>
          <table:table-cell office:value-type="float" office:value="0.0001968917376914" calcext:value-type="float">
            <text:p>0.0001968917376914</text:p>
          </table:table-cell>
          <table:table-cell office:value-type="float" office:value="0.000121644086374027" calcext:value-type="float">
            <text:p>0.000121644086374027</text:p>
          </table:table-cell>
          <table:table-cell office:value-type="float" office:value="0.000257574746934738" calcext:value-type="float">
            <text:p>0.000257574746934738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105363416176698" calcext:value-type="float">
            <text:p>0.105363416176698</text:p>
          </table:table-cell>
          <table:table-cell office:value-type="float" office:value="0.101473871266341" calcext:value-type="float">
            <text:p>0.101473871266341</text:p>
          </table:table-cell>
          <table:table-cell office:value-type="float" office:value="0.108128894163343" calcext:value-type="float">
            <text:p>0.108128894163343</text:p>
          </table:table-cell>
          <table:table-cell office:value-type="float" office:value="0.00448780500051992" calcext:value-type="float">
            <text:p>0.00448780500051992</text:p>
          </table:table-cell>
          <table:table-cell office:value-type="float" office:value="0.00198242620111381" calcext:value-type="float">
            <text:p>0.00198242620111381</text:p>
          </table:table-cell>
          <table:table-cell office:value-type="float" office:value="0.00607878473431019" calcext:value-type="float">
            <text:p>0.00607878473431019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285912405799252" calcext:value-type="float">
            <text:p>0.0285912405799252</text:p>
          </table:table-cell>
          <table:table-cell office:value-type="float" office:value="0.02852802086946" calcext:value-type="float">
            <text:p>0.02852802086946</text:p>
          </table:table-cell>
          <table:table-cell office:value-type="float" office:value="0.0287521607578676" calcext:value-type="float">
            <text:p>0.0287521607578676</text:p>
          </table:table-cell>
          <table:table-cell office:value-type="float" office:value="0.000179086035572441" calcext:value-type="float">
            <text:p>0.000179086035572441</text:p>
          </table:table-cell>
          <table:table-cell office:value-type="float" office:value="0.0000628893743339565" calcext:value-type="float">
            <text:p>6.28893743339565E-05</text:p>
          </table:table-cell>
          <table:table-cell office:value-type="float" office:value="0.000337555562385432" calcext:value-type="float">
            <text:p>0.000337555562385432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717541152966" calcext:value-type="float">
            <text:p>0.09717541152966</text:p>
          </table:table-cell>
          <table:table-cell office:value-type="float" office:value="0.0922374210002385" calcext:value-type="float">
            <text:p>0.0922374210002385</text:p>
          </table:table-cell>
          <table:table-cell office:value-type="float" office:value="0.0988390703365016" calcext:value-type="float">
            <text:p>0.0988390703365016</text:p>
          </table:table-cell>
          <table:table-cell office:value-type="float" office:value="0.00346445310089575" calcext:value-type="float">
            <text:p>0.00346445310089575</text:p>
          </table:table-cell>
          <table:table-cell office:value-type="float" office:value="0.000740334865905995" calcext:value-type="float">
            <text:p>0.000740334865905995</text:p>
          </table:table-cell>
          <table:table-cell office:value-type="float" office:value="0.00553753820104894" calcext:value-type="float">
            <text:p>0.00553753820104894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66399181706924" calcext:value-type="float">
            <text:p>0.0366399181706924</text:p>
          </table:table-cell>
          <table:table-cell office:value-type="float" office:value="0.036568853610337" calcext:value-type="float">
            <text:p>0.036568853610337</text:p>
          </table:table-cell>
          <table:table-cell office:value-type="float" office:value="0.036707747535456" calcext:value-type="float">
            <text:p>0.036707747535456</text:p>
          </table:table-cell>
          <table:table-cell office:value-type="float" office:value="0.000118398833200548" calcext:value-type="float">
            <text:p>0.000118398833200548</text:p>
          </table:table-cell>
          <table:table-cell office:value-type="float" office:value="0.0000795478701371466" calcext:value-type="float">
            <text:p>7.95478701371466E-05</text:p>
          </table:table-cell>
          <table:table-cell office:value-type="float" office:value="0.000166536681650819" calcext:value-type="float">
            <text:p>0.000166536681650819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995325605903106" calcext:value-type="float">
            <text:p>0.0995325605903106</text:p>
          </table:table-cell>
          <table:table-cell office:value-type="float" office:value="0.098827680984267" calcext:value-type="float">
            <text:p>0.098827680984267</text:p>
          </table:table-cell>
          <table:table-cell office:value-type="float" office:value="0.101228730600741" calcext:value-type="float">
            <text:p>0.101228730600741</text:p>
          </table:table-cell>
          <table:table-cell office:value-type="float" office:value="0.00161172007837684" calcext:value-type="float">
            <text:p>0.00161172007837684</text:p>
          </table:table-cell>
          <table:table-cell office:value-type="float" office:value="0.000290796725634226" calcext:value-type="float">
            <text:p>0.000290796725634226</text:p>
          </table:table-cell>
          <table:table-cell office:value-type="float" office:value="0.00262836456270187" calcext:value-type="float">
            <text:p>0.00262836456270187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42458386992103" calcext:value-type="float">
            <text:p>0.0342458386992103</text:p>
          </table:table-cell>
          <table:table-cell office:value-type="float" office:value="0.0341780424300023" calcext:value-type="float">
            <text:p>0.0341780424300023</text:p>
          </table:table-cell>
          <table:table-cell office:value-type="float" office:value="0.0343987268305672" calcext:value-type="float">
            <text:p>0.0343987268305672</text:p>
          </table:table-cell>
          <table:table-cell office:value-type="float" office:value="0.000181312514772054" calcext:value-type="float">
            <text:p>0.000181312514772054</text:p>
          </table:table-cell>
          <table:table-cell office:value-type="float" office:value="0.0000630270605100452" calcext:value-type="float">
            <text:p>6.30270605100452E-05</text:p>
          </table:table-cell>
          <table:table-cell office:value-type="float" office:value="0.000315609901588576" calcext:value-type="float">
            <text:p>0.000315609901588576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7725181270259" calcext:value-type="float">
            <text:p>0.127725181270259</text:p>
          </table:table-cell>
          <table:table-cell office:value-type="float" office:value="0.122274111866058" calcext:value-type="float">
            <text:p>0.122274111866058</text:p>
          </table:table-cell>
          <table:table-cell office:value-type="float" office:value="0.130054256367441" calcext:value-type="float">
            <text:p>0.130054256367441</text:p>
          </table:table-cell>
          <table:table-cell office:value-type="float" office:value="0.00446770315652367" calcext:value-type="float">
            <text:p>0.00446770315652367</text:p>
          </table:table-cell>
          <table:table-cell office:value-type="float" office:value="0.000707328224372613" calcext:value-type="float">
            <text:p>0.000707328224372613</text:p>
          </table:table-cell>
          <table:table-cell office:value-type="float" office:value="0.00666579960190776" calcext:value-type="float">
            <text:p>0.0066657996019077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66420159217549" calcext:value-type="float">
            <text:p>0.0566420159217549</text:p>
          </table:table-cell>
          <table:table-cell office:value-type="float" office:value="0.0460095636978506" calcext:value-type="float">
            <text:p>0.0460095636978506</text:p>
          </table:table-cell>
          <table:table-cell office:value-type="float" office:value="0.072706031497663" calcext:value-type="float">
            <text:p>0.072706031497663</text:p>
          </table:table-cell>
          <table:table-cell office:value-type="float" office:value="0.0174935409805005" calcext:value-type="float">
            <text:p>0.0174935409805005</text:p>
          </table:table-cell>
          <table:table-cell office:value-type="float" office:value="0.010544879089456" calcext:value-type="float">
            <text:p>0.010544879089456</text:p>
          </table:table-cell>
          <table:table-cell office:value-type="float" office:value="0.0248438401855817" calcext:value-type="float">
            <text:p>0.024843840185581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8543843135594" calcext:value-type="float">
            <text:p>0.178543843135594</text:p>
          </table:table-cell>
          <table:table-cell office:value-type="float" office:value="0.177569664499363" calcext:value-type="float">
            <text:p>0.177569664499363</text:p>
          </table:table-cell>
          <table:table-cell office:value-type="float" office:value="0.179127978077223" calcext:value-type="float">
            <text:p>0.179127978077223</text:p>
          </table:table-cell>
          <table:table-cell office:value-type="float" office:value="0.000809008922647962" calcext:value-type="float">
            <text:p>0.000809008922647962</text:p>
          </table:table-cell>
          <table:table-cell office:value-type="float" office:value="0.000387964759793312" calcext:value-type="float">
            <text:p>0.000387964759793312</text:p>
          </table:table-cell>
          <table:table-cell office:value-type="float" office:value="0.00117210038520016" calcext:value-type="float">
            <text:p>0.00117210038520016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3551115755624" calcext:value-type="float">
            <text:p>0.0733551115755624</text:p>
          </table:table-cell>
          <table:table-cell office:value-type="float" office:value="0.0731370848997644" calcext:value-type="float">
            <text:p>0.0731370848997644</text:p>
          </table:table-cell>
          <table:table-cell office:value-type="float" office:value="0.0735078386496831" calcext:value-type="float">
            <text:p>0.0735078386496831</text:p>
          </table:table-cell>
          <table:table-cell office:value-type="float" office:value="0.000247258607171259" calcext:value-type="float">
            <text:p>0.000247258607171259</text:p>
          </table:table-cell>
          <table:table-cell office:value-type="float" office:value="0.000152976173505594" calcext:value-type="float">
            <text:p>0.000152976173505594</text:p>
          </table:table-cell>
          <table:table-cell office:value-type="float" office:value="0.000347637429476205" calcext:value-type="float">
            <text:p>0.000347637429476205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197562299104377" calcext:value-type="float">
            <text:p>0.197562299104377</text:p>
          </table:table-cell>
          <table:table-cell office:value-type="float" office:value="0.179875465555799" calcext:value-type="float">
            <text:p>0.179875465555799</text:p>
          </table:table-cell>
          <table:table-cell office:value-type="float" office:value="0.202648997649036" calcext:value-type="float">
            <text:p>0.202648997649036</text:p>
          </table:table-cell>
          <table:table-cell office:value-type="float" office:value="0.0106462294495932" calcext:value-type="float">
            <text:p>0.0106462294495932</text:p>
          </table:table-cell>
          <table:table-cell office:value-type="float" office:value="0.000539822672322481" calcext:value-type="float">
            <text:p>0.000539822672322481</text:p>
          </table:table-cell>
          <table:table-cell office:value-type="float" office:value="0.0150658943775036" calcext:value-type="float">
            <text:p>0.0150658943775036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05309523808837" calcext:value-type="float">
            <text:p>0.0705309523808837</text:p>
          </table:table-cell>
          <table:table-cell office:value-type="float" office:value="0.0703012991369128" calcext:value-type="float">
            <text:p>0.0703012991369128</text:p>
          </table:table-cell>
          <table:table-cell office:value-type="float" office:value="0.0711566313456746" calcext:value-type="float">
            <text:p>0.0711566313456746</text:p>
          </table:table-cell>
          <table:table-cell office:value-type="float" office:value="0.000490708760684533" calcext:value-type="float">
            <text:p>0.000490708760684533</text:p>
          </table:table-cell>
          <table:table-cell office:value-type="float" office:value="0.000190794723699913" calcext:value-type="float">
            <text:p>0.000190794723699913</text:p>
          </table:table-cell>
          <table:table-cell office:value-type="float" office:value="0.000808335110209086" calcext:value-type="float">
            <text:p>0.000808335110209086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0060657290758" calcext:value-type="float">
            <text:p>0.230060657290758</text:p>
          </table:table-cell>
          <table:table-cell office:value-type="float" office:value="0.228409021194319" calcext:value-type="float">
            <text:p>0.228409021194319</text:p>
          </table:table-cell>
          <table:table-cell office:value-type="float" office:value="0.231671866330645" calcext:value-type="float">
            <text:p>0.231671866330645</text:p>
          </table:table-cell>
          <table:table-cell office:value-type="float" office:value="0.00177233203186068" calcext:value-type="float">
            <text:p>0.00177233203186068</text:p>
          </table:table-cell>
          <table:table-cell office:value-type="float" office:value="0.000934311263502167" calcext:value-type="float">
            <text:p>0.000934311263502167</text:p>
          </table:table-cell>
          <table:table-cell office:value-type="float" office:value="0.00241954614558342" calcext:value-type="float">
            <text:p>0.00241954614558342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35225122964006" calcext:value-type="float">
            <text:p>0.0635225122964006</text:p>
          </table:table-cell>
          <table:table-cell office:value-type="float" office:value="0.0634538384345966" calcext:value-type="float">
            <text:p>0.0634538384345966</text:p>
          </table:table-cell>
          <table:table-cell office:value-type="float" office:value="0.0635886116360504" calcext:value-type="float">
            <text:p>0.0635886116360504</text:p>
          </table:table-cell>
          <table:table-cell office:value-type="float" office:value="0.000102364478076152" calcext:value-type="float">
            <text:p>0.000102364478076152</text:p>
          </table:table-cell>
          <table:table-cell office:value-type="float" office:value="0.0000653726236984122" calcext:value-type="float">
            <text:p>6.53726236984122E-05</text:p>
          </table:table-cell>
          <table:table-cell office:value-type="float" office:value="0.000159679112478988" calcext:value-type="float">
            <text:p>0.00015967911247898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1324299899465" calcext:value-type="float">
            <text:p>0.221324299899465</text:p>
          </table:table-cell>
          <table:table-cell office:value-type="float" office:value="0.219677486998787" calcext:value-type="float">
            <text:p>0.219677486998787</text:p>
          </table:table-cell>
          <table:table-cell office:value-type="float" office:value="0.222410195926447" calcext:value-type="float">
            <text:p>0.222410195926447</text:p>
          </table:table-cell>
          <table:table-cell office:value-type="float" office:value="0.0014417624716818" calcext:value-type="float">
            <text:p>0.0014417624716818</text:p>
          </table:table-cell>
          <table:table-cell office:value-type="float" office:value="0.000568612338046486" calcext:value-type="float">
            <text:p>0.000568612338046486</text:p>
          </table:table-cell>
          <table:table-cell office:value-type="float" office:value="0.00230507039072914" calcext:value-type="float">
            <text:p>0.00230507039072914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84309885358683" calcext:value-type="float">
            <text:p>0.0684309885358683</text:p>
          </table:table-cell>
          <table:table-cell office:value-type="float" office:value="0.0682861813838831" calcext:value-type="float">
            <text:p>0.0682861813838831</text:p>
          </table:table-cell>
          <table:table-cell office:value-type="float" office:value="0.0687313923345257" calcext:value-type="float">
            <text:p>0.0687313923345257</text:p>
          </table:table-cell>
          <table:table-cell office:value-type="float" office:value="0.000265637176337913" calcext:value-type="float">
            <text:p>0.000265637176337913</text:p>
          </table:table-cell>
          <table:table-cell office:value-type="float" office:value="0.000132156653233439" calcext:value-type="float">
            <text:p>0.000132156653233439</text:p>
          </table:table-cell>
          <table:table-cell office:value-type="float" office:value="0.000391084348077108" calcext:value-type="float">
            <text:p>0.000391084348077108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5434688526172" calcext:value-type="float">
            <text:p>0.285434688526172</text:p>
          </table:table-cell>
          <table:table-cell office:value-type="float" office:value="0.284534189439655" calcext:value-type="float">
            <text:p>0.284534189439655</text:p>
          </table:table-cell>
          <table:table-cell office:value-type="float" office:value="0.285930583801019" calcext:value-type="float">
            <text:p>0.285930583801019</text:p>
          </table:table-cell>
          <table:table-cell office:value-type="float" office:value="0.000738050916095187" calcext:value-type="float">
            <text:p>0.000738050916095187</text:p>
          </table:table-cell>
          <table:table-cell office:value-type="float" office:value="0.000155848703243259" calcext:value-type="float">
            <text:p>0.000155848703243259</text:p>
          </table:table-cell>
          <table:table-cell office:value-type="float" office:value="0.00103397021523637" calcext:value-type="float">
            <text:p>0.00103397021523637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6573676181314" calcext:value-type="float">
            <text:p>0.116573676181314</text:p>
          </table:table-cell>
          <table:table-cell office:value-type="float" office:value="0.116189157302285" calcext:value-type="float">
            <text:p>0.116189157302285</text:p>
          </table:table-cell>
          <table:table-cell office:value-type="float" office:value="0.116783217235311" calcext:value-type="float">
            <text:p>0.116783217235311</text:p>
          </table:table-cell>
          <table:table-cell office:value-type="float" office:value="0.000382130295649278" calcext:value-type="float">
            <text:p>0.000382130295649278</text:p>
          </table:table-cell>
          <table:table-cell office:value-type="float" office:value="0.000157303570321211" calcext:value-type="float">
            <text:p>0.000157303570321211</text:p>
          </table:table-cell>
          <table:table-cell office:value-type="float" office:value="0.000581166007954578" calcext:value-type="float">
            <text:p>0.000581166007954578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99788920584494" calcext:value-type="float">
            <text:p>0.399788920584494</text:p>
          </table:table-cell>
          <table:table-cell office:value-type="float" office:value="0.398373745708947" calcext:value-type="float">
            <text:p>0.398373745708947</text:p>
          </table:table-cell>
          <table:table-cell office:value-type="float" office:value="0.402444199004094" calcext:value-type="float">
            <text:p>0.402444199004094</text:p>
          </table:table-cell>
          <table:table-cell office:value-type="float" office:value="0.00187473649875082" calcext:value-type="float">
            <text:p>0.00187473649875082</text:p>
          </table:table-cell>
          <table:table-cell office:value-type="float" office:value="0.000227668416603904" calcext:value-type="float">
            <text:p>0.000227668416603904</text:p>
          </table:table-cell>
          <table:table-cell office:value-type="float" office:value="0.00241579951648308" calcext:value-type="float">
            <text:p>0.00241579951648308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94022513210115" calcext:value-type="float">
            <text:p>0.0994022513210115</text:p>
          </table:table-cell>
          <table:table-cell office:value-type="float" office:value="0.0991985566146808" calcext:value-type="float">
            <text:p>0.0991985566146808</text:p>
          </table:table-cell>
          <table:table-cell office:value-type="float" office:value="0.0997065985658408" calcext:value-type="float">
            <text:p>0.0997065985658408</text:p>
          </table:table-cell>
          <table:table-cell office:value-type="float" office:value="0.000318925770338392" calcext:value-type="float">
            <text:p>0.000318925770338392</text:p>
          </table:table-cell>
          <table:table-cell office:value-type="float" office:value="0.000169905887371309" calcext:value-type="float">
            <text:p>0.000169905887371309</text:p>
          </table:table-cell>
          <table:table-cell office:value-type="float" office:value="0.000411671067972052" calcext:value-type="float">
            <text:p>0.000411671067972052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3787460561543" calcext:value-type="float">
            <text:p>0.343787460561543</text:p>
          </table:table-cell>
          <table:table-cell office:value-type="float" office:value="0.342071901249255" calcext:value-type="float">
            <text:p>0.342071901249255</text:p>
          </table:table-cell>
          <table:table-cell office:value-type="float" office:value="0.345218188747822" calcext:value-type="float">
            <text:p>0.345218188747822</text:p>
          </table:table-cell>
          <table:table-cell office:value-type="float" office:value="0.00173483190610523" calcext:value-type="float">
            <text:p>0.00173483190610523</text:p>
          </table:table-cell>
          <table:table-cell office:value-type="float" office:value="0.000123155125038465" calcext:value-type="float">
            <text:p>0.000123155125038465</text:p>
          </table:table-cell>
          <table:table-cell office:value-type="float" office:value="0.00242201324566034" calcext:value-type="float">
            <text:p>0.00242201324566034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99873173290527" calcext:value-type="float">
            <text:p>0.0999873173290527</text:p>
          </table:table-cell>
          <table:table-cell office:value-type="float" office:value="0.0997440725603897" calcext:value-type="float">
            <text:p>0.0997440725603897</text:p>
          </table:table-cell>
          <table:table-cell office:value-type="float" office:value="0.10025819820927" calcext:value-type="float">
            <text:p>0.10025819820927</text:p>
          </table:table-cell>
          <table:table-cell office:value-type="float" office:value="0.000279084029927614" calcext:value-type="float">
            <text:p>0.000279084029927614</text:p>
          </table:table-cell>
          <table:table-cell office:value-type="float" office:value="0.000179055342303349" calcext:value-type="float">
            <text:p>0.000179055342303349</text:p>
          </table:table-cell>
          <table:table-cell office:value-type="float" office:value="0.000377480443885227" calcext:value-type="float">
            <text:p>0.000377480443885227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627604073597086" calcext:value-type="float">
            <text:p>0.0627604073597086</text:p>
          </table:table-cell>
          <table:table-cell office:value-type="float" office:value="0.0610408567456344" calcext:value-type="float">
            <text:p>0.0610408567456344</text:p>
          </table:table-cell>
          <table:table-cell office:value-type="float" office:value="0.0638712332226994" calcext:value-type="float">
            <text:p>0.0638712332226994</text:p>
          </table:table-cell>
          <table:table-cell office:value-type="float" office:value="0.00210503386325328" calcext:value-type="float">
            <text:p>0.00210503386325328</text:p>
          </table:table-cell>
          <table:table-cell office:value-type="float" office:value="0.000976721409721453" calcext:value-type="float">
            <text:p>0.000976721409721453</text:p>
          </table:table-cell>
          <table:table-cell office:value-type="float" office:value="0.00323169547963424" calcext:value-type="float">
            <text:p>0.00323169547963424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2273641222958" calcext:value-type="float">
            <text:p>0.0372273641222958</text:p>
          </table:table-cell>
          <table:table-cell office:value-type="float" office:value="0.0370091370792227" calcext:value-type="float">
            <text:p>0.0370091370792227</text:p>
          </table:table-cell>
          <table:table-cell office:value-type="float" office:value="0.0374336436114157" calcext:value-type="float">
            <text:p>0.0374336436114157</text:p>
          </table:table-cell>
          <table:table-cell office:value-type="float" office:value="0.000316454237727717" calcext:value-type="float">
            <text:p>0.000316454237727717</text:p>
          </table:table-cell>
          <table:table-cell office:value-type="float" office:value="0.000232034211826178" calcext:value-type="float">
            <text:p>0.000232034211826178</text:p>
          </table:table-cell>
          <table:table-cell office:value-type="float" office:value="0.00043283292831928" calcext:value-type="float">
            <text:p>0.00043283292831928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78486973076172" calcext:value-type="float">
            <text:p>0.0978486973076172</text:p>
          </table:table-cell>
          <table:table-cell office:value-type="float" office:value="0.0945286823747867" calcext:value-type="float">
            <text:p>0.0945286823747867</text:p>
          </table:table-cell>
          <table:table-cell office:value-type="float" office:value="0.100831435299093" calcext:value-type="float">
            <text:p>0.100831435299093</text:p>
          </table:table-cell>
          <table:table-cell office:value-type="float" office:value="0.00409762626547456" calcext:value-type="float">
            <text:p>0.00409762626547456</text:p>
          </table:table-cell>
          <table:table-cell office:value-type="float" office:value="0.00283068346410228" calcext:value-type="float">
            <text:p>0.00283068346410228</text:p>
          </table:table-cell>
          <table:table-cell office:value-type="float" office:value="0.00519141684300793" calcext:value-type="float">
            <text:p>0.00519141684300793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77385897959663" calcext:value-type="float">
            <text:p>0.0377385897959663</text:p>
          </table:table-cell>
          <table:table-cell office:value-type="float" office:value="0.0375184204702518" calcext:value-type="float">
            <text:p>0.0375184204702518</text:p>
          </table:table-cell>
          <table:table-cell office:value-type="float" office:value="0.0380349512524477" calcext:value-type="float">
            <text:p>0.0380349512524477</text:p>
          </table:table-cell>
          <table:table-cell office:value-type="float" office:value="0.000410536618495506" calcext:value-type="float">
            <text:p>0.000410536618495506</text:p>
          </table:table-cell>
          <table:table-cell office:value-type="float" office:value="0.000295591509317161" calcext:value-type="float">
            <text:p>0.000295591509317161</text:p>
          </table:table-cell>
          <table:table-cell office:value-type="float" office:value="0.000521534382560982" calcext:value-type="float">
            <text:p>0.000521534382560982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8514009403896" calcext:value-type="float">
            <text:p>0.108514009403896</text:p>
          </table:table-cell>
          <table:table-cell office:value-type="float" office:value="0.104679623532418" calcext:value-type="float">
            <text:p>0.104679623532418</text:p>
          </table:table-cell>
          <table:table-cell office:value-type="float" office:value="0.111686691000445" calcext:value-type="float">
            <text:p>0.111686691000445</text:p>
          </table:table-cell>
          <table:table-cell office:value-type="float" office:value="0.00453031563052863" calcext:value-type="float">
            <text:p>0.00453031563052863</text:p>
          </table:table-cell>
          <table:table-cell office:value-type="float" office:value="0.00251564956331021" calcext:value-type="float">
            <text:p>0.00251564956331021</text:p>
          </table:table-cell>
          <table:table-cell office:value-type="float" office:value="0.00573104405902032" calcext:value-type="float">
            <text:p>0.00573104405902032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31265710278554" calcext:value-type="float">
            <text:p>0.0331265710278554</text:p>
          </table:table-cell>
          <table:table-cell office:value-type="float" office:value="0.0330827065319019" calcext:value-type="float">
            <text:p>0.0330827065319019</text:p>
          </table:table-cell>
          <table:table-cell office:value-type="float" office:value="0.0332244208949101" calcext:value-type="float">
            <text:p>0.0332244208949101</text:p>
          </table:table-cell>
          <table:table-cell office:value-type="float" office:value="0.000105293156849377" calcext:value-type="float">
            <text:p>0.000105293156849377</text:p>
          </table:table-cell>
          <table:table-cell office:value-type="float" office:value="0.0000455076377316272" calcext:value-type="float">
            <text:p>4.55076377316272E-05</text:p>
          </table:table-cell>
          <table:table-cell office:value-type="float" office:value="0.000174911533011441" calcext:value-type="float">
            <text:p>0.000174911533011441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67054440875194" calcext:value-type="float">
            <text:p>0.167054440875194</text:p>
          </table:table-cell>
          <table:table-cell office:value-type="float" office:value="0.164892419112406" calcext:value-type="float">
            <text:p>0.164892419112406</text:p>
          </table:table-cell>
          <table:table-cell office:value-type="float" office:value="0.168445187724033" calcext:value-type="float">
            <text:p>0.168445187724033</text:p>
          </table:table-cell>
          <table:table-cell office:value-type="float" office:value="0.00216693067303042" calcext:value-type="float">
            <text:p>0.00216693067303042</text:p>
          </table:table-cell>
          <table:table-cell office:value-type="float" office:value="0.000707027781285616" calcext:value-type="float">
            <text:p>0.000707027781285616</text:p>
          </table:table-cell>
          <table:table-cell office:value-type="float" office:value="0.0029685010349431" calcext:value-type="float">
            <text:p>0.002968501034943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69768043565709" calcext:value-type="float">
            <text:p>0.0369768043565709</text:p>
          </table:table-cell>
          <table:table-cell office:value-type="float" office:value="0.0314119695439303" calcext:value-type="float">
            <text:p>0.0314119695439303</text:p>
          </table:table-cell>
          <table:table-cell office:value-type="float" office:value="0.046765216055899" calcext:value-type="float">
            <text:p>0.046765216055899</text:p>
          </table:table-cell>
          <table:table-cell office:value-type="float" office:value="0.0112666069825293" calcext:value-type="float">
            <text:p>0.0112666069825293</text:p>
          </table:table-cell>
          <table:table-cell office:value-type="float" office:value="0.00558369275959431" calcext:value-type="float">
            <text:p>0.00558369275959431</text:p>
          </table:table-cell>
          <table:table-cell office:value-type="float" office:value="0.0146005316389787" calcext:value-type="float">
            <text:p>0.014600531638978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2762034195186" calcext:value-type="float">
            <text:p>0.172762034195186</text:p>
          </table:table-cell>
          <table:table-cell office:value-type="float" office:value="0.165763133017739" calcext:value-type="float">
            <text:p>0.165763133017739</text:p>
          </table:table-cell>
          <table:table-cell office:value-type="float" office:value="0.178472390988429" calcext:value-type="float">
            <text:p>0.178472390988429</text:p>
          </table:table-cell>
          <table:table-cell office:value-type="float" office:value="0.00760126917989635" calcext:value-type="float">
            <text:p>0.00760126917989635</text:p>
          </table:table-cell>
          <table:table-cell office:value-type="float" office:value="0.00302114049587178" calcext:value-type="float">
            <text:p>0.00302114049587178</text:p>
          </table:table-cell>
          <table:table-cell office:value-type="float" office:value="0.00928747524782463" calcext:value-type="float">
            <text:p>0.00928747524782463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70210482734422" calcext:value-type="float">
            <text:p>0.0670210482734422</text:p>
          </table:table-cell>
          <table:table-cell office:value-type="float" office:value="0.0668397357339508" calcext:value-type="float">
            <text:p>0.0668397357339508</text:p>
          </table:table-cell>
          <table:table-cell office:value-type="float" office:value="0.0671813860620513" calcext:value-type="float">
            <text:p>0.0671813860620513</text:p>
          </table:table-cell>
          <table:table-cell office:value-type="float" office:value="0.000231409110061072" calcext:value-type="float">
            <text:p>0.000231409110061072</text:p>
          </table:table-cell>
          <table:table-cell office:value-type="float" office:value="0.000101294772985142" calcext:value-type="float">
            <text:p>0.000101294772985142</text:p>
          </table:table-cell>
          <table:table-cell office:value-type="float" office:value="0.000393388836935289" calcext:value-type="float">
            <text:p>0.000393388836935289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9461564316791" calcext:value-type="float">
            <text:p>0.219461564316791</text:p>
          </table:table-cell>
          <table:table-cell office:value-type="float" office:value="0.209604547950221" calcext:value-type="float">
            <text:p>0.209604547950221</text:p>
          </table:table-cell>
          <table:table-cell office:value-type="float" office:value="0.224830831333141" calcext:value-type="float">
            <text:p>0.224830831333141</text:p>
          </table:table-cell>
          <table:table-cell office:value-type="float" office:value="0.00768931617565851" calcext:value-type="float">
            <text:p>0.00768931617565851</text:p>
          </table:table-cell>
          <table:table-cell office:value-type="float" office:value="0.000506137007999574" calcext:value-type="float">
            <text:p>0.000506137007999574</text:p>
          </table:table-cell>
          <table:table-cell office:value-type="float" office:value="0.00869120078086501" calcext:value-type="float">
            <text:p>0.00869120078086501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590143053285654" calcext:value-type="float">
            <text:p>0.0590143053285654</text:p>
          </table:table-cell>
          <table:table-cell office:value-type="float" office:value="0.0588330894449362" calcext:value-type="float">
            <text:p>0.0588330894449362</text:p>
          </table:table-cell>
          <table:table-cell office:value-type="float" office:value="0.0595745288491289" calcext:value-type="float">
            <text:p>0.0595745288491289</text:p>
          </table:table-cell>
          <table:table-cell office:value-type="float" office:value="0.000470674349574238" calcext:value-type="float">
            <text:p>0.000470674349574238</text:p>
          </table:table-cell>
          <table:table-cell office:value-type="float" office:value="0.000103224566576188" calcext:value-type="float">
            <text:p>0.000103224566576188</text:p>
          </table:table-cell>
          <table:table-cell office:value-type="float" office:value="0.000877608320713415" calcext:value-type="float">
            <text:p>0.00087760832071341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25202954724349" calcext:value-type="float">
            <text:p>0.225202954724349</text:p>
          </table:table-cell>
          <table:table-cell office:value-type="float" office:value="0.223739066391661" calcext:value-type="float">
            <text:p>0.223739066391661</text:p>
          </table:table-cell>
          <table:table-cell office:value-type="float" office:value="0.227047553790423" calcext:value-type="float">
            <text:p>0.227047553790423</text:p>
          </table:table-cell>
          <table:table-cell office:value-type="float" office:value="0.00196095005017709" calcext:value-type="float">
            <text:p>0.00196095005017709</text:p>
          </table:table-cell>
          <table:table-cell office:value-type="float" office:value="0.000864415136611487" calcext:value-type="float">
            <text:p>0.000864415136611487</text:p>
          </table:table-cell>
          <table:table-cell office:value-type="float" office:value="0.00291094409370896" calcext:value-type="float">
            <text:p>0.00291094409370896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57439056936442" calcext:value-type="float">
            <text:p>0.0657439056936442</text:p>
          </table:table-cell>
          <table:table-cell office:value-type="float" office:value="0.0655265279266901" calcext:value-type="float">
            <text:p>0.0655265279266901</text:p>
          </table:table-cell>
          <table:table-cell office:value-type="float" office:value="0.0663011920560111" calcext:value-type="float">
            <text:p>0.0663011920560111</text:p>
          </table:table-cell>
          <table:table-cell office:value-type="float" office:value="0.000505187720740979" calcext:value-type="float">
            <text:p>0.000505187720740979</text:p>
          </table:table-cell>
          <table:table-cell office:value-type="float" office:value="0.000159471884420448" calcext:value-type="float">
            <text:p>0.000159471884420448</text:p>
          </table:table-cell>
          <table:table-cell office:value-type="float" office:value="0.000842295287368501" calcext:value-type="float">
            <text:p>0.000842295287368501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317776273876152" calcext:value-type="float">
            <text:p>0.317776273876152</text:p>
          </table:table-cell>
          <table:table-cell office:value-type="float" office:value="0.310936790833512" calcext:value-type="float">
            <text:p>0.310936790833512</text:p>
          </table:table-cell>
          <table:table-cell office:value-type="float" office:value="0.324136332357884" calcext:value-type="float">
            <text:p>0.324136332357884</text:p>
          </table:table-cell>
          <table:table-cell office:value-type="float" office:value="0.00661317600612466" calcext:value-type="float">
            <text:p>0.00661317600612466</text:p>
          </table:table-cell>
          <table:table-cell office:value-type="float" office:value="0.00338117799629094" calcext:value-type="float">
            <text:p>0.00338117799629094</text:p>
          </table:table-cell>
          <table:table-cell office:value-type="float" office:value="0.00790887574328785" calcext:value-type="float">
            <text:p>0.00790887574328785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483747571109792" calcext:value-type="float">
            <text:p>0.0483747571109792</text:p>
          </table:table-cell>
          <table:table-cell office:value-type="float" office:value="0.0483021869330038" calcext:value-type="float">
            <text:p>0.0483021869330038</text:p>
          </table:table-cell>
          <table:table-cell office:value-type="float" office:value="0.0484224923608979" calcext:value-type="float">
            <text:p>0.0484224923608979</text:p>
          </table:table-cell>
          <table:table-cell office:value-type="float" office:value="0.0000901359034856747" calcext:value-type="float">
            <text:p>9.01359034856747E-05</text:p>
          </table:table-cell>
          <table:table-cell office:value-type="float" office:value="0.0000475820278998614" calcext:value-type="float">
            <text:p>4.75820278998614E-05</text:p>
          </table:table-cell>
          <table:table-cell office:value-type="float" office:value="0.000120683960038617" calcext:value-type="float">
            <text:p>0.000120683960038617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18530358020192" calcext:value-type="float">
            <text:p>0.318530358020192</text:p>
          </table:table-cell>
          <table:table-cell office:value-type="float" office:value="0.317571643120439" calcext:value-type="float">
            <text:p>0.317571643120439</text:p>
          </table:table-cell>
          <table:table-cell office:value-type="float" office:value="0.320247984101297" calcext:value-type="float">
            <text:p>0.320247984101297</text:p>
          </table:table-cell>
          <table:table-cell office:value-type="float" office:value="0.00129218425400555" calcext:value-type="float">
            <text:p>0.00129218425400555</text:p>
          </table:table-cell>
          <table:table-cell office:value-type="float" office:value="0.000290732161386259" calcext:value-type="float">
            <text:p>0.000290732161386259</text:p>
          </table:table-cell>
          <table:table-cell office:value-type="float" office:value="0.00176263527406728" calcext:value-type="float">
            <text:p>0.00176263527406728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0998895746573997" calcext:value-type="float">
            <text:p>0.0998895746573997</text:p>
          </table:table-cell>
          <table:table-cell office:value-type="float" office:value="0.0994251263100074" calcext:value-type="float">
            <text:p>0.0994251263100074</text:p>
          </table:table-cell>
          <table:table-cell office:value-type="float" office:value="0.100226009391572" calcext:value-type="float">
            <text:p>0.100226009391572</text:p>
          </table:table-cell>
          <table:table-cell office:value-type="float" office:value="0.000548800200590858" calcext:value-type="float">
            <text:p>0.000548800200590858</text:p>
          </table:table-cell>
          <table:table-cell office:value-type="float" office:value="0.000253442022514666" calcext:value-type="float">
            <text:p>0.000253442022514666</text:p>
          </table:table-cell>
          <table:table-cell office:value-type="float" office:value="0.000816117193967153" calcext:value-type="float">
            <text:p>0.000816117193967153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2790234104371" calcext:value-type="float">
            <text:p>0.362790234104371</text:p>
          </table:table-cell>
          <table:table-cell office:value-type="float" office:value="0.362007763750626" calcext:value-type="float">
            <text:p>0.362007763750626</text:p>
          </table:table-cell>
          <table:table-cell office:value-type="float" office:value="0.363884467751632" calcext:value-type="float">
            <text:p>0.363884467751632</text:p>
          </table:table-cell>
          <table:table-cell office:value-type="float" office:value="0.000876412639894935" calcext:value-type="float">
            <text:p>0.000876412639894935</text:p>
          </table:table-cell>
          <table:table-cell office:value-type="float" office:value="0.000181119497938198" calcext:value-type="float">
            <text:p>0.000181119497938198</text:p>
          </table:table-cell>
          <table:table-cell office:value-type="float" office:value="0.0011358002556152" calcext:value-type="float">
            <text:p>0.001135800255615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125650918752" calcext:value-type="float">
            <text:p>0.11125650918752</text:p>
          </table:table-cell>
          <table:table-cell office:value-type="float" office:value="0.110933200667447" calcext:value-type="float">
            <text:p>0.110933200667447</text:p>
          </table:table-cell>
          <table:table-cell office:value-type="float" office:value="0.11185102934593" calcext:value-type="float">
            <text:p>0.11185102934593</text:p>
          </table:table-cell>
          <table:table-cell office:value-type="float" office:value="0.000579568575707382" calcext:value-type="float">
            <text:p>0.000579568575707382</text:p>
          </table:table-cell>
          <table:table-cell office:value-type="float" office:value="0.000195490007875979" calcext:value-type="float">
            <text:p>0.000195490007875979</text:p>
          </table:table-cell>
          <table:table-cell office:value-type="float" office:value="0.000874685165358712" calcext:value-type="float">
            <text:p>0.000874685165358712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3075521040391" calcext:value-type="float">
            <text:p>0.373075521040391</text:p>
          </table:table-cell>
          <table:table-cell office:value-type="float" office:value="0.371156912497099" calcext:value-type="float">
            <text:p>0.371156912497099</text:p>
          </table:table-cell>
          <table:table-cell office:value-type="float" office:value="0.374490903416245" calcext:value-type="float">
            <text:p>0.374490903416245</text:p>
          </table:table-cell>
          <table:table-cell office:value-type="float" office:value="0.00154031868146095" calcext:value-type="float">
            <text:p>0.00154031868146095</text:p>
          </table:table-cell>
          <table:table-cell office:value-type="float" office:value="0.000587702834309312" calcext:value-type="float">
            <text:p>0.000587702834309312</text:p>
          </table:table-cell>
          <table:table-cell office:value-type="float" office:value="0.00205791740444287" calcext:value-type="float">
            <text:p>0.00205791740444287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0309031087932" calcext:value-type="float">
            <text:p>0.10309031087932</text:p>
          </table:table-cell>
          <table:table-cell office:value-type="float" office:value="0.102891910246514" calcext:value-type="float">
            <text:p>0.102891910246514</text:p>
          </table:table-cell>
          <table:table-cell office:value-type="float" office:value="0.103263446741576" calcext:value-type="float">
            <text:p>0.103263446741576</text:p>
          </table:table-cell>
          <table:table-cell office:value-type="float" office:value="0.000233632859221606" calcext:value-type="float">
            <text:p>0.000233632859221606</text:p>
          </table:table-cell>
          <table:table-cell office:value-type="float" office:value="0.000159147440052951" calcext:value-type="float">
            <text:p>0.000159147440052951</text:p>
          </table:table-cell>
          <table:table-cell office:value-type="float" office:value="0.00031565841487585" calcext:value-type="float">
            <text:p>0.00031565841487585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670386392841692" calcext:value-type="float">
            <text:p>0.0670386392841692</text:p>
          </table:table-cell>
          <table:table-cell office:value-type="float" office:value="0.0659892559009107" calcext:value-type="float">
            <text:p>0.0659892559009107</text:p>
          </table:table-cell>
          <table:table-cell office:value-type="float" office:value="0.0677445704662753" calcext:value-type="float">
            <text:p>0.0677445704662753</text:p>
          </table:table-cell>
          <table:table-cell office:value-type="float" office:value="0.00119680761247437" calcext:value-type="float">
            <text:p>0.00119680761247437</text:p>
          </table:table-cell>
          <table:table-cell office:value-type="float" office:value="0.000486407993646642" calcext:value-type="float">
            <text:p>0.000486407993646642</text:p>
          </table:table-cell>
          <table:table-cell office:value-type="float" office:value="0.00165247979614347" calcext:value-type="float">
            <text:p>0.00165247979614347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02552145640936" calcext:value-type="float">
            <text:p>0.0402552145640936</text:p>
          </table:table-cell>
          <table:table-cell office:value-type="float" office:value="0.0401721624454281" calcext:value-type="float">
            <text:p>0.0401721624454281</text:p>
          </table:table-cell>
          <table:table-cell office:value-type="float" office:value="0.0403970332427771" calcext:value-type="float">
            <text:p>0.0403970332427771</text:p>
          </table:table-cell>
          <table:table-cell office:value-type="float" office:value="0.000178135371913257" calcext:value-type="float">
            <text:p>0.000178135371913257</text:p>
          </table:table-cell>
          <table:table-cell office:value-type="float" office:value="0.0000831788540943078" calcext:value-type="float">
            <text:p>8.31788540943078E-05</text:p>
          </table:table-cell>
          <table:table-cell office:value-type="float" office:value="0.000271186123522752" calcext:value-type="float">
            <text:p>0.000271186123522752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8929630362573" calcext:value-type="float">
            <text:p>0.098929630362573</text:p>
          </table:table-cell>
          <table:table-cell office:value-type="float" office:value="0.0986319034425977" calcext:value-type="float">
            <text:p>0.0986319034425977</text:p>
          </table:table-cell>
          <table:table-cell office:value-type="float" office:value="0.0993480919204389" calcext:value-type="float">
            <text:p>0.0993480919204389</text:p>
          </table:table-cell>
          <table:table-cell office:value-type="float" office:value="0.000461460612619452" calcext:value-type="float">
            <text:p>0.000461460612619452</text:p>
          </table:table-cell>
          <table:table-cell office:value-type="float" office:value="0.000273333287254316" calcext:value-type="float">
            <text:p>0.000273333287254316</text:p>
          </table:table-cell>
          <table:table-cell office:value-type="float" office:value="0.000696950201253211" calcext:value-type="float">
            <text:p>0.000696950201253211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67718019061198" calcext:value-type="float">
            <text:p>0.0367718019061198</text:p>
          </table:table-cell>
          <table:table-cell office:value-type="float" office:value="0.0366869272511111" calcext:value-type="float">
            <text:p>0.0366869272511111</text:p>
          </table:table-cell>
          <table:table-cell office:value-type="float" office:value="0.0368597777586206" calcext:value-type="float">
            <text:p>0.0368597777586206</text:p>
          </table:table-cell>
          <table:table-cell office:value-type="float" office:value="0.000138930044545059" calcext:value-type="float">
            <text:p>0.000138930044545059</text:p>
          </table:table-cell>
          <table:table-cell office:value-type="float" office:value="0.0000849646059056534" calcext:value-type="float">
            <text:p>8.49646059056534E-05</text:p>
          </table:table-cell>
          <table:table-cell office:value-type="float" office:value="0.0002248960856345" calcext:value-type="float">
            <text:p>0.0002248960856345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5798217765934" calcext:value-type="float">
            <text:p>0.125798217765934</text:p>
          </table:table-cell>
          <table:table-cell office:value-type="float" office:value="0.125224155618685" calcext:value-type="float">
            <text:p>0.125224155618685</text:p>
          </table:table-cell>
          <table:table-cell office:value-type="float" office:value="0.126511100663947" calcext:value-type="float">
            <text:p>0.126511100663947</text:p>
          </table:table-cell>
          <table:table-cell office:value-type="float" office:value="0.000806773793668678" calcext:value-type="float">
            <text:p>0.000806773793668678</text:p>
          </table:table-cell>
          <table:table-cell office:value-type="float" office:value="0.000302604652984559" calcext:value-type="float">
            <text:p>0.000302604652984559</text:p>
          </table:table-cell>
          <table:table-cell office:value-type="float" office:value="0.00123594019112859" calcext:value-type="float">
            <text:p>0.00123594019112859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24965018090024" calcext:value-type="float">
            <text:p>0.0424965018090024</text:p>
          </table:table-cell>
          <table:table-cell office:value-type="float" office:value="0.0379373049301882" calcext:value-type="float">
            <text:p>0.0379373049301882</text:p>
          </table:table-cell>
          <table:table-cell office:value-type="float" office:value="0.0483878225227941" calcext:value-type="float">
            <text:p>0.0483878225227941</text:p>
          </table:table-cell>
          <table:table-cell office:value-type="float" office:value="0.00739620150378124" calcext:value-type="float">
            <text:p>0.00739620150378124</text:p>
          </table:table-cell>
          <table:table-cell office:value-type="float" office:value="0.00570265872672358" calcext:value-type="float">
            <text:p>0.00570265872672358</text:p>
          </table:table-cell>
          <table:table-cell office:value-type="float" office:value="0.00946791557452798" calcext:value-type="float">
            <text:p>0.00946791557452798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52564431558266" calcext:value-type="float">
            <text:p>0.152564431558266</text:p>
          </table:table-cell>
          <table:table-cell office:value-type="float" office:value="0.15198533186783" calcext:value-type="float">
            <text:p>0.15198533186783</text:p>
          </table:table-cell>
          <table:table-cell office:value-type="float" office:value="0.153970801177653" calcext:value-type="float">
            <text:p>0.153970801177653</text:p>
          </table:table-cell>
          <table:table-cell office:value-type="float" office:value="0.00094341840733971" calcext:value-type="float">
            <text:p>0.00094341840733971</text:p>
          </table:table-cell>
          <table:table-cell office:value-type="float" office:value="0.000268215784884309" calcext:value-type="float">
            <text:p>0.000268215784884309</text:p>
          </table:table-cell>
          <table:table-cell office:value-type="float" office:value="0.00142068560326116" calcext:value-type="float">
            <text:p>0.0014206856032611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263403291596191" calcext:value-type="float">
            <text:p>0.0263403291596191</text:p>
          </table:table-cell>
          <table:table-cell office:value-type="float" office:value="0.0262930463253791" calcext:value-type="float">
            <text:p>0.0262930463253791</text:p>
          </table:table-cell>
          <table:table-cell office:value-type="float" office:value="0.0264789734569853" calcext:value-type="float">
            <text:p>0.0264789734569853</text:p>
          </table:table-cell>
          <table:table-cell office:value-type="float" office:value="0.000127291531897751" calcext:value-type="float">
            <text:p>0.000127291531897751</text:p>
          </table:table-cell>
          <table:table-cell office:value-type="float" office:value="0.0000384944333663797" calcext:value-type="float">
            <text:p>3.84944333663797E-05</text:p>
          </table:table-cell>
          <table:table-cell office:value-type="float" office:value="0.00023521582515629" calcext:value-type="float">
            <text:p>0.00023521582515629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6184152389292" calcext:value-type="float">
            <text:p>0.176184152389292</text:p>
          </table:table-cell>
          <table:table-cell office:value-type="float" office:value="0.175851557850183" calcext:value-type="float">
            <text:p>0.175851557850183</text:p>
          </table:table-cell>
          <table:table-cell office:value-type="float" office:value="0.176486943535305" calcext:value-type="float">
            <text:p>0.176486943535305</text:p>
          </table:table-cell>
          <table:table-cell office:value-type="float" office:value="0.000375022711873961" calcext:value-type="float">
            <text:p>0.000375022711873961</text:p>
          </table:table-cell>
          <table:table-cell office:value-type="float" office:value="0.000211855172177608" calcext:value-type="float">
            <text:p>0.000211855172177608</text:p>
          </table:table-cell>
          <table:table-cell office:value-type="float" office:value="0.000561626564995859" calcext:value-type="float">
            <text:p>0.000561626564995859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24680253447361" calcext:value-type="float">
            <text:p>0.0724680253447361</text:p>
          </table:table-cell>
          <table:table-cell office:value-type="float" office:value="0.0723317218099487" calcext:value-type="float">
            <text:p>0.0723317218099487</text:p>
          </table:table-cell>
          <table:table-cell office:value-type="float" office:value="0.0727041554011888" calcext:value-type="float">
            <text:p>0.0727041554011888</text:p>
          </table:table-cell>
          <table:table-cell office:value-type="float" office:value="0.000245107835742919" calcext:value-type="float">
            <text:p>0.000245107835742919</text:p>
          </table:table-cell>
          <table:table-cell office:value-type="float" office:value="0.0000940935148960814" calcext:value-type="float">
            <text:p>9.40935148960814E-05</text:p>
          </table:table-cell>
          <table:table-cell office:value-type="float" office:value="0.000372502976526703" calcext:value-type="float">
            <text:p>0.00037250297652670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3146970283075" calcext:value-type="float">
            <text:p>0.213146970283075</text:p>
          </table:table-cell>
          <table:table-cell office:value-type="float" office:value="0.202120833855062" calcext:value-type="float">
            <text:p>0.202120833855062</text:p>
          </table:table-cell>
          <table:table-cell office:value-type="float" office:value="0.217783912138556" calcext:value-type="float">
            <text:p>0.217783912138556</text:p>
          </table:table-cell>
          <table:table-cell office:value-type="float" office:value="0.00869476104108484" calcext:value-type="float">
            <text:p>0.00869476104108484</text:p>
          </table:table-cell>
          <table:table-cell office:value-type="float" office:value="0.00111783231868985" calcext:value-type="float">
            <text:p>0.00111783231868985</text:p>
          </table:table-cell>
          <table:table-cell office:value-type="float" office:value="0.012089470264427" calcext:value-type="float">
            <text:p>0.012089470264427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01994395554099" calcext:value-type="float">
            <text:p>0.0701994395554099</text:p>
          </table:table-cell>
          <table:table-cell office:value-type="float" office:value="0.0701070987045334" calcext:value-type="float">
            <text:p>0.0701070987045334</text:p>
          </table:table-cell>
          <table:table-cell office:value-type="float" office:value="0.0702962627531181" calcext:value-type="float">
            <text:p>0.0702962627531181</text:p>
          </table:table-cell>
          <table:table-cell office:value-type="float" office:value="0.000131878640354799" calcext:value-type="float">
            <text:p>0.000131878640354799</text:p>
          </table:table-cell>
          <table:table-cell office:value-type="float" office:value="0.0000841306815663735" calcext:value-type="float">
            <text:p>8.41306815663735E-05</text:p>
          </table:table-cell>
          <table:table-cell office:value-type="float" office:value="0.000185502661627946" calcext:value-type="float">
            <text:p>0.000185502661627946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03327384840062" calcext:value-type="float">
            <text:p>0.203327384840062</text:p>
          </table:table-cell>
          <table:table-cell office:value-type="float" office:value="0.213813661806247" calcext:value-type="float">
            <text:p>0.213813661806247</text:p>
          </table:table-cell>
          <table:table-cell office:value-type="float" office:value="0.00573760548792276" calcext:value-type="float">
            <text:p>0.00573760548792276</text:p>
          </table:table-cell>
          <table:table-cell office:value-type="float" office:value="0.00285016723055631" calcext:value-type="float">
            <text:p>0.00285016723055631</text:p>
          </table:table-cell>
          <table:table-cell office:value-type="float" office:value="0.00887939794153455" calcext:value-type="float">
            <text:p>0.0088793979415345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703952674887761" calcext:value-type="float">
            <text:p>0.0703952674887761</text:p>
          </table:table-cell>
          <table:table-cell office:value-type="float" office:value="0.0705716927408652" calcext:value-type="float">
            <text:p>0.0705716927408652</text:p>
          </table:table-cell>
          <table:table-cell office:value-type="float" office:value="0.000110707193750694" calcext:value-type="float">
            <text:p>0.000110707193750694</text:p>
          </table:table-cell>
          <table:table-cell office:value-type="float" office:value="0.0000716468278249439" calcext:value-type="float">
            <text:p>7.16468278249439E-05</text:p>
          </table:table-cell>
          <table:table-cell office:value-type="float" office:value="0.000159818880112949" calcext:value-type="float">
            <text:p>0.000159818880112949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03327384840062" calcext:value-type="float">
            <text:p>0.203327384840062</text:p>
          </table:table-cell>
          <table:table-cell office:value-type="float" office:value="0.213813661806247" calcext:value-type="float">
            <text:p>0.213813661806247</text:p>
          </table:table-cell>
          <table:table-cell office:value-type="float" office:value="0.00573760548792276" calcext:value-type="float">
            <text:p>0.00573760548792276</text:p>
          </table:table-cell>
          <table:table-cell office:value-type="float" office:value="0.00285016723055631" calcext:value-type="float">
            <text:p>0.00285016723055631</text:p>
          </table:table-cell>
          <table:table-cell office:value-type="float" office:value="0.00887939794153455" calcext:value-type="float">
            <text:p>0.0088793979415345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703952674887761" calcext:value-type="float">
            <text:p>0.0703952674887761</text:p>
          </table:table-cell>
          <table:table-cell office:value-type="float" office:value="0.0705716927408652" calcext:value-type="float">
            <text:p>0.0705716927408652</text:p>
          </table:table-cell>
          <table:table-cell office:value-type="float" office:value="0.000110707193750694" calcext:value-type="float">
            <text:p>0.000110707193750694</text:p>
          </table:table-cell>
          <table:table-cell office:value-type="float" office:value="0.0000716468278249439" calcext:value-type="float">
            <text:p>7.16468278249439E-05</text:p>
          </table:table-cell>
          <table:table-cell office:value-type="float" office:value="0.000159818880112949" calcext:value-type="float">
            <text:p>0.000159818880112949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5958318656291" calcext:value-type="float">
            <text:p>0.35958318656291</text:p>
          </table:table-cell>
          <table:table-cell office:value-type="float" office:value="0.357159885250439" calcext:value-type="float">
            <text:p>0.357159885250439</text:p>
          </table:table-cell>
          <table:table-cell office:value-type="float" office:value="0.362245299501107" calcext:value-type="float">
            <text:p>0.362245299501107</text:p>
          </table:table-cell>
          <table:table-cell office:value-type="float" office:value="0.00255872693824383" calcext:value-type="float">
            <text:p>0.00255872693824383</text:p>
          </table:table-cell>
          <table:table-cell office:value-type="float" office:value="0.000596219086393261" calcext:value-type="float">
            <text:p>0.000596219086393261</text:p>
          </table:table-cell>
          <table:table-cell office:value-type="float" office:value="0.00337205278615852" calcext:value-type="float">
            <text:p>0.00337205278615852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0452959832689" calcext:value-type="float">
            <text:p>0.100452959832689</text:p>
          </table:table-cell>
          <table:table-cell office:value-type="float" office:value="0.100307492510194" calcext:value-type="float">
            <text:p>0.100307492510194</text:p>
          </table:table-cell>
          <table:table-cell office:value-type="float" office:value="0.10087638792718" calcext:value-type="float">
            <text:p>0.10087638792718</text:p>
          </table:table-cell>
          <table:table-cell office:value-type="float" office:value="0.000267361475166354" calcext:value-type="float">
            <text:p>0.000267361475166354</text:p>
          </table:table-cell>
          <table:table-cell office:value-type="float" office:value="0.000105501650902575" calcext:value-type="float">
            <text:p>0.000105501650902575</text:p>
          </table:table-cell>
          <table:table-cell office:value-type="float" office:value="0.000408005305339524" calcext:value-type="float">
            <text:p>0.000408005305339524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36912351354537" calcext:value-type="float">
            <text:p>0.336912351354537</text:p>
          </table:table-cell>
          <table:table-cell office:value-type="float" office:value="0.334999331978603" calcext:value-type="float">
            <text:p>0.334999331978603</text:p>
          </table:table-cell>
          <table:table-cell office:value-type="float" office:value="0.340934058003768" calcext:value-type="float">
            <text:p>0.340934058003768</text:p>
          </table:table-cell>
          <table:table-cell office:value-type="float" office:value="0.00275106699830873" calcext:value-type="float">
            <text:p>0.00275106699830873</text:p>
          </table:table-cell>
          <table:table-cell office:value-type="float" office:value="0.000160640166238096" calcext:value-type="float">
            <text:p>0.000160640166238096</text:p>
          </table:table-cell>
          <table:table-cell office:value-type="float" office:value="0.00358762007859656" calcext:value-type="float">
            <text:p>0.00358762007859656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97283721169494" calcext:value-type="float">
            <text:p>0.0997283721169494</text:p>
          </table:table-cell>
          <table:table-cell office:value-type="float" office:value="0.0995474070389214" calcext:value-type="float">
            <text:p>0.0995474070389214</text:p>
          </table:table-cell>
          <table:table-cell office:value-type="float" office:value="0.100211105685958" calcext:value-type="float">
            <text:p>0.100211105685958</text:p>
          </table:table-cell>
          <table:table-cell office:value-type="float" office:value="0.000360217357723261" calcext:value-type="float">
            <text:p>0.000360217357723261</text:p>
          </table:table-cell>
          <table:table-cell office:value-type="float" office:value="0.000122377495612745" calcext:value-type="float">
            <text:p>0.000122377495612745</text:p>
          </table:table-cell>
          <table:table-cell office:value-type="float" office:value="0.000588717561960845" calcext:value-type="float">
            <text:p>0.00058871756196084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428456409041094" calcext:value-type="float">
            <text:p>0.428456409041094</text:p>
          </table:table-cell>
          <table:table-cell office:value-type="float" office:value="0.426599400998384" calcext:value-type="float">
            <text:p>0.426599400998384</text:p>
          </table:table-cell>
          <table:table-cell office:value-type="float" office:value="0.429184722916337" calcext:value-type="float">
            <text:p>0.429184722916337</text:p>
          </table:table-cell>
          <table:table-cell office:value-type="float" office:value="0.00124488728573203" calcext:value-type="float">
            <text:p>0.00124488728573203</text:p>
          </table:table-cell>
          <table:table-cell office:value-type="float" office:value="0.0000241804866591116" calcext:value-type="float">
            <text:p>2.41804866591116E-05</text:p>
          </table:table-cell>
          <table:table-cell office:value-type="float" office:value="0.00153533891109012" calcext:value-type="float">
            <text:p>0.00153533891109012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895233495721784" calcext:value-type="float">
            <text:p>0.0895233495721784</text:p>
          </table:table-cell>
          <table:table-cell office:value-type="float" office:value="0.0891919123524167" calcext:value-type="float">
            <text:p>0.0891919123524167</text:p>
          </table:table-cell>
          <table:table-cell office:value-type="float" office:value="0.0899214974642486" calcext:value-type="float">
            <text:p>0.0899214974642486</text:p>
          </table:table-cell>
          <table:table-cell office:value-type="float" office:value="0.000489752714479362" calcext:value-type="float">
            <text:p>0.000489752714479362</text:p>
          </table:table-cell>
          <table:table-cell office:value-type="float" office:value="0.000290922979283271" calcext:value-type="float">
            <text:p>0.000290922979283271</text:p>
          </table:table-cell>
          <table:table-cell office:value-type="float" office:value="0.000685088983212648" calcext:value-type="float">
            <text:p>0.000685088983212648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99491503540848" calcext:value-type="float">
            <text:p>0.0899491503540848</text:p>
          </table:table-cell>
          <table:table-cell office:value-type="float" office:value="0.0882185785637023" calcext:value-type="float">
            <text:p>0.0882185785637023</text:p>
          </table:table-cell>
          <table:table-cell office:value-type="float" office:value="0.0909150065882528" calcext:value-type="float">
            <text:p>0.0909150065882528</text:p>
          </table:table-cell>
          <table:table-cell office:value-type="float" office:value="0.00166664965271542" calcext:value-type="float">
            <text:p>0.00166664965271542</text:p>
          </table:table-cell>
          <table:table-cell office:value-type="float" office:value="0.000800704377606588" calcext:value-type="float">
            <text:p>0.000800704377606588</text:p>
          </table:table-cell>
          <table:table-cell office:value-type="float" office:value="0.00263388582581802" calcext:value-type="float">
            <text:p>0.00263388582581802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0919875709784" calcext:value-type="float">
            <text:p>0.0380919875709784</text:p>
          </table:table-cell>
          <table:table-cell office:value-type="float" office:value="0.038036479152412" calcext:value-type="float">
            <text:p>0.038036479152412</text:p>
          </table:table-cell>
          <table:table-cell office:value-type="float" office:value="0.0381632961355053" calcext:value-type="float">
            <text:p>0.0381632961355053</text:p>
          </table:table-cell>
          <table:table-cell office:value-type="float" office:value="0.0000913545519661852" calcext:value-type="float">
            <text:p>9.13545519661852E-05</text:p>
          </table:table-cell>
          <table:table-cell office:value-type="float" office:value="0.0000631911527407629" calcext:value-type="float">
            <text:p>6.31911527407629E-05</text:p>
          </table:table-cell>
          <table:table-cell office:value-type="float" office:value="0.000124260945578005" calcext:value-type="float">
            <text:p>0.000124260945578005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99517246789835" calcext:value-type="float">
            <text:p>0.0999517246789835</text:p>
          </table:table-cell>
          <table:table-cell office:value-type="float" office:value="0.0970525555651152" calcext:value-type="float">
            <text:p>0.0970525555651152</text:p>
          </table:table-cell>
          <table:table-cell office:value-type="float" office:value="0.101616405032675" calcext:value-type="float">
            <text:p>0.101616405032675</text:p>
          </table:table-cell>
          <table:table-cell office:value-type="float" office:value="0.00288177000840415" calcext:value-type="float">
            <text:p>0.00288177000840415</text:p>
          </table:table-cell>
          <table:table-cell office:value-type="float" office:value="0.00120860572062036" calcext:value-type="float">
            <text:p>0.00120860572062036</text:p>
          </table:table-cell>
          <table:table-cell office:value-type="float" office:value="0.00450518585470904" calcext:value-type="float">
            <text:p>0.00450518585470904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27098368339614" calcext:value-type="float">
            <text:p>0.0327098368339614</text:p>
          </table:table-cell>
          <table:table-cell office:value-type="float" office:value="0.0326448561197521" calcext:value-type="float">
            <text:p>0.0326448561197521</text:p>
          </table:table-cell>
          <table:table-cell office:value-type="float" office:value="0.0328073544658545" calcext:value-type="float">
            <text:p>0.0328073544658545</text:p>
          </table:table-cell>
          <table:table-cell office:value-type="float" office:value="0.000119260193573022" calcext:value-type="float">
            <text:p>0.000119260193573022</text:p>
          </table:table-cell>
          <table:table-cell office:value-type="float" office:value="0.0000761911864844714" calcext:value-type="float">
            <text:p>7.61911864844714E-05</text:p>
          </table:table-cell>
          <table:table-cell office:value-type="float" office:value="0.000170612150540034" calcext:value-type="float">
            <text:p>0.000170612150540034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1669858639048" calcext:value-type="float">
            <text:p>0.101669858639048</text:p>
          </table:table-cell>
          <table:table-cell office:value-type="float" office:value="0.101062455116418" calcext:value-type="float">
            <text:p>0.101062455116418</text:p>
          </table:table-cell>
          <table:table-cell office:value-type="float" office:value="0.102863719787045" calcext:value-type="float">
            <text:p>0.102863719787045</text:p>
          </table:table-cell>
          <table:table-cell office:value-type="float" office:value="0.00115826803710447" calcext:value-type="float">
            <text:p>0.00115826803710447</text:p>
          </table:table-cell>
          <table:table-cell office:value-type="float" office:value="0.000538056980657658" calcext:value-type="float">
            <text:p>0.000538056980657658</text:p>
          </table:table-cell>
          <table:table-cell office:value-type="float" office:value="0.0017695484619448" calcext:value-type="float">
            <text:p>0.0017695484619448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51979090023268" calcext:value-type="float">
            <text:p>0.0351979090023268</text:p>
          </table:table-cell>
          <table:table-cell office:value-type="float" office:value="0.0351488954625021" calcext:value-type="float">
            <text:p>0.0351488954625021</text:p>
          </table:table-cell>
          <table:table-cell office:value-type="float" office:value="0.0352736229268818" calcext:value-type="float">
            <text:p>0.0352736229268818</text:p>
          </table:table-cell>
          <table:table-cell office:value-type="float" office:value="0.000103102334988405" calcext:value-type="float">
            <text:p>0.000103102334988405</text:p>
          </table:table-cell>
          <table:table-cell office:value-type="float" office:value="0.000056780430673535" calcext:value-type="float">
            <text:p>5.6780430673535E-05</text:p>
          </table:table-cell>
          <table:table-cell office:value-type="float" office:value="0.000175243419207757" calcext:value-type="float">
            <text:p>0.000175243419207757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0952050405803" calcext:value-type="float">
            <text:p>0.140952050405803</text:p>
          </table:table-cell>
          <table:table-cell office:value-type="float" office:value="0.139932016657466" calcext:value-type="float">
            <text:p>0.139932016657466</text:p>
          </table:table-cell>
          <table:table-cell office:value-type="float" office:value="0.143524728323973" calcext:value-type="float">
            <text:p>0.143524728323973</text:p>
          </table:table-cell>
          <table:table-cell office:value-type="float" office:value="0.00176246960104074" calcext:value-type="float">
            <text:p>0.00176246960104074</text:p>
          </table:table-cell>
          <table:table-cell office:value-type="float" office:value="0.000419590757759815" calcext:value-type="float">
            <text:p>0.000419590757759815</text:p>
          </table:table-cell>
          <table:table-cell office:value-type="float" office:value="0.00261899704400121" calcext:value-type="float">
            <text:p>0.0026189970440012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8220766677178" calcext:value-type="float">
            <text:p>0.058220766677178</text:p>
          </table:table-cell>
          <table:table-cell office:value-type="float" office:value="0.0460699033124054" calcext:value-type="float">
            <text:p>0.0460699033124054</text:p>
          </table:table-cell>
          <table:table-cell office:value-type="float" office:value="0.0743360814256338" calcext:value-type="float">
            <text:p>0.0743360814256338</text:p>
          </table:table-cell>
          <table:table-cell office:value-type="float" office:value="0.0216475096765801" calcext:value-type="float">
            <text:p>0.0216475096765801</text:p>
          </table:table-cell>
          <table:table-cell office:value-type="float" office:value="0.0131333549923869" calcext:value-type="float">
            <text:p>0.0131333549923869</text:p>
          </table:table-cell>
          <table:table-cell office:value-type="float" office:value="0.0296427566554765" calcext:value-type="float">
            <text:p>0.0296427566554765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3967496928178" calcext:value-type="float">
            <text:p>0.183967496928178</text:p>
          </table:table-cell>
          <table:table-cell office:value-type="float" office:value="0.173175907677877" calcext:value-type="float">
            <text:p>0.173175907677877</text:p>
          </table:table-cell>
          <table:table-cell office:value-type="float" office:value="0.189137629013648" calcext:value-type="float">
            <text:p>0.189137629013648</text:p>
          </table:table-cell>
          <table:table-cell office:value-type="float" office:value="0.0087192240701754" calcext:value-type="float">
            <text:p>0.0087192240701754</text:p>
          </table:table-cell>
          <table:table-cell office:value-type="float" office:value="0.00231956733685875" calcext:value-type="float">
            <text:p>0.00231956733685875</text:p>
          </table:table-cell>
          <table:table-cell office:value-type="float" office:value="0.0121331923368154" calcext:value-type="float">
            <text:p>0.0121331923368154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59618244750012" calcext:value-type="float">
            <text:p>0.0659618244750012</text:p>
          </table:table-cell>
          <table:table-cell office:value-type="float" office:value="0.0658102540055841" calcext:value-type="float">
            <text:p>0.0658102540055841</text:p>
          </table:table-cell>
          <table:table-cell office:value-type="float" office:value="0.0662434991256824" calcext:value-type="float">
            <text:p>0.0662434991256824</text:p>
          </table:table-cell>
          <table:table-cell office:value-type="float" office:value="0.000269979768853163" calcext:value-type="float">
            <text:p>0.000269979768853163</text:p>
          </table:table-cell>
          <table:table-cell office:value-type="float" office:value="0.000162065424071283" calcext:value-type="float">
            <text:p>0.000162065424071283</text:p>
          </table:table-cell>
          <table:table-cell office:value-type="float" office:value="0.00039400695321253" calcext:value-type="float">
            <text:p>0.0003940069532125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9381128482346" calcext:value-type="float">
            <text:p>0.209381128482346</text:p>
          </table:table-cell>
          <table:table-cell office:value-type="float" office:value="0.207558488816358" calcext:value-type="float">
            <text:p>0.207558488816358</text:p>
          </table:table-cell>
          <table:table-cell office:value-type="float" office:value="0.210723277610668" calcext:value-type="float">
            <text:p>0.210723277610668</text:p>
          </table:table-cell>
          <table:table-cell office:value-type="float" office:value="0.00188846144176646" calcext:value-type="float">
            <text:p>0.00188846144176646</text:p>
          </table:table-cell>
          <table:table-cell office:value-type="float" office:value="0.00022679496544192" calcext:value-type="float">
            <text:p>0.00022679496544192</text:p>
          </table:table-cell>
          <table:table-cell office:value-type="float" office:value="0.00214208901370858" calcext:value-type="float">
            <text:p>0.0021420890137085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63923750088626" calcext:value-type="float">
            <text:p>0.0663923750088626</text:p>
          </table:table-cell>
          <table:table-cell office:value-type="float" office:value="0.0661091233952241" calcext:value-type="float">
            <text:p>0.0661091233952241</text:p>
          </table:table-cell>
          <table:table-cell office:value-type="float" office:value="0.0665844190814273" calcext:value-type="float">
            <text:p>0.0665844190814273</text:p>
          </table:table-cell>
          <table:table-cell office:value-type="float" office:value="0.000300508040223884" calcext:value-type="float">
            <text:p>0.000300508040223884</text:p>
          </table:table-cell>
          <table:table-cell office:value-type="float" office:value="0.000168969958136371" calcext:value-type="float">
            <text:p>0.000168969958136371</text:p>
          </table:table-cell>
          <table:table-cell office:value-type="float" office:value="0.000441867715304637" calcext:value-type="float">
            <text:p>0.00044186771530463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2185120508406" calcext:value-type="float">
            <text:p>0.212185120508406</text:p>
          </table:table-cell>
          <table:table-cell office:value-type="float" office:value="0.211488902332551" calcext:value-type="float">
            <text:p>0.211488902332551</text:p>
          </table:table-cell>
          <table:table-cell office:value-type="float" office:value="0.212630884342353" calcext:value-type="float">
            <text:p>0.212630884342353</text:p>
          </table:table-cell>
          <table:table-cell office:value-type="float" office:value="0.000659217506630624" calcext:value-type="float">
            <text:p>0.000659217506630624</text:p>
          </table:table-cell>
          <table:table-cell office:value-type="float" office:value="0.000271473392770255" calcext:value-type="float">
            <text:p>0.000271473392770255</text:p>
          </table:table-cell>
          <table:table-cell office:value-type="float" office:value="0.000965128137734779" calcext:value-type="float">
            <text:p>0.000965128137734779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79151256523195" calcext:value-type="float">
            <text:p>0.0679151256523195</text:p>
          </table:table-cell>
          <table:table-cell office:value-type="float" office:value="0.0676270515704961" calcext:value-type="float">
            <text:p>0.0676270515704961</text:p>
          </table:table-cell>
          <table:table-cell office:value-type="float" office:value="0.0685329749039148" calcext:value-type="float">
            <text:p>0.0685329749039148</text:p>
          </table:table-cell>
          <table:table-cell office:value-type="float" office:value="0.000524826693662709" calcext:value-type="float">
            <text:p>0.000524826693662709</text:p>
          </table:table-cell>
          <table:table-cell office:value-type="float" office:value="0.000327486433348113" calcext:value-type="float">
            <text:p>0.000327486433348113</text:p>
          </table:table-cell>
          <table:table-cell office:value-type="float" office:value="0.000666531508375298" calcext:value-type="float">
            <text:p>0.00066653150837529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11631464019249" calcext:value-type="float">
            <text:p>0.211631464019249</text:p>
          </table:table-cell>
          <table:table-cell office:value-type="float" office:value="0.203366296611623" calcext:value-type="float">
            <text:p>0.203366296611623</text:p>
          </table:table-cell>
          <table:table-cell office:value-type="float" office:value="0.214358725790286" calcext:value-type="float">
            <text:p>0.214358725790286</text:p>
          </table:table-cell>
          <table:table-cell office:value-type="float" office:value="0.00507187444385957" calcext:value-type="float">
            <text:p>0.00507187444385957</text:p>
          </table:table-cell>
          <table:table-cell office:value-type="float" office:value="0.000950111361713678" calcext:value-type="float">
            <text:p>0.000950111361713678</text:p>
          </table:table-cell>
          <table:table-cell office:value-type="float" office:value="0.0078297990124299" calcext:value-type="float">
            <text:p>0.0078297990124299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85366481572322" calcext:value-type="float">
            <text:p>0.0685366481572322</text:p>
          </table:table-cell>
          <table:table-cell office:value-type="float" office:value="0.0682770980333829" calcext:value-type="float">
            <text:p>0.0682770980333829</text:p>
          </table:table-cell>
          <table:table-cell office:value-type="float" office:value="0.0689584639220294" calcext:value-type="float">
            <text:p>0.0689584639220294</text:p>
          </table:table-cell>
          <table:table-cell office:value-type="float" office:value="0.000476430973365197" calcext:value-type="float">
            <text:p>0.000476430973365197</text:p>
          </table:table-cell>
          <table:table-cell office:value-type="float" office:value="0.000291197135652304" calcext:value-type="float">
            <text:p>0.000291197135652304</text:p>
          </table:table-cell>
          <table:table-cell office:value-type="float" office:value="0.000685725058994591" calcext:value-type="float">
            <text:p>0.000685725058994591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20592712890333" calcext:value-type="float">
            <text:p>0.320592712890333</text:p>
          </table:table-cell>
          <table:table-cell office:value-type="float" office:value="0.315010766559766" calcext:value-type="float">
            <text:p>0.315010766559766</text:p>
          </table:table-cell>
          <table:table-cell office:value-type="float" office:value="0.32871805015202" calcext:value-type="float">
            <text:p>0.32871805015202</text:p>
          </table:table-cell>
          <table:table-cell office:value-type="float" office:value="0.00720463659197191" calcext:value-type="float">
            <text:p>0.00720463659197191</text:p>
          </table:table-cell>
          <table:table-cell office:value-type="float" office:value="0.00122989008019489" calcext:value-type="float">
            <text:p>0.00122989008019489</text:p>
          </table:table-cell>
          <table:table-cell office:value-type="float" office:value="0.00786391555694943" calcext:value-type="float">
            <text:p>0.00786391555694943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2434725826161" calcext:value-type="float">
            <text:p>0.102434725826161</text:p>
          </table:table-cell>
          <table:table-cell office:value-type="float" office:value="0.102307092861008" calcext:value-type="float">
            <text:p>0.102307092861008</text:p>
          </table:table-cell>
          <table:table-cell office:value-type="float" office:value="0.102742825135835" calcext:value-type="float">
            <text:p>0.102742825135835</text:p>
          </table:table-cell>
          <table:table-cell office:value-type="float" office:value="0.000247084054382391" calcext:value-type="float">
            <text:p>0.000247084054382391</text:p>
          </table:table-cell>
          <table:table-cell office:value-type="float" office:value="0.0000977117431498588" calcext:value-type="float">
            <text:p>9.77117431498588E-05</text:p>
          </table:table-cell>
          <table:table-cell office:value-type="float" office:value="0.000396687116779506" calcext:value-type="float">
            <text:p>0.000396687116779506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403642882104426" calcext:value-type="float">
            <text:p>0.403642882104426</text:p>
          </table:table-cell>
          <table:table-cell office:value-type="float" office:value="0.402261709001323" calcext:value-type="float">
            <text:p>0.402261709001323</text:p>
          </table:table-cell>
          <table:table-cell office:value-type="float" office:value="0.405270294187631" calcext:value-type="float">
            <text:p>0.405270294187631</text:p>
          </table:table-cell>
          <table:table-cell office:value-type="float" office:value="0.00160912151968794" calcext:value-type="float">
            <text:p>0.00160912151968794</text:p>
          </table:table-cell>
          <table:table-cell office:value-type="float" office:value="0.0000633289721338169" calcext:value-type="float">
            <text:p>6.33289721338169E-05</text:p>
          </table:table-cell>
          <table:table-cell office:value-type="float" office:value="0.0019108380947082" calcext:value-type="float">
            <text:p>0.001910838094708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870098798740386" calcext:value-type="float">
            <text:p>0.0870098798740386</text:p>
          </table:table-cell>
          <table:table-cell office:value-type="float" office:value="0.0868750883852939" calcext:value-type="float">
            <text:p>0.0868750883852939</text:p>
          </table:table-cell>
          <table:table-cell office:value-type="float" office:value="0.0872048895227116" calcext:value-type="float">
            <text:p>0.0872048895227116</text:p>
          </table:table-cell>
          <table:table-cell office:value-type="float" office:value="0.000231187920474079" calcext:value-type="float">
            <text:p>0.000231187920474079</text:p>
          </table:table-cell>
          <table:table-cell office:value-type="float" office:value="0.000131101145578537" calcext:value-type="float">
            <text:p>0.000131101145578537</text:p>
          </table:table-cell>
          <table:table-cell office:value-type="float" office:value="0.000318412493722417" calcext:value-type="float">
            <text:p>0.000318412493722417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411356062187679" calcext:value-type="float">
            <text:p>0.411356062187679</text:p>
          </table:table-cell>
          <table:table-cell office:value-type="float" office:value="0.410395986500589" calcext:value-type="float">
            <text:p>0.410395986500589</text:p>
          </table:table-cell>
          <table:table-cell office:value-type="float" office:value="0.413704287750079" calcext:value-type="float">
            <text:p>0.413704287750079</text:p>
          </table:table-cell>
          <table:table-cell office:value-type="float" office:value="0.00158266132294906" calcext:value-type="float">
            <text:p>0.00158266132294906</text:p>
          </table:table-cell>
          <table:table-cell office:value-type="float" office:value="0.0000798579985712422" calcext:value-type="float">
            <text:p>7.98579985712422E-05</text:p>
          </table:table-cell>
          <table:table-cell office:value-type="float" office:value="0.00198992127345837" calcext:value-type="float">
            <text:p>0.00198992127345837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69182308799507" calcext:value-type="float">
            <text:p>0.0969182308799507</text:p>
          </table:table-cell>
          <table:table-cell office:value-type="float" office:value="0.0967614415831112" calcext:value-type="float">
            <text:p>0.0967614415831112</text:p>
          </table:table-cell>
          <table:table-cell office:value-type="float" office:value="0.09704344968361" calcext:value-type="float">
            <text:p>0.09704344968361</text:p>
          </table:table-cell>
          <table:table-cell office:value-type="float" office:value="0.000174294396803865" calcext:value-type="float">
            <text:p>0.000174294396803865</text:p>
          </table:table-cell>
          <table:table-cell office:value-type="float" office:value="0.000107397463544266" calcext:value-type="float">
            <text:p>0.000107397463544266</text:p>
          </table:table-cell>
          <table:table-cell office:value-type="float" office:value="0.000247483984176879" calcext:value-type="float">
            <text:p>0.000247483984176879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72364317943459" calcext:value-type="float">
            <text:p>0.0972364317943459</text:p>
          </table:table-cell>
          <table:table-cell office:value-type="float" office:value="0.0941854022520193" calcext:value-type="float">
            <text:p>0.0941854022520193</text:p>
          </table:table-cell>
          <table:table-cell office:value-type="float" office:value="0.10014649423132" calcext:value-type="float">
            <text:p>0.10014649423132</text:p>
          </table:table-cell>
          <table:table-cell office:value-type="float" office:value="0.00401679477205856" calcext:value-type="float">
            <text:p>0.00401679477205856</text:p>
          </table:table-cell>
          <table:table-cell office:value-type="float" office:value="0.00286503468409852" calcext:value-type="float">
            <text:p>0.00286503468409852</text:p>
          </table:table-cell>
          <table:table-cell office:value-type="float" office:value="0.00527281665616584" calcext:value-type="float">
            <text:p>0.00527281665616584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66217626829432" calcext:value-type="float">
            <text:p>0.0366217626829432</text:p>
          </table:table-cell>
          <table:table-cell office:value-type="float" office:value="0.0365355608594475" calcext:value-type="float">
            <text:p>0.0365355608594475</text:p>
          </table:table-cell>
          <table:table-cell office:value-type="float" office:value="0.0367703741511331" calcext:value-type="float">
            <text:p>0.0367703741511331</text:p>
          </table:table-cell>
          <table:table-cell office:value-type="float" office:value="0.000164137700033031" calcext:value-type="float">
            <text:p>0.000164137700033031</text:p>
          </table:table-cell>
          <table:table-cell office:value-type="float" office:value="0.0000776488592479811" calcext:value-type="float">
            <text:p>7.76488592479811E-05</text:p>
          </table:table-cell>
          <table:table-cell office:value-type="float" office:value="0.000254631838871736" calcext:value-type="float">
            <text:p>0.00025463183887173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9112147934438" calcext:value-type="float">
            <text:p>0.109112147934438</text:p>
          </table:table-cell>
          <table:table-cell office:value-type="float" office:value="0.108652476976565" calcext:value-type="float">
            <text:p>0.108652476976565</text:p>
          </table:table-cell>
          <table:table-cell office:value-type="float" office:value="0.110157887450632" calcext:value-type="float">
            <text:p>0.110157887450632</text:p>
          </table:table-cell>
          <table:table-cell office:value-type="float" office:value="0.000835793853441938" calcext:value-type="float">
            <text:p>0.000835793853441938</text:p>
          </table:table-cell>
          <table:table-cell office:value-type="float" office:value="0.000349949645686949" calcext:value-type="float">
            <text:p>0.000349949645686949</text:p>
          </table:table-cell>
          <table:table-cell office:value-type="float" office:value="0.00139896393164237" calcext:value-type="float">
            <text:p>0.00139896393164237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59523986627587" calcext:value-type="float">
            <text:p>0.0359523986627587</text:p>
          </table:table-cell>
          <table:table-cell office:value-type="float" office:value="0.0359047917156191" calcext:value-type="float">
            <text:p>0.0359047917156191</text:p>
          </table:table-cell>
          <table:table-cell office:value-type="float" office:value="0.0360325111304137" calcext:value-type="float">
            <text:p>0.0360325111304137</text:p>
          </table:table-cell>
          <table:table-cell office:value-type="float" office:value="0.0000954703205057376" calcext:value-type="float">
            <text:p>9.54703205057376E-05</text:p>
          </table:table-cell>
          <table:table-cell office:value-type="float" office:value="0.0000587379564884765" calcext:value-type="float">
            <text:p>5.87379564884765E-05</text:p>
          </table:table-cell>
          <table:table-cell office:value-type="float" office:value="0.000136000203761131" calcext:value-type="float">
            <text:p>0.000136000203761131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940093546878" calcext:value-type="float">
            <text:p>0.10940093546878</text:p>
          </table:table-cell>
          <table:table-cell office:value-type="float" office:value="0.108544696149537" calcext:value-type="float">
            <text:p>0.108544696149537</text:p>
          </table:table-cell>
          <table:table-cell office:value-type="float" office:value="0.111843046423894" calcext:value-type="float">
            <text:p>0.111843046423894</text:p>
          </table:table-cell>
          <table:table-cell office:value-type="float" office:value="0.00175502425185518" calcext:value-type="float">
            <text:p>0.00175502425185518</text:p>
          </table:table-cell>
          <table:table-cell office:value-type="float" office:value="0.000518126059419742" calcext:value-type="float">
            <text:p>0.000518126059419742</text:p>
          </table:table-cell>
          <table:table-cell office:value-type="float" office:value="0.00286239599178484" calcext:value-type="float">
            <text:p>0.00286239599178484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318182523875" calcext:value-type="float">
            <text:p>0.038318182523875</text:p>
          </table:table-cell>
          <table:table-cell office:value-type="float" office:value="0.0382346186190189" calcext:value-type="float">
            <text:p>0.0382346186190189</text:p>
          </table:table-cell>
          <table:table-cell office:value-type="float" office:value="0.0384014210290432" calcext:value-type="float">
            <text:p>0.0384014210290432</text:p>
          </table:table-cell>
          <table:table-cell office:value-type="float" office:value="0.000135126992808437" calcext:value-type="float">
            <text:p>0.000135126992808437</text:p>
          </table:table-cell>
          <table:table-cell office:value-type="float" office:value="0.0000815563488850861" calcext:value-type="float">
            <text:p>8.15563488850861E-05</text:p>
          </table:table-cell>
          <table:table-cell office:value-type="float" office:value="0.000193590863081559" calcext:value-type="float">
            <text:p>0.000193590863081559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7908370627702" calcext:value-type="float">
            <text:p>0.127908370627702</text:p>
          </table:table-cell>
          <table:table-cell office:value-type="float" office:value="0.125955795075067" calcext:value-type="float">
            <text:p>0.125955795075067</text:p>
          </table:table-cell>
          <table:table-cell office:value-type="float" office:value="0.13275531538255" calcext:value-type="float">
            <text:p>0.13275531538255</text:p>
          </table:table-cell>
          <table:table-cell office:value-type="float" office:value="0.00389709371052181" calcext:value-type="float">
            <text:p>0.00389709371052181</text:p>
          </table:table-cell>
          <table:table-cell office:value-type="float" office:value="0.000939988636165923" calcext:value-type="float">
            <text:p>0.000939988636165923</text:p>
          </table:table-cell>
          <table:table-cell office:value-type="float" office:value="0.00614515630414576" calcext:value-type="float">
            <text:p>0.0061451563041457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289249556232021" calcext:value-type="float">
            <text:p>0.0289249556232021</text:p>
          </table:table-cell>
          <table:table-cell office:value-type="float" office:value="0.0288684420994121" calcext:value-type="float">
            <text:p>0.0288684420994121</text:p>
          </table:table-cell>
          <table:table-cell office:value-type="float" office:value="0.0291054124772266" calcext:value-type="float">
            <text:p>0.0291054124772266</text:p>
          </table:table-cell>
          <table:table-cell office:value-type="float" office:value="0.000174228103214002" calcext:value-type="float">
            <text:p>0.000174228103214002</text:p>
          </table:table-cell>
          <table:table-cell office:value-type="float" office:value="0.0000511636241212208" calcext:value-type="float">
            <text:p>5.11636241212208E-05</text:p>
          </table:table-cell>
          <table:table-cell office:value-type="float" office:value="0.000324122260931664" calcext:value-type="float">
            <text:p>0.000324122260931664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2170506517321" calcext:value-type="float">
            <text:p>0.172170506517321</text:p>
          </table:table-cell>
          <table:table-cell office:value-type="float" office:value="0.169339184078906" calcext:value-type="float">
            <text:p>0.169339184078906</text:p>
          </table:table-cell>
          <table:table-cell office:value-type="float" office:value="0.173394455504329" calcext:value-type="float">
            <text:p>0.173394455504329</text:p>
          </table:table-cell>
          <table:table-cell office:value-type="float" office:value="0.00230328033851541" calcext:value-type="float">
            <text:p>0.00230328033851541</text:p>
          </table:table-cell>
          <table:table-cell office:value-type="float" office:value="0.000604103260479484" calcext:value-type="float">
            <text:p>0.000604103260479484</text:p>
          </table:table-cell>
          <table:table-cell office:value-type="float" office:value="0.00342716353777884" calcext:value-type="float">
            <text:p>0.00342716353777884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23778891464674" calcext:value-type="float">
            <text:p>0.0723778891464674</text:p>
          </table:table-cell>
          <table:table-cell office:value-type="float" office:value="0.0722084019654525" calcext:value-type="float">
            <text:p>0.0722084019654525</text:p>
          </table:table-cell>
          <table:table-cell office:value-type="float" office:value="0.0725800666652669" calcext:value-type="float">
            <text:p>0.0725800666652669</text:p>
          </table:table-cell>
          <table:table-cell office:value-type="float" office:value="0.000246988013229864" calcext:value-type="float">
            <text:p>0.000246988013229864</text:p>
          </table:table-cell>
          <table:table-cell office:value-type="float" office:value="0.000139817497539735" calcext:value-type="float">
            <text:p>0.000139817497539735</text:p>
          </table:table-cell>
          <table:table-cell office:value-type="float" office:value="0.000363582587610342" calcext:value-type="float">
            <text:p>0.000363582587610342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2009226974624" calcext:value-type="float">
            <text:p>0.212009226974624</text:p>
          </table:table-cell>
          <table:table-cell office:value-type="float" office:value="0.211438695071653" calcext:value-type="float">
            <text:p>0.211438695071653</text:p>
          </table:table-cell>
          <table:table-cell office:value-type="float" office:value="0.212630314125514" calcext:value-type="float">
            <text:p>0.212630314125514</text:p>
          </table:table-cell>
          <table:table-cell office:value-type="float" office:value="0.000683747655770083" calcext:value-type="float">
            <text:p>0.000683747655770083</text:p>
          </table:table-cell>
          <table:table-cell office:value-type="float" office:value="0.000405553805546621" calcext:value-type="float">
            <text:p>0.000405553805546621</text:p>
          </table:table-cell>
          <table:table-cell office:value-type="float" office:value="0.000953155467048608" calcext:value-type="float">
            <text:p>0.00095315546704860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32042569659839" calcext:value-type="float">
            <text:p>0.0632042569659839</text:p>
          </table:table-cell>
          <table:table-cell office:value-type="float" office:value="0.0631119423232427" calcext:value-type="float">
            <text:p>0.0631119423232427</text:p>
          </table:table-cell>
          <table:table-cell office:value-type="float" office:value="0.0632902287571991" calcext:value-type="float">
            <text:p>0.0632902287571991</text:p>
          </table:table-cell>
          <table:table-cell office:value-type="float" office:value="0.000130323788286636" calcext:value-type="float">
            <text:p>0.000130323788286636</text:p>
          </table:table-cell>
          <table:table-cell office:value-type="float" office:value="0.0000763935506292863" calcext:value-type="float">
            <text:p>7.63935506292863E-05</text:p>
          </table:table-cell>
          <table:table-cell office:value-type="float" office:value="0.000181295232803235" calcext:value-type="float">
            <text:p>0.00018129523280323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9463253772725" calcext:value-type="float">
            <text:p>0.239463253772725</text:p>
          </table:table-cell>
          <table:table-cell office:value-type="float" office:value="0.23846122549985" calcext:value-type="float">
            <text:p>0.23846122549985</text:p>
          </table:table-cell>
          <table:table-cell office:value-type="float" office:value="0.24100310883834" calcext:value-type="float">
            <text:p>0.24100310883834</text:p>
          </table:table-cell>
          <table:table-cell office:value-type="float" office:value="0.00123127475310273" calcext:value-type="float">
            <text:p>0.00123127475310273</text:p>
          </table:table-cell>
          <table:table-cell office:value-type="float" office:value="0.000124092671547755" calcext:value-type="float">
            <text:p>0.000124092671547755</text:p>
          </table:table-cell>
          <table:table-cell office:value-type="float" office:value="0.00187089126603458" calcext:value-type="float">
            <text:p>0.00187089126603458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581932510699806" calcext:value-type="float">
            <text:p>0.0581932510699806</text:p>
          </table:table-cell>
          <table:table-cell office:value-type="float" office:value="0.0580869501562839" calcext:value-type="float">
            <text:p>0.0580869501562839</text:p>
          </table:table-cell>
          <table:table-cell office:value-type="float" office:value="0.0585825629507622" calcext:value-type="float">
            <text:p>0.0585825629507622</text:p>
          </table:table-cell>
          <table:table-cell office:value-type="float" office:value="0.000281791871539201" calcext:value-type="float">
            <text:p>0.000281791871539201</text:p>
          </table:table-cell>
          <table:table-cell office:value-type="float" office:value="0.0000682081435119987" calcext:value-type="float">
            <text:p>6.82081435119987E-05</text:p>
          </table:table-cell>
          <table:table-cell office:value-type="float" office:value="0.000524586105155824" calcext:value-type="float">
            <text:p>0.000524586105155824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44189476686079" calcext:value-type="float">
            <text:p>0.244189476686079</text:p>
          </table:table-cell>
          <table:table-cell office:value-type="float" office:value="0.237852726398705" calcext:value-type="float">
            <text:p>0.237852726398705</text:p>
          </table:table-cell>
          <table:table-cell office:value-type="float" office:value="0.250451521519863" calcext:value-type="float">
            <text:p>0.250451521519863</text:p>
          </table:table-cell>
          <table:table-cell office:value-type="float" office:value="0.00606051515521764" calcext:value-type="float">
            <text:p>0.00606051515521764</text:p>
          </table:table-cell>
          <table:table-cell office:value-type="float" office:value="0.0029308325920598" calcext:value-type="float">
            <text:p>0.0029308325920598</text:p>
          </table:table-cell>
          <table:table-cell office:value-type="float" office:value="0.00747091487219712" calcext:value-type="float">
            <text:p>0.00747091487219712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66598103310868" calcext:value-type="float">
            <text:p>0.0766598103310868</text:p>
          </table:table-cell>
          <table:table-cell office:value-type="float" office:value="0.0727919882146705" calcext:value-type="float">
            <text:p>0.0727919882146705</text:p>
          </table:table-cell>
          <table:table-cell office:value-type="float" office:value="0.0858794446199317" calcext:value-type="float">
            <text:p>0.0858794446199317</text:p>
          </table:table-cell>
          <table:table-cell office:value-type="float" office:value="0.00666719183922674" calcext:value-type="float">
            <text:p>0.00666719183922674</text:p>
          </table:table-cell>
          <table:table-cell office:value-type="float" office:value="0.00472625337782151" calcext:value-type="float">
            <text:p>0.00472625337782151</text:p>
          </table:table-cell>
          <table:table-cell office:value-type="float" office:value="0.00883277654235554" calcext:value-type="float">
            <text:p>0.00883277654235554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2700972155192" calcext:value-type="float">
            <text:p>0.282700972155192</text:p>
          </table:table-cell>
          <table:table-cell office:value-type="float" office:value="0.281505425054105" calcext:value-type="float">
            <text:p>0.281505425054105</text:p>
          </table:table-cell>
          <table:table-cell office:value-type="float" office:value="0.284367746103089" calcext:value-type="float">
            <text:p>0.284367746103089</text:p>
          </table:table-cell>
          <table:table-cell office:value-type="float" office:value="0.0014914253367039" calcext:value-type="float">
            <text:p>0.0014914253367039</text:p>
          </table:table-cell>
          <table:table-cell office:value-type="float" office:value="0.000415055115864753" calcext:value-type="float">
            <text:p>0.000415055115864753</text:p>
          </table:table-cell>
          <table:table-cell office:value-type="float" office:value="0.00184459784749671" calcext:value-type="float">
            <text:p>0.00184459784749671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7021254558646" calcext:value-type="float">
            <text:p>0.107021254558646</text:p>
          </table:table-cell>
          <table:table-cell office:value-type="float" office:value="0.106826563548292" calcext:value-type="float">
            <text:p>0.106826563548292</text:p>
          </table:table-cell>
          <table:table-cell office:value-type="float" office:value="0.107501191015808" calcext:value-type="float">
            <text:p>0.107501191015808</text:p>
          </table:table-cell>
          <table:table-cell office:value-type="float" office:value="0.000396988811189055" calcext:value-type="float">
            <text:p>0.000396988811189055</text:p>
          </table:table-cell>
          <table:table-cell office:value-type="float" office:value="0.000149981597127689" calcext:value-type="float">
            <text:p>0.000149981597127689</text:p>
          </table:table-cell>
          <table:table-cell office:value-type="float" office:value="0.000614509313020905" calcext:value-type="float">
            <text:p>0.000614509313020905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5516903583587" calcext:value-type="float">
            <text:p>0.365516903583587</text:p>
          </table:table-cell>
          <table:table-cell office:value-type="float" office:value="0.364580574499996" calcext:value-type="float">
            <text:p>0.364580574499996</text:p>
          </table:table-cell>
          <table:table-cell office:value-type="float" office:value="0.366146705583863" calcext:value-type="float">
            <text:p>0.366146705583863</text:p>
          </table:table-cell>
          <table:table-cell office:value-type="float" office:value="0.000717238075336777" calcext:value-type="float">
            <text:p>0.000717238075336777</text:p>
          </table:table-cell>
          <table:table-cell office:value-type="float" office:value="0.0000274240417010809" calcext:value-type="float">
            <text:p>2.74240417010809E-05</text:p>
          </table:table-cell>
          <table:table-cell office:value-type="float" office:value="0.00100877323746171" calcext:value-type="float">
            <text:p>0.00100877323746171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056160890071" calcext:value-type="float">
            <text:p>0.1056160890071</text:p>
          </table:table-cell>
          <table:table-cell office:value-type="float" office:value="0.105293762629689" calcext:value-type="float">
            <text:p>0.105293762629689</text:p>
          </table:table-cell>
          <table:table-cell office:value-type="float" office:value="0.105869409490239" calcext:value-type="float">
            <text:p>0.105869409490239</text:p>
          </table:table-cell>
          <table:table-cell office:value-type="float" office:value="0.000336579337969302" calcext:value-type="float">
            <text:p>0.000336579337969302</text:p>
          </table:table-cell>
          <table:table-cell office:value-type="float" office:value="0.000164648489610939" calcext:value-type="float">
            <text:p>0.000164648489610939</text:p>
          </table:table-cell>
          <table:table-cell office:value-type="float" office:value="0.000482087837105264" calcext:value-type="float">
            <text:p>0.000482087837105264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5244996290148" calcext:value-type="float">
            <text:p>0.345244996290148</text:p>
          </table:table-cell>
          <table:table-cell office:value-type="float" office:value="0.34402215000091" calcext:value-type="float">
            <text:p>0.34402215000091</text:p>
          </table:table-cell>
          <table:table-cell office:value-type="float" office:value="0.348138698995172" calcext:value-type="float">
            <text:p>0.348138698995172</text:p>
          </table:table-cell>
          <table:table-cell office:value-type="float" office:value="0.00195384221010011" calcext:value-type="float">
            <text:p>0.00195384221010011</text:p>
          </table:table-cell>
          <table:table-cell office:value-type="float" office:value="0" calcext:value-type="float">
            <text:p>0</text:p>
          </table:table-cell>
          <table:table-cell office:value-type="float" office:value="0.00240308673931632" calcext:value-type="float">
            <text:p>0.00240308673931632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03723291309661" calcext:value-type="float">
            <text:p>0.103723291309661</text:p>
          </table:table-cell>
          <table:table-cell office:value-type="float" office:value="0.103480673332652" calcext:value-type="float">
            <text:p>0.103480673332652</text:p>
          </table:table-cell>
          <table:table-cell office:value-type="float" office:value="0.103939093386529" calcext:value-type="float">
            <text:p>0.103939093386529</text:p>
          </table:table-cell>
          <table:table-cell office:value-type="float" office:value="0.000275024665529292" calcext:value-type="float">
            <text:p>0.000275024665529292</text:p>
          </table:table-cell>
          <table:table-cell office:value-type="float" office:value="0.000189033971209133" calcext:value-type="float">
            <text:p>0.000189033971209133</text:p>
          </table:table-cell>
          <table:table-cell office:value-type="float" office:value="0.000363654731316244" calcext:value-type="float">
            <text:p>0.000363654731316244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02033213159335" calcext:value-type="float">
            <text:p>0.0702033213159335</text:p>
          </table:table-cell>
          <table:table-cell office:value-type="float" office:value="0.0674026148610777" calcext:value-type="float">
            <text:p>0.0674026148610777</text:p>
          </table:table-cell>
          <table:table-cell office:value-type="float" office:value="0.0713365512208471" calcext:value-type="float">
            <text:p>0.0713365512208471</text:p>
          </table:table-cell>
          <table:table-cell office:value-type="float" office:value="0.00256475194610685" calcext:value-type="float">
            <text:p>0.00256475194610685</text:p>
          </table:table-cell>
          <table:table-cell office:value-type="float" office:value="0.000853854021544721" calcext:value-type="float">
            <text:p>0.000853854021544721</text:p>
          </table:table-cell>
          <table:table-cell office:value-type="float" office:value="0.00419139412238764" calcext:value-type="float">
            <text:p>0.00419139412238764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09106661459778" calcext:value-type="float">
            <text:p>0.0409106661459778</text:p>
          </table:table-cell>
          <table:table-cell office:value-type="float" office:value="0.0408296487199608" calcext:value-type="float">
            <text:p>0.0408296487199608</text:p>
          </table:table-cell>
          <table:table-cell office:value-type="float" office:value="0.0409738168209178" calcext:value-type="float">
            <text:p>0.0409738168209178</text:p>
          </table:table-cell>
          <table:table-cell office:value-type="float" office:value="0.000108690311172286" calcext:value-type="float">
            <text:p>0.000108690311172286</text:p>
          </table:table-cell>
          <table:table-cell office:value-type="float" office:value="0.0000678231009105736" calcext:value-type="float">
            <text:p>6.78231009105736E-05</text:p>
          </table:table-cell>
          <table:table-cell office:value-type="float" office:value="0.000149702283232556" calcext:value-type="float">
            <text:p>0.00014970228323255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81653698919277" calcext:value-type="float">
            <text:p>0.0981653698919277</text:p>
          </table:table-cell>
          <table:table-cell office:value-type="float" office:value="0.0938407731959756" calcext:value-type="float">
            <text:p>0.0938407731959756</text:p>
          </table:table-cell>
          <table:table-cell office:value-type="float" office:value="0.100196428093221" calcext:value-type="float">
            <text:p>0.100196428093221</text:p>
          </table:table-cell>
          <table:table-cell office:value-type="float" office:value="0.00356216664178865" calcext:value-type="float">
            <text:p>0.00356216664178865</text:p>
          </table:table-cell>
          <table:table-cell office:value-type="float" office:value="0.00125220046505031" calcext:value-type="float">
            <text:p>0.00125220046505031</text:p>
          </table:table-cell>
          <table:table-cell office:value-type="float" office:value="0.00487391812130132" calcext:value-type="float">
            <text:p>0.00487391812130132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39206727697992" calcext:value-type="float">
            <text:p>0.0339206727697992</text:p>
          </table:table-cell>
          <table:table-cell office:value-type="float" office:value="0.0338371781295928" calcext:value-type="float">
            <text:p>0.0338371781295928</text:p>
          </table:table-cell>
          <table:table-cell office:value-type="float" office:value="0.0340688412122087" calcext:value-type="float">
            <text:p>0.0340688412122087</text:p>
          </table:table-cell>
          <table:table-cell office:value-type="float" office:value="0.000207024195012415" calcext:value-type="float">
            <text:p>0.000207024195012415</text:p>
          </table:table-cell>
          <table:table-cell office:value-type="float" office:value="0.0000629406331994161" calcext:value-type="float">
            <text:p>6.29406331994161E-05</text:p>
          </table:table-cell>
          <table:table-cell office:value-type="float" office:value="0.000315907077119592" calcext:value-type="float">
            <text:p>0.000315907077119592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8725933261247" calcext:value-type="float">
            <text:p>0.128725933261247</text:p>
          </table:table-cell>
          <table:table-cell office:value-type="float" office:value="0.127200596110326" calcext:value-type="float">
            <text:p>0.127200596110326</text:p>
          </table:table-cell>
          <table:table-cell office:value-type="float" office:value="0.131203580868957" calcext:value-type="float">
            <text:p>0.131203580868957</text:p>
          </table:table-cell>
          <table:table-cell office:value-type="float" office:value="0.00243036102509701" calcext:value-type="float">
            <text:p>0.00243036102509701</text:p>
          </table:table-cell>
          <table:table-cell office:value-type="float" office:value="0.00050833809558181" calcext:value-type="float">
            <text:p>0.00050833809558181</text:p>
          </table:table-cell>
          <table:table-cell office:value-type="float" office:value="0.00405606801938257" calcext:value-type="float">
            <text:p>0.00405606801938257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17509536063688" calcext:value-type="float">
            <text:p>0.0317509536063688</text:p>
          </table:table-cell>
          <table:table-cell office:value-type="float" office:value="0.0317011722345038" calcext:value-type="float">
            <text:p>0.0317011722345038</text:p>
          </table:table-cell>
          <table:table-cell office:value-type="float" office:value="0.0318034938527287" calcext:value-type="float">
            <text:p>0.0318034938527287</text:p>
          </table:table-cell>
          <table:table-cell office:value-type="float" office:value="0.0000851915933841858" calcext:value-type="float">
            <text:p>8.51915933841858E-05</text:p>
          </table:table-cell>
          <table:table-cell office:value-type="float" office:value="0.0000638187404598115" calcext:value-type="float">
            <text:p>6.38187404598115E-05</text:p>
          </table:table-cell>
          <table:table-cell office:value-type="float" office:value="0.000106519947533786" calcext:value-type="float">
            <text:p>0.000106519947533786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0631806595396" calcext:value-type="float">
            <text:p>0.10631806595396</text:p>
          </table:table-cell>
          <table:table-cell office:value-type="float" office:value="0.103126296063271" calcext:value-type="float">
            <text:p>0.103126296063271</text:p>
          </table:table-cell>
          <table:table-cell office:value-type="float" office:value="0.107797048639784" calcext:value-type="float">
            <text:p>0.107797048639784</text:p>
          </table:table-cell>
          <table:table-cell office:value-type="float" office:value="0.0027363014291478" calcext:value-type="float">
            <text:p>0.0027363014291478</text:p>
          </table:table-cell>
          <table:table-cell office:value-type="float" office:value="0.000777749933589115" calcext:value-type="float">
            <text:p>0.000777749933589115</text:p>
          </table:table-cell>
          <table:table-cell office:value-type="float" office:value="0.00419501149332539" calcext:value-type="float">
            <text:p>0.00419501149332539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750740470118693" calcext:value-type="float">
            <text:p>0.0750740470118693</text:p>
          </table:table-cell>
          <table:table-cell office:value-type="float" office:value="0.0620254344335518" calcext:value-type="float">
            <text:p>0.0620254344335518</text:p>
          </table:table-cell>
          <table:table-cell office:value-type="float" office:value="0.0869915778674388" calcext:value-type="float">
            <text:p>0.0869915778674388</text:p>
          </table:table-cell>
          <table:table-cell office:value-type="float" office:value="0.0171999582380941" calcext:value-type="float">
            <text:p>0.0171999582380941</text:p>
          </table:table-cell>
          <table:table-cell office:value-type="float" office:value="0.0107005499776617" calcext:value-type="float">
            <text:p>0.0107005499776617</text:p>
          </table:table-cell>
          <table:table-cell office:value-type="float" office:value="0.0232385444931501" calcext:value-type="float">
            <text:p>0.0232385444931501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12498848258696" calcext:value-type="float">
            <text:p>0.212498848258696</text:p>
          </table:table-cell>
          <table:table-cell office:value-type="float" office:value="0.201782439797272" calcext:value-type="float">
            <text:p>0.201782439797272</text:p>
          </table:table-cell>
          <table:table-cell office:value-type="float" office:value="0.219461323320805" calcext:value-type="float">
            <text:p>0.219461323320805</text:p>
          </table:table-cell>
          <table:table-cell office:value-type="float" office:value="0.00994123642513487" calcext:value-type="float">
            <text:p>0.00994123642513487</text:p>
          </table:table-cell>
          <table:table-cell office:value-type="float" office:value="0.00327093426315235" calcext:value-type="float">
            <text:p>0.00327093426315235</text:p>
          </table:table-cell>
          <table:table-cell office:value-type="float" office:value="0.0123823938081238" calcext:value-type="float">
            <text:p>0.0123823938081238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12649648218809" calcext:value-type="float">
            <text:p>0.0612649648218809</text:p>
          </table:table-cell>
          <table:table-cell office:value-type="float" office:value="0.0610985702795892" calcext:value-type="float">
            <text:p>0.0610985702795892</text:p>
          </table:table-cell>
          <table:table-cell office:value-type="float" office:value="0.0614886833555661" calcext:value-type="float">
            <text:p>0.0614886833555661</text:p>
          </table:table-cell>
          <table:table-cell office:value-type="float" office:value="0.000281878227054396" calcext:value-type="float">
            <text:p>0.000281878227054396</text:p>
          </table:table-cell>
          <table:table-cell office:value-type="float" office:value="0.00018961414510608" calcext:value-type="float">
            <text:p>0.00018961414510608</text:p>
          </table:table-cell>
          <table:table-cell office:value-type="float" office:value="0.000408798106516347" calcext:value-type="float">
            <text:p>0.000408798106516347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5783082075727" calcext:value-type="float">
            <text:p>0.205783082075727</text:p>
          </table:table-cell>
          <table:table-cell office:value-type="float" office:value="0.204939645888468" calcext:value-type="float">
            <text:p>0.204939645888468</text:p>
          </table:table-cell>
          <table:table-cell office:value-type="float" office:value="0.20630217325197" calcext:value-type="float">
            <text:p>0.20630217325197</text:p>
          </table:table-cell>
          <table:table-cell office:value-type="float" office:value="0.000739235130511403" calcext:value-type="float">
            <text:p>0.000739235130511403</text:p>
          </table:table-cell>
          <table:table-cell office:value-type="float" office:value="0.000307978107161525" calcext:value-type="float">
            <text:p>0.000307978107161525</text:p>
          </table:table-cell>
          <table:table-cell office:value-type="float" office:value="0.000993903792475983" calcext:value-type="float">
            <text:p>0.000993903792475983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23573462529411" calcext:value-type="float">
            <text:p>0.0723573462529411</text:p>
          </table:table-cell>
          <table:table-cell office:value-type="float" office:value="0.0721576575718774" calcext:value-type="float">
            <text:p>0.0721576575718774</text:p>
          </table:table-cell>
          <table:table-cell office:value-type="float" office:value="0.0724814947289931" calcext:value-type="float">
            <text:p>0.0724814947289931</text:p>
          </table:table-cell>
          <table:table-cell office:value-type="float" office:value="0.000224927801605535" calcext:value-type="float">
            <text:p>0.000224927801605535</text:p>
          </table:table-cell>
          <table:table-cell office:value-type="float" office:value="0.000117386825977022" calcext:value-type="float">
            <text:p>0.000117386825977022</text:p>
          </table:table-cell>
          <table:table-cell office:value-type="float" office:value="0.000341431037501812" calcext:value-type="float">
            <text:p>0.000341431037501812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29404552042979" calcext:value-type="float">
            <text:p>0.229404552042979</text:p>
          </table:table-cell>
          <table:table-cell office:value-type="float" office:value="0.225624683099037" calcext:value-type="float">
            <text:p>0.225624683099037</text:p>
          </table:table-cell>
          <table:table-cell office:value-type="float" office:value="0.234164358910978" calcext:value-type="float">
            <text:p>0.234164358910978</text:p>
          </table:table-cell>
          <table:table-cell office:value-type="float" office:value="0.00424783886399749" calcext:value-type="float">
            <text:p>0.00424783886399749</text:p>
          </table:table-cell>
          <table:table-cell office:value-type="float" office:value="0.00215578915472555" calcext:value-type="float">
            <text:p>0.00215578915472555</text:p>
          </table:table-cell>
          <table:table-cell office:value-type="float" office:value="0.00594992082116695" calcext:value-type="float">
            <text:p>0.0059499208211669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46545822042303" calcext:value-type="float">
            <text:p>0.0646545822042303</text:p>
          </table:table-cell>
          <table:table-cell office:value-type="float" office:value="0.064442491040281" calcext:value-type="float">
            <text:p>0.064442491040281</text:p>
          </table:table-cell>
          <table:table-cell office:value-type="float" office:value="0.0648880424463837" calcext:value-type="float">
            <text:p>0.0648880424463837</text:p>
          </table:table-cell>
          <table:table-cell office:value-type="float" office:value="0.000310474463216917" calcext:value-type="float">
            <text:p>0.000310474463216917</text:p>
          </table:table-cell>
          <table:table-cell office:value-type="float" office:value="0.000204735608910258" calcext:value-type="float">
            <text:p>0.000204735608910258</text:p>
          </table:table-cell>
          <table:table-cell office:value-type="float" office:value="0.000418566846545566" calcext:value-type="float">
            <text:p>0.000418566846545566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0908982068957" calcext:value-type="float">
            <text:p>0.220908982068957</text:p>
          </table:table-cell>
          <table:table-cell office:value-type="float" office:value="0.215296148458098" calcext:value-type="float">
            <text:p>0.215296148458098</text:p>
          </table:table-cell>
          <table:table-cell office:value-type="float" office:value="0.227518052831632" calcext:value-type="float">
            <text:p>0.227518052831632</text:p>
          </table:table-cell>
          <table:table-cell office:value-type="float" office:value="0.00697732187021865" calcext:value-type="float">
            <text:p>0.00697732187021865</text:p>
          </table:table-cell>
          <table:table-cell office:value-type="float" office:value="0.00249477679934596" calcext:value-type="float">
            <text:p>0.00249477679934596</text:p>
          </table:table-cell>
          <table:table-cell office:value-type="float" office:value="0.00901811990607924" calcext:value-type="float">
            <text:p>0.00901811990607924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37099560140396" calcext:value-type="float">
            <text:p>0.0637099560140396</text:p>
          </table:table-cell>
          <table:table-cell office:value-type="float" office:value="0.0635703007963383" calcext:value-type="float">
            <text:p>0.0635703007963383</text:p>
          </table:table-cell>
          <table:table-cell office:value-type="float" office:value="0.0638279964114327" calcext:value-type="float">
            <text:p>0.0638279964114327</text:p>
          </table:table-cell>
          <table:table-cell office:value-type="float" office:value="0.000172707017633549" calcext:value-type="float">
            <text:p>0.000172707017633549</text:p>
          </table:table-cell>
          <table:table-cell office:value-type="float" office:value="0.000107320647848862" calcext:value-type="float">
            <text:p>0.000107320647848862</text:p>
          </table:table-cell>
          <table:table-cell office:value-type="float" office:value="0.000259877833787759" calcext:value-type="float">
            <text:p>0.000259877833787759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98779355014097" calcext:value-type="float">
            <text:p>0.298779355014097</text:p>
          </table:table-cell>
          <table:table-cell office:value-type="float" office:value="0.297986725999363" calcext:value-type="float">
            <text:p>0.297986725999363</text:p>
          </table:table-cell>
          <table:table-cell office:value-type="float" office:value="0.300360856682237" calcext:value-type="float">
            <text:p>0.300360856682237</text:p>
          </table:table-cell>
          <table:table-cell office:value-type="float" office:value="0.00119094928283542" calcext:value-type="float">
            <text:p>0.00119094928283542</text:p>
          </table:table-cell>
          <table:table-cell office:value-type="float" office:value="0.00022547297987431" calcext:value-type="float">
            <text:p>0.00022547297987431</text:p>
          </table:table-cell>
          <table:table-cell office:value-type="float" office:value="0.00173759915119482" calcext:value-type="float">
            <text:p>0.00173759915119482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0668502293354" calcext:value-type="float">
            <text:p>0.110668502293354</text:p>
          </table:table-cell>
          <table:table-cell office:value-type="float" office:value="0.110491799882482" calcext:value-type="float">
            <text:p>0.110491799882482</text:p>
          </table:table-cell>
          <table:table-cell office:value-type="float" office:value="0.111004258150165" calcext:value-type="float">
            <text:p>0.111004258150165</text:p>
          </table:table-cell>
          <table:table-cell office:value-type="float" office:value="0.000299106095333285" calcext:value-type="float">
            <text:p>0.000299106095333285</text:p>
          </table:table-cell>
          <table:table-cell office:value-type="float" office:value="0.000122209863283531" calcext:value-type="float">
            <text:p>0.000122209863283531</text:p>
          </table:table-cell>
          <table:table-cell office:value-type="float" office:value="0.000395896762810309" calcext:value-type="float">
            <text:p>0.000395896762810309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90697275834858" calcext:value-type="float">
            <text:p>0.390697275834858</text:p>
          </table:table-cell>
          <table:table-cell office:value-type="float" office:value="0.38956140900018" calcext:value-type="float">
            <text:p>0.38956140900018</text:p>
          </table:table-cell>
          <table:table-cell office:value-type="float" office:value="0.391614185753951" calcext:value-type="float">
            <text:p>0.391614185753951</text:p>
          </table:table-cell>
          <table:table-cell office:value-type="float" office:value="0.00115736730012069" calcext:value-type="float">
            <text:p>0.00115736730012069</text:p>
          </table:table-cell>
          <table:table-cell office:value-type="float" office:value="0.000365796499863791" calcext:value-type="float">
            <text:p>0.000365796499863791</text:p>
          </table:table-cell>
          <table:table-cell office:value-type="float" office:value="0.0015802282818349" calcext:value-type="float">
            <text:p>0.0015802282818349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73445671221344" calcext:value-type="float">
            <text:p>0.0973445671221344</text:p>
          </table:table-cell>
          <table:table-cell office:value-type="float" office:value="0.0971872685329642" calcext:value-type="float">
            <text:p>0.0971872685329642</text:p>
          </table:table-cell>
          <table:table-cell office:value-type="float" office:value="0.0977029299383503" calcext:value-type="float">
            <text:p>0.0977029299383503</text:p>
          </table:table-cell>
          <table:table-cell office:value-type="float" office:value="0.00030978883145006" calcext:value-type="float">
            <text:p>0.00030978883145006</text:p>
          </table:table-cell>
          <table:table-cell office:value-type="float" office:value="0.00010845777217786" calcext:value-type="float">
            <text:p>0.00010845777217786</text:p>
          </table:table-cell>
          <table:table-cell office:value-type="float" office:value="0.000512066837333817" calcext:value-type="float">
            <text:p>0.000512066837333817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7539577146866" calcext:value-type="float">
            <text:p>0.347539577146866</text:p>
          </table:table-cell>
          <table:table-cell office:value-type="float" office:value="0.346979721127354" calcext:value-type="float">
            <text:p>0.346979721127354</text:p>
          </table:table-cell>
          <table:table-cell office:value-type="float" office:value="0.348630207333675" calcext:value-type="float">
            <text:p>0.348630207333675</text:p>
          </table:table-cell>
          <table:table-cell office:value-type="float" office:value="0.000756805430539456" calcext:value-type="float">
            <text:p>0.000756805430539456</text:p>
          </table:table-cell>
          <table:table-cell office:value-type="float" office:value="0.0000927236251300201" calcext:value-type="float">
            <text:p>9.27236251300201E-05</text:p>
          </table:table-cell>
          <table:table-cell office:value-type="float" office:value="0.00099949973929665" calcext:value-type="float">
            <text:p>0.00099949973929665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56245184031093" calcext:value-type="float">
            <text:p>0.0956245184031093</text:p>
          </table:table-cell>
          <table:table-cell office:value-type="float" office:value="0.0953198050447818" calcext:value-type="float">
            <text:p>0.0953198050447818</text:p>
          </table:table-cell>
          <table:table-cell office:value-type="float" office:value="0.0958493440595568" calcext:value-type="float">
            <text:p>0.0958493440595568</text:p>
          </table:table-cell>
          <table:table-cell office:value-type="float" office:value="0.000346899178753654" calcext:value-type="float">
            <text:p>0.000346899178753654</text:p>
          </table:table-cell>
          <table:table-cell office:value-type="float" office:value="0.000162539239861514" calcext:value-type="float">
            <text:p>0.000162539239861514</text:p>
          </table:table-cell>
          <table:table-cell office:value-type="float" office:value="0.000529879707075667" calcext:value-type="float">
            <text:p>0.000529879707075667</text:p>
          </table:table-cell>
        </table:table-row>
      </table:table>
      <table:table table:name="Statistics" table:style-name="ta1">
        <table:table-column table:style-name="co9" table:default-cell-style-name="ce8"/>
        <table:table-column table:style-name="co9" table:number-columns-repeated="10" table:default-cell-style-name="Default"/>
        <table:table-column table:style-name="co10" table:default-cell-style-name="ce9"/>
        <table:table-column table:style-name="co11" table:default-cell-style-name="ce11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4</text:p>
          </table:table-cell>
          <table:table-cell office:value-type="string" calcext:value-type="string">
            <text:p>Mean5</text:p>
          </table:table-cell>
          <table:table-cell office:value-type="string" calcext:value-type="string">
            <text:p>Mean6</text:p>
          </table:table-cell>
          <table:table-cell office:value-type="string" calcext:value-type="string">
            <text:p>Mean7</text:p>
          </table:table-cell>
          <table:table-cell office:value-type="string" calcext:value-type="string">
            <text:p>Mean8</text:p>
          </table:table-cell>
          <table:table-cell office:value-type="string" calcext:value-type="string">
            <text:p>Mean9</text:p>
          </table:table-cell>
          <table:table-cell office:value-type="string" calcext:value-type="string">
            <text:p>Mean10</text:p>
          </table:table-cell>
          <table:table-cell table:style-name="ce8" office:value-type="string" calcext:value-type="string">
            <text:p>Mean</text:p>
          </table:table-cell>
          <table:table-cell table:style-name="ce2" office:value-type="string" calcext:value-type="string">
            <text:p>Speedup of rearrange-afrp vs Yampa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op Fraction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08737252918138" calcext:value-type="float">
            <text:p>0.0808737252918138</text:p>
          </table:table-cell>
          <table:table-cell office:value-type="float" office:value="0.0701078772108835" calcext:value-type="float">
            <text:p>0.0701078772108835</text:p>
          </table:table-cell>
          <table:table-cell office:value-type="float" office:value="0.0686534103507773" calcext:value-type="float">
            <text:p>0.0686534103507773</text:p>
          </table:table-cell>
          <table:table-cell office:value-type="float" office:value="0.0910074187513841" calcext:value-type="float">
            <text:p>0.0910074187513841</text:p>
          </table:table-cell>
          <table:table-cell office:value-type="float" office:value="0.105363416176698" calcext:value-type="float">
            <text:p>0.105363416176698</text:p>
          </table:table-cell>
          <table:table-cell office:value-type="float" office:value="0.0627604073597086" calcext:value-type="float">
            <text:p>0.0627604073597086</text:p>
          </table:table-cell>
          <table:table-cell office:value-type="float" office:value="0.0670386392841692" calcext:value-type="float">
            <text:p>0.0670386392841692</text:p>
          </table:table-cell>
          <table:table-cell office:value-type="float" office:value="0.0899491503540848" calcext:value-type="float">
            <text:p>0.0899491503540848</text:p>
          </table:table-cell>
          <table:table-cell office:value-type="float" office:value="0.0972364317943459" calcext:value-type="float">
            <text:p>0.0972364317943459</text:p>
          </table:table-cell>
          <table:table-cell office:value-type="float" office:value="0.0702033213159335" calcext:value-type="float">
            <text:p>0.0702033213159335</text:p>
          </table:table-cell>
          <table:table-cell table:formula="of:=AVERAGE([.B2:.K2])" office:value-type="float" office:value="0.0803193797889799" calcext:value-type="float">
            <text:p>0.0803</text:p>
          </table:table-cell>
          <table:table-cell office:value-type="float" office:value="2.09324006128029" calcext:value-type="float" table:number-columns-spanned="1" table:number-rows-spanned="2">
            <text:p>2.0932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4004600702902" calcext:value-type="float">
            <text:p>0.0384004600702902</text:p>
          </table:table-cell>
          <table:table-cell office:value-type="float" office:value="0.0450440817291483" calcext:value-type="float">
            <text:p>0.0450440817291483</text:p>
          </table:table-cell>
          <table:table-cell office:value-type="float" office:value="0.0412439481509806" calcext:value-type="float">
            <text:p>0.0412439481509806</text:p>
          </table:table-cell>
          <table:table-cell office:value-type="float" office:value="0.0373216758930056" calcext:value-type="float">
            <text:p>0.0373216758930056</text:p>
          </table:table-cell>
          <table:table-cell office:value-type="float" office:value="0.0285912405799252" calcext:value-type="float">
            <text:p>0.0285912405799252</text:p>
          </table:table-cell>
          <table:table-cell office:value-type="float" office:value="0.0372273641222958" calcext:value-type="float">
            <text:p>0.0372273641222958</text:p>
          </table:table-cell>
          <table:table-cell office:value-type="float" office:value="0.0402552145640936" calcext:value-type="float">
            <text:p>0.0402552145640936</text:p>
          </table:table-cell>
          <table:table-cell office:value-type="float" office:value="0.0380919875709784" calcext:value-type="float">
            <text:p>0.0380919875709784</text:p>
          </table:table-cell>
          <table:table-cell office:value-type="float" office:value="0.0366217626829432" calcext:value-type="float">
            <text:p>0.0366217626829432</text:p>
          </table:table-cell>
          <table:table-cell office:value-type="float" office:value="0.0409106661459778" calcext:value-type="float">
            <text:p>0.0409106661459778</text:p>
          </table:table-cell>
          <table:table-cell table:formula="of:=AVERAGE([.B3:.K3])" office:value-type="float" office:value="0.0383708401509639" calcext:value-type="float">
            <text:p>0.038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21593290426544" calcext:value-type="float">
            <text:p>0.121593290426544</text:p>
          </table:table-cell>
          <table:table-cell office:value-type="float" office:value="0.106430750459036" calcext:value-type="float">
            <text:p>0.106430750459036</text:p>
          </table:table-cell>
          <table:table-cell office:value-type="float" office:value="0.0881412352126642" calcext:value-type="float">
            <text:p>0.0881412352126642</text:p>
          </table:table-cell>
          <table:table-cell office:value-type="float" office:value="0.0756678891448272" calcext:value-type="float">
            <text:p>0.0756678891448272</text:p>
          </table:table-cell>
          <table:table-cell office:value-type="float" office:value="0.09717541152966" calcext:value-type="float">
            <text:p>0.09717541152966</text:p>
          </table:table-cell>
          <table:table-cell office:value-type="float" office:value="0.0978486973076172" calcext:value-type="float">
            <text:p>0.0978486973076172</text:p>
          </table:table-cell>
          <table:table-cell office:value-type="float" office:value="0.098929630362573" calcext:value-type="float">
            <text:p>0.098929630362573</text:p>
          </table:table-cell>
          <table:table-cell office:value-type="float" office:value="0.0999517246789835" calcext:value-type="float">
            <text:p>0.0999517246789835</text:p>
          </table:table-cell>
          <table:table-cell office:value-type="float" office:value="0.109112147934438" calcext:value-type="float">
            <text:p>0.109112147934438</text:p>
          </table:table-cell>
          <table:table-cell office:value-type="float" office:value="0.0981653698919277" calcext:value-type="float">
            <text:p>0.0981653698919277</text:p>
          </table:table-cell>
          <table:table-cell table:formula="of:=AVERAGE([.B4:.K4])" office:value-type="float" office:value="0.0993016146948271" calcext:value-type="float">
            <text:p>0.0993</text:p>
          </table:table-cell>
          <table:table-cell office:value-type="float" office:value="2.81044714970511" calcext:value-type="float" table:number-columns-spanned="1" table:number-rows-spanned="2">
            <text:p>2.8104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19957916795967" calcext:value-type="float">
            <text:p>0.0319957916795967</text:p>
          </table:table-cell>
          <table:table-cell office:value-type="float" office:value="0.0306253718738826" calcext:value-type="float">
            <text:p>0.0306253718738826</text:p>
          </table:table-cell>
          <table:table-cell office:value-type="float" office:value="0.0360929870233959" calcext:value-type="float">
            <text:p>0.0360929870233959</text:p>
          </table:table-cell>
          <table:table-cell office:value-type="float" office:value="0.0408829356990749" calcext:value-type="float">
            <text:p>0.0408829356990749</text:p>
          </table:table-cell>
          <table:table-cell office:value-type="float" office:value="0.0366399181706924" calcext:value-type="float">
            <text:p>0.0366399181706924</text:p>
          </table:table-cell>
          <table:table-cell office:value-type="float" office:value="0.0377385897959663" calcext:value-type="float">
            <text:p>0.0377385897959663</text:p>
          </table:table-cell>
          <table:table-cell office:value-type="float" office:value="0.0367718019061198" calcext:value-type="float">
            <text:p>0.0367718019061198</text:p>
          </table:table-cell>
          <table:table-cell office:value-type="float" office:value="0.0327098368339614" calcext:value-type="float">
            <text:p>0.0327098368339614</text:p>
          </table:table-cell>
          <table:table-cell office:value-type="float" office:value="0.0359523986627587" calcext:value-type="float">
            <text:p>0.0359523986627587</text:p>
          </table:table-cell>
          <table:table-cell office:value-type="float" office:value="0.0339206727697992" calcext:value-type="float">
            <text:p>0.0339206727697992</text:p>
          </table:table-cell>
          <table:table-cell table:formula="of:=AVERAGE([.B5:.K5])" office:value-type="float" office:value="0.0353330304415248" calcext:value-type="float">
            <text:p>0.035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4627065008462" calcext:value-type="float">
            <text:p>0.114627065008462</text:p>
          </table:table-cell>
          <table:table-cell office:value-type="float" office:value="0.113724760032736" calcext:value-type="float">
            <text:p>0.113724760032736</text:p>
          </table:table-cell>
          <table:table-cell office:value-type="float" office:value="0.113882279449219" calcext:value-type="float">
            <text:p>0.113882279449219</text:p>
          </table:table-cell>
          <table:table-cell office:value-type="float" office:value="0.105557824403463" calcext:value-type="float">
            <text:p>0.105557824403463</text:p>
          </table:table-cell>
          <table:table-cell office:value-type="float" office:value="0.0995325605903106" calcext:value-type="float">
            <text:p>0.0995325605903106</text:p>
          </table:table-cell>
          <table:table-cell office:value-type="float" office:value="0.108514009403896" calcext:value-type="float">
            <text:p>0.108514009403896</text:p>
          </table:table-cell>
          <table:table-cell office:value-type="float" office:value="0.125798217765934" calcext:value-type="float">
            <text:p>0.125798217765934</text:p>
          </table:table-cell>
          <table:table-cell office:value-type="float" office:value="0.101669858639048" calcext:value-type="float">
            <text:p>0.101669858639048</text:p>
          </table:table-cell>
          <table:table-cell office:value-type="float" office:value="0.10940093546878" calcext:value-type="float">
            <text:p>0.10940093546878</text:p>
          </table:table-cell>
          <table:table-cell office:value-type="float" office:value="0.128725933261247" calcext:value-type="float">
            <text:p>0.128725933261247</text:p>
          </table:table-cell>
          <table:table-cell table:formula="of:=AVERAGE([.B6:.K6])" office:value-type="float" office:value="0.11214334440231" calcext:value-type="float">
            <text:p>0.1121</text:p>
          </table:table-cell>
          <table:table-cell office:value-type="float" office:value="2.85933536820452" calcext:value-type="float" table:number-columns-spanned="1" table:number-rows-spanned="2">
            <text:p>2.859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58750140315672" calcext:value-type="float">
            <text:p>0.0458750140315672</text:p>
          </table:table-cell>
          <table:table-cell office:value-type="float" office:value="0.0350410881067651" calcext:value-type="float">
            <text:p>0.0350410881067651</text:p>
          </table:table-cell>
          <table:table-cell office:value-type="float" office:value="0.0585739893171817" calcext:value-type="float">
            <text:p>0.0585739893171817</text:p>
          </table:table-cell>
          <table:table-cell office:value-type="float" office:value="0.0375746907235202" calcext:value-type="float">
            <text:p>0.0375746907235202</text:p>
          </table:table-cell>
          <table:table-cell office:value-type="float" office:value="0.0342458386992103" calcext:value-type="float">
            <text:p>0.0342458386992103</text:p>
          </table:table-cell>
          <table:table-cell office:value-type="float" office:value="0.0331265710278554" calcext:value-type="float">
            <text:p>0.0331265710278554</text:p>
          </table:table-cell>
          <table:table-cell office:value-type="float" office:value="0.0424965018090024" calcext:value-type="float">
            <text:p>0.0424965018090024</text:p>
          </table:table-cell>
          <table:table-cell office:value-type="float" office:value="0.0351979090023268" calcext:value-type="float">
            <text:p>0.0351979090023268</text:p>
          </table:table-cell>
          <table:table-cell office:value-type="float" office:value="0.038318182523875" calcext:value-type="float">
            <text:p>0.038318182523875</text:p>
          </table:table-cell>
          <table:table-cell office:value-type="float" office:value="0.0317509536063688" calcext:value-type="float">
            <text:p>0.0317509536063688</text:p>
          </table:table-cell>
          <table:table-cell table:formula="of:=AVERAGE([.B7:.K7])" office:value-type="float" office:value="0.0392200738847673" calcext:value-type="float">
            <text:p>0.0392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2292909114861" calcext:value-type="float">
            <text:p>0.112292909114861</text:p>
          </table:table-cell>
          <table:table-cell office:value-type="float" office:value="0.143391812934714" calcext:value-type="float">
            <text:p>0.143391812934714</text:p>
          </table:table-cell>
          <table:table-cell office:value-type="float" office:value="0.115989875200894" calcext:value-type="float">
            <text:p>0.115989875200894</text:p>
          </table:table-cell>
          <table:table-cell office:value-type="float" office:value="0.128299075397347" calcext:value-type="float">
            <text:p>0.128299075397347</text:p>
          </table:table-cell>
          <table:table-cell office:value-type="float" office:value="0.127725181270259" calcext:value-type="float">
            <text:p>0.127725181270259</text:p>
          </table:table-cell>
          <table:table-cell office:value-type="float" office:value="0.167054440875194" calcext:value-type="float">
            <text:p>0.167054440875194</text:p>
          </table:table-cell>
          <table:table-cell office:value-type="float" office:value="0.152564431558266" calcext:value-type="float">
            <text:p>0.152564431558266</text:p>
          </table:table-cell>
          <table:table-cell office:value-type="float" office:value="0.140952050405803" calcext:value-type="float">
            <text:p>0.140952050405803</text:p>
          </table:table-cell>
          <table:table-cell office:value-type="float" office:value="0.127908370627702" calcext:value-type="float">
            <text:p>0.127908370627702</text:p>
          </table:table-cell>
          <table:table-cell office:value-type="float" office:value="0.10631806595396" calcext:value-type="float">
            <text:p>0.10631806595396</text:p>
          </table:table-cell>
          <table:table-cell table:formula="of:=AVERAGE([.B8:.K8])" office:value-type="float" office:value="0.1322496213339" calcext:value-type="float">
            <text:p>0.1322</text:p>
          </table:table-cell>
          <table:table-cell office:value-type="float" office:value="2.95005495706869" calcext:value-type="float" table:number-columns-spanned="1" table:number-rows-spanned="2">
            <text:p>2.9501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16341178038871" calcext:value-type="float">
            <text:p>0.0316341178038871</text:p>
          </table:table-cell>
          <table:table-cell office:value-type="float" office:value="0.0569264740691783" calcext:value-type="float">
            <text:p>0.0569264740691783</text:p>
          </table:table-cell>
          <table:table-cell office:value-type="float" office:value="0.0341162139995502" calcext:value-type="float">
            <text:p>0.0341162139995502</text:p>
          </table:table-cell>
          <table:table-cell office:value-type="float" office:value="0.0434397249823371" calcext:value-type="float">
            <text:p>0.0434397249823371</text:p>
          </table:table-cell>
          <table:table-cell office:value-type="float" office:value="0.0566420159217549" calcext:value-type="float">
            <text:p>0.0566420159217549</text:p>
          </table:table-cell>
          <table:table-cell office:value-type="float" office:value="0.0369768043565709" calcext:value-type="float">
            <text:p>0.0369768043565709</text:p>
          </table:table-cell>
          <table:table-cell office:value-type="float" office:value="0.0263403291596191" calcext:value-type="float">
            <text:p>0.0263403291596191</text:p>
          </table:table-cell>
          <table:table-cell office:value-type="float" office:value="0.058220766677178" calcext:value-type="float">
            <text:p>0.058220766677178</text:p>
          </table:table-cell>
          <table:table-cell office:value-type="float" office:value="0.0289249556232021" calcext:value-type="float">
            <text:p>0.0289249556232021</text:p>
          </table:table-cell>
          <table:table-cell office:value-type="float" office:value="0.0750740470118693" calcext:value-type="float">
            <text:p>0.0750740470118693</text:p>
          </table:table-cell>
          <table:table-cell table:formula="of:=AVERAGE([.B9:.K9])" office:value-type="float" office:value="0.0448295449605147" calcext:value-type="float">
            <text:p>0.044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4372796663825" calcext:value-type="float">
            <text:p>0.184372796663825</text:p>
          </table:table-cell>
          <table:table-cell office:value-type="float" office:value="0.186099503774626" calcext:value-type="float">
            <text:p>0.186099503774626</text:p>
          </table:table-cell>
          <table:table-cell office:value-type="float" office:value="0.204197876483815" calcext:value-type="float">
            <text:p>0.204197876483815</text:p>
          </table:table-cell>
          <table:table-cell office:value-type="float" office:value="0.203270404544411" calcext:value-type="float">
            <text:p>0.203270404544411</text:p>
          </table:table-cell>
          <table:table-cell office:value-type="float" office:value="0.178543843135594" calcext:value-type="float">
            <text:p>0.178543843135594</text:p>
          </table:table-cell>
          <table:table-cell office:value-type="float" office:value="0.172762034195186" calcext:value-type="float">
            <text:p>0.172762034195186</text:p>
          </table:table-cell>
          <table:table-cell office:value-type="float" office:value="0.176184152389292" calcext:value-type="float">
            <text:p>0.176184152389292</text:p>
          </table:table-cell>
          <table:table-cell office:value-type="float" office:value="0.183967496928178" calcext:value-type="float">
            <text:p>0.183967496928178</text:p>
          </table:table-cell>
          <table:table-cell office:value-type="float" office:value="0.172170506517321" calcext:value-type="float">
            <text:p>0.172170506517321</text:p>
          </table:table-cell>
          <table:table-cell office:value-type="float" office:value="0.212498848258696" calcext:value-type="float">
            <text:p>0.212498848258696</text:p>
          </table:table-cell>
          <table:table-cell table:formula="of:=AVERAGE([.B10:.K10])" office:value-type="float" office:value="0.187406746289094" calcext:value-type="float">
            <text:p>0.1874</text:p>
          </table:table-cell>
          <table:table-cell office:value-type="float" office:value="2.72255451176429" calcext:value-type="float" table:number-columns-spanned="1" table:number-rows-spanned="2">
            <text:p>2.7226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4310536918712" calcext:value-type="float">
            <text:p>0.0734310536918712</text:p>
          </table:table-cell>
          <table:table-cell office:value-type="float" office:value="0.0703547167992643" calcext:value-type="float">
            <text:p>0.0703547167992643</text:p>
          </table:table-cell>
          <table:table-cell office:value-type="float" office:value="0.0673903553140783" calcext:value-type="float">
            <text:p>0.0673903553140783</text:p>
          </table:table-cell>
          <table:table-cell office:value-type="float" office:value="0.0647239324224395" calcext:value-type="float">
            <text:p>0.0647239324224395</text:p>
          </table:table-cell>
          <table:table-cell office:value-type="float" office:value="0.0733551115755624" calcext:value-type="float">
            <text:p>0.0733551115755624</text:p>
          </table:table-cell>
          <table:table-cell office:value-type="float" office:value="0.0670210482734422" calcext:value-type="float">
            <text:p>0.0670210482734422</text:p>
          </table:table-cell>
          <table:table-cell office:value-type="float" office:value="0.0724680253447361" calcext:value-type="float">
            <text:p>0.0724680253447361</text:p>
          </table:table-cell>
          <table:table-cell office:value-type="float" office:value="0.0659618244750012" calcext:value-type="float">
            <text:p>0.0659618244750012</text:p>
          </table:table-cell>
          <table:table-cell office:value-type="float" office:value="0.0723778891464674" calcext:value-type="float">
            <text:p>0.0723778891464674</text:p>
          </table:table-cell>
          <table:table-cell office:value-type="float" office:value="0.0612649648218809" calcext:value-type="float">
            <text:p>0.0612649648218809</text:p>
          </table:table-cell>
          <table:table-cell table:formula="of:=AVERAGE([.B11:.K11])" office:value-type="float" office:value="0.0688348921864743" calcext:value-type="float">
            <text:p>0.068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9355950863543" calcext:value-type="float">
            <text:p>0.209355950863543</text:p>
          </table:table-cell>
          <table:table-cell office:value-type="float" office:value="0.217016216047493" calcext:value-type="float">
            <text:p>0.217016216047493</text:p>
          </table:table-cell>
          <table:table-cell office:value-type="float" office:value="0.21973660479404" calcext:value-type="float">
            <text:p>0.21973660479404</text:p>
          </table:table-cell>
          <table:table-cell office:value-type="float" office:value="0.197137790206074" calcext:value-type="float">
            <text:p>0.197137790206074</text:p>
          </table:table-cell>
          <table:table-cell office:value-type="float" office:value="0.197562299104377" calcext:value-type="float">
            <text:p>0.197562299104377</text:p>
          </table:table-cell>
          <table:table-cell office:value-type="float" office:value="0.219461564316791" calcext:value-type="float">
            <text:p>0.219461564316791</text:p>
          </table:table-cell>
          <table:table-cell office:value-type="float" office:value="0.213146970283075" calcext:value-type="float">
            <text:p>0.213146970283075</text:p>
          </table:table-cell>
          <table:table-cell office:value-type="float" office:value="0.209381128482346" calcext:value-type="float">
            <text:p>0.209381128482346</text:p>
          </table:table-cell>
          <table:table-cell office:value-type="float" office:value="0.212009226974624" calcext:value-type="float">
            <text:p>0.212009226974624</text:p>
          </table:table-cell>
          <table:table-cell office:value-type="float" office:value="0.205783082075727" calcext:value-type="float">
            <text:p>0.205783082075727</text:p>
          </table:table-cell>
          <table:table-cell table:formula="of:=AVERAGE([.B12:.K12])" office:value-type="float" office:value="0.210059083314809" calcext:value-type="float">
            <text:p>0.2101</text:p>
          </table:table-cell>
          <table:table-cell office:value-type="float" office:value="3.15790627988146" calcext:value-type="float" table:number-columns-spanned="1" table:number-rows-spanned="2">
            <text:p>3.1579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50333377051353" calcext:value-type="float">
            <text:p>0.0650333377051353</text:p>
          </table:table-cell>
          <table:table-cell office:value-type="float" office:value="0.0634605583513876" calcext:value-type="float">
            <text:p>0.0634605583513876</text:p>
          </table:table-cell>
          <table:table-cell office:value-type="float" office:value="0.0658313377561518" calcext:value-type="float">
            <text:p>0.0658313377561518</text:p>
          </table:table-cell>
          <table:table-cell office:value-type="float" office:value="0.0691607564115279" calcext:value-type="float">
            <text:p>0.0691607564115279</text:p>
          </table:table-cell>
          <table:table-cell office:value-type="float" office:value="0.0705309523808837" calcext:value-type="float">
            <text:p>0.0705309523808837</text:p>
          </table:table-cell>
          <table:table-cell office:value-type="float" office:value="0.0590143053285654" calcext:value-type="float">
            <text:p>0.0590143053285654</text:p>
          </table:table-cell>
          <table:table-cell office:value-type="float" office:value="0.0701994395554099" calcext:value-type="float">
            <text:p>0.0701994395554099</text:p>
          </table:table-cell>
          <table:table-cell office:value-type="float" office:value="0.0663923750088626" calcext:value-type="float">
            <text:p>0.0663923750088626</text:p>
          </table:table-cell>
          <table:table-cell office:value-type="float" office:value="0.0632042569659839" calcext:value-type="float">
            <text:p>0.0632042569659839</text:p>
          </table:table-cell>
          <table:table-cell office:value-type="float" office:value="0.0723573462529411" calcext:value-type="float">
            <text:p>0.0723573462529411</text:p>
          </table:table-cell>
          <table:table-cell table:formula="of:=AVERAGE([.B13:.K13])" office:value-type="float" office:value="0.0665184665716849" calcext:value-type="float">
            <text:p>0.066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2235004986281" calcext:value-type="float">
            <text:p>0.232235004986281</text:p>
          </table:table-cell>
          <table:table-cell office:value-type="float" office:value="0.200885914511026" calcext:value-type="float">
            <text:p>0.200885914511026</text:p>
          </table:table-cell>
          <table:table-cell office:value-type="float" office:value="0.199172705905544" calcext:value-type="float">
            <text:p>0.199172705905544</text:p>
          </table:table-cell>
          <table:table-cell office:value-type="float" office:value="0.191973596719476" calcext:value-type="float">
            <text:p>0.191973596719476</text:p>
          </table:table-cell>
          <table:table-cell office:value-type="float" office:value="0.230060657290758" calcext:value-type="float">
            <text:p>0.230060657290758</text:p>
          </table:table-cell>
          <table:table-cell office:value-type="float" office:value="0.225202954724349" calcext:value-type="float">
            <text:p>0.225202954724349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12185120508406" calcext:value-type="float">
            <text:p>0.212185120508406</text:p>
          </table:table-cell>
          <table:table-cell office:value-type="float" office:value="0.239463253772725" calcext:value-type="float">
            <text:p>0.239463253772725</text:p>
          </table:table-cell>
          <table:table-cell office:value-type="float" office:value="0.229404552042979" calcext:value-type="float">
            <text:p>0.229404552042979</text:p>
          </table:table-cell>
          <table:table-cell table:formula="of:=AVERAGE([.B14:.K14])" office:value-type="float" office:value="0.216910250311781" calcext:value-type="float">
            <text:p>0.2169</text:p>
          </table:table-cell>
          <table:table-cell office:value-type="float" office:value="3.26596505724542" calcext:value-type="float" table:number-columns-spanned="1" table:number-rows-spanned="2">
            <text:p>3.2660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1877093826069" calcext:value-type="float">
            <text:p>0.061877093826069</text:p>
          </table:table-cell>
          <table:table-cell office:value-type="float" office:value="0.0713371954752184" calcext:value-type="float">
            <text:p>0.0713371954752184</text:p>
          </table:table-cell>
          <table:table-cell office:value-type="float" office:value="0.0660043886094037" calcext:value-type="float">
            <text:p>0.0660043886094037</text:p>
          </table:table-cell>
          <table:table-cell office:value-type="float" office:value="0.0744186300371603" calcext:value-type="float">
            <text:p>0.0744186300371603</text:p>
          </table:table-cell>
          <table:table-cell office:value-type="float" office:value="0.0635225122964006" calcext:value-type="float">
            <text:p>0.0635225122964006</text:p>
          </table:table-cell>
          <table:table-cell office:value-type="float" office:value="0.0657439056936442" calcext:value-type="float">
            <text:p>0.0657439056936442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679151256523195" calcext:value-type="float">
            <text:p>0.0679151256523195</text:p>
          </table:table-cell>
          <table:table-cell office:value-type="float" office:value="0.0581932510699806" calcext:value-type="float">
            <text:p>0.0581932510699806</text:p>
          </table:table-cell>
          <table:table-cell office:value-type="float" office:value="0.0646545822042303" calcext:value-type="float">
            <text:p>0.0646545822042303</text:p>
          </table:table-cell>
          <table:table-cell table:formula="of:=AVERAGE([.B15:.K15])" office:value-type="float" office:value="0.0664153616189415" calcext:value-type="float">
            <text:p>0.066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8072662260353" calcext:value-type="float">
            <text:p>0.28072662260353</text:p>
          </table:table-cell>
          <table:table-cell office:value-type="float" office:value="0.234592946013456" calcext:value-type="float">
            <text:p>0.234592946013456</text:p>
          </table:table-cell>
          <table:table-cell office:value-type="float" office:value="0.257998827460421" calcext:value-type="float">
            <text:p>0.257998827460421</text:p>
          </table:table-cell>
          <table:table-cell office:value-type="float" office:value="0.263376848627862" calcext:value-type="float">
            <text:p>0.263376848627862</text:p>
          </table:table-cell>
          <table:table-cell office:value-type="float" office:value="0.221324299899465" calcext:value-type="float">
            <text:p>0.221324299899465</text:p>
          </table:table-cell>
          <table:table-cell office:value-type="float" office:value="0.317776273876152" calcext:value-type="float">
            <text:p>0.317776273876152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11631464019249" calcext:value-type="float">
            <text:p>0.211631464019249</text:p>
          </table:table-cell>
          <table:table-cell office:value-type="float" office:value="0.244189476686079" calcext:value-type="float">
            <text:p>0.244189476686079</text:p>
          </table:table-cell>
          <table:table-cell office:value-type="float" office:value="0.220908982068957" calcext:value-type="float">
            <text:p>0.220908982068957</text:p>
          </table:table-cell>
          <table:table-cell table:formula="of:=AVERAGE([.B16:.K16])" office:value-type="float" office:value="0.246104448391144" calcext:value-type="float">
            <text:p>0.2461</text:p>
          </table:table-cell>
          <table:table-cell office:value-type="float" office:value="3.76774756142584" calcext:value-type="float" table:number-columns-spanned="1" table:number-rows-spanned="2">
            <text:p>3.7677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02510633808639" calcext:value-type="float">
            <text:p>0.0602510633808639</text:p>
          </table:table-cell>
          <table:table-cell office:value-type="float" office:value="0.0660152906889295" calcext:value-type="float">
            <text:p>0.0660152906889295</text:p>
          </table:table-cell>
          <table:table-cell office:value-type="float" office:value="0.0637893788615267" calcext:value-type="float">
            <text:p>0.0637893788615267</text:p>
          </table:table-cell>
          <table:table-cell office:value-type="float" office:value="0.0669323766446797" calcext:value-type="float">
            <text:p>0.0669323766446797</text:p>
          </table:table-cell>
          <table:table-cell office:value-type="float" office:value="0.0684309885358683" calcext:value-type="float">
            <text:p>0.0684309885358683</text:p>
          </table:table-cell>
          <table:table-cell office:value-type="float" office:value="0.0483747571109792" calcext:value-type="float">
            <text:p>0.0483747571109792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685366481572322" calcext:value-type="float">
            <text:p>0.0685366481572322</text:p>
          </table:table-cell>
          <table:table-cell office:value-type="float" office:value="0.0766598103310868" calcext:value-type="float">
            <text:p>0.0766598103310868</text:p>
          </table:table-cell>
          <table:table-cell office:value-type="float" office:value="0.0637099560140396" calcext:value-type="float">
            <text:p>0.0637099560140396</text:p>
          </table:table-cell>
          <table:table-cell table:formula="of:=AVERAGE([.B17:.K17])" office:value-type="float" office:value="0.0653187201050194" calcext:value-type="float">
            <text:p>0.065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477216472711" calcext:value-type="float">
            <text:p>0.28477216472711</text:p>
          </table:table-cell>
          <table:table-cell office:value-type="float" office:value="0.304204602090685" calcext:value-type="float">
            <text:p>0.304204602090685</text:p>
          </table:table-cell>
          <table:table-cell office:value-type="float" office:value="0.299170961670461" calcext:value-type="float">
            <text:p>0.299170961670461</text:p>
          </table:table-cell>
          <table:table-cell office:value-type="float" office:value="0.324943535411973" calcext:value-type="float">
            <text:p>0.324943535411973</text:p>
          </table:table-cell>
          <table:table-cell office:value-type="float" office:value="0.285434688526172" calcext:value-type="float">
            <text:p>0.285434688526172</text:p>
          </table:table-cell>
          <table:table-cell office:value-type="float" office:value="0.318530358020192" calcext:value-type="float">
            <text:p>0.318530358020192</text:p>
          </table:table-cell>
          <table:table-cell office:value-type="float" office:value="0.35958318656291" calcext:value-type="float">
            <text:p>0.35958318656291</text:p>
          </table:table-cell>
          <table:table-cell office:value-type="float" office:value="0.320592712890333" calcext:value-type="float">
            <text:p>0.320592712890333</text:p>
          </table:table-cell>
          <table:table-cell office:value-type="float" office:value="0.282700972155192" calcext:value-type="float">
            <text:p>0.282700972155192</text:p>
          </table:table-cell>
          <table:table-cell office:value-type="float" office:value="0.298779355014097" calcext:value-type="float">
            <text:p>0.298779355014097</text:p>
          </table:table-cell>
          <table:table-cell table:formula="of:=AVERAGE([.B18:.K18])" office:value-type="float" office:value="0.307871253706912" calcext:value-type="float">
            <text:p>0.3079</text:p>
          </table:table-cell>
          <table:table-cell office:value-type="float" office:value="2.85952040410462" calcext:value-type="float" table:number-columns-spanned="1" table:number-rows-spanned="2">
            <text:p>2.8595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9036888009544" calcext:value-type="float">
            <text:p>0.109036888009544</text:p>
          </table:table-cell>
          <table:table-cell office:value-type="float" office:value="0.109182585899965" calcext:value-type="float">
            <text:p>0.109182585899965</text:p>
          </table:table-cell>
          <table:table-cell office:value-type="float" office:value="0.115153309265841" calcext:value-type="float">
            <text:p>0.115153309265841</text:p>
          </table:table-cell>
          <table:table-cell office:value-type="float" office:value="0.106239983492322" calcext:value-type="float">
            <text:p>0.106239983492322</text:p>
          </table:table-cell>
          <table:table-cell office:value-type="float" office:value="0.116573676181314" calcext:value-type="float">
            <text:p>0.116573676181314</text:p>
          </table:table-cell>
          <table:table-cell office:value-type="float" office:value="0.0998895746573997" calcext:value-type="float">
            <text:p>0.0998895746573997</text:p>
          </table:table-cell>
          <table:table-cell office:value-type="float" office:value="0.100452959832689" calcext:value-type="float">
            <text:p>0.100452959832689</text:p>
          </table:table-cell>
          <table:table-cell office:value-type="float" office:value="0.102434725826161" calcext:value-type="float">
            <text:p>0.102434725826161</text:p>
          </table:table-cell>
          <table:table-cell office:value-type="float" office:value="0.107021254558646" calcext:value-type="float">
            <text:p>0.107021254558646</text:p>
          </table:table-cell>
          <table:table-cell office:value-type="float" office:value="0.110668502293354" calcext:value-type="float">
            <text:p>0.110668502293354</text:p>
          </table:table-cell>
          <table:table-cell table:formula="of:=AVERAGE([.B19:.K19])" office:value-type="float" office:value="0.107665346001724" calcext:value-type="float">
            <text:p>0.1077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10581134493126" calcext:value-type="float">
            <text:p>0.310581134493126</text:p>
          </table:table-cell>
          <table:table-cell office:value-type="float" office:value="0.328088218456238" calcext:value-type="float">
            <text:p>0.328088218456238</text:p>
          </table:table-cell>
          <table:table-cell office:value-type="float" office:value="0.381411273853776" calcext:value-type="float">
            <text:p>0.381411273853776</text:p>
          </table:table-cell>
          <table:table-cell office:value-type="float" office:value="0.360336905626203" calcext:value-type="float">
            <text:p>0.360336905626203</text:p>
          </table:table-cell>
          <table:table-cell office:value-type="float" office:value="0.399788920584494" calcext:value-type="float">
            <text:p>0.399788920584494</text:p>
          </table:table-cell>
          <table:table-cell office:value-type="float" office:value="0.362790234104371" calcext:value-type="float">
            <text:p>0.362790234104371</text:p>
          </table:table-cell>
          <table:table-cell office:value-type="float" office:value="0.336912351354537" calcext:value-type="float">
            <text:p>0.336912351354537</text:p>
          </table:table-cell>
          <table:table-cell office:value-type="float" office:value="0.403642882104426" calcext:value-type="float">
            <text:p>0.403642882104426</text:p>
          </table:table-cell>
          <table:table-cell office:value-type="float" office:value="0.365516903583587" calcext:value-type="float">
            <text:p>0.365516903583587</text:p>
          </table:table-cell>
          <table:table-cell office:value-type="float" office:value="0.390697275834858" calcext:value-type="float">
            <text:p>0.390697275834858</text:p>
          </table:table-cell>
          <table:table-cell table:formula="of:=AVERAGE([.B20:.K20])" office:value-type="float" office:value="0.363976609999562" calcext:value-type="float">
            <text:p>0.3640</text:p>
          </table:table-cell>
          <table:table-cell office:value-type="float" office:value="3.53749035992905" calcext:value-type="float" table:number-columns-spanned="1" table:number-rows-spanned="2">
            <text:p>3.5375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4812615537205" calcext:value-type="float">
            <text:p>0.114812615537205</text:p>
          </table:table-cell>
          <table:table-cell office:value-type="float" office:value="0.110479342797022" calcext:value-type="float">
            <text:p>0.110479342797022</text:p>
          </table:table-cell>
          <table:table-cell office:value-type="float" office:value="0.0962092722250253" calcext:value-type="float">
            <text:p>0.0962092722250253</text:p>
          </table:table-cell>
          <table:table-cell office:value-type="float" office:value="0.107053049583671" calcext:value-type="float">
            <text:p>0.107053049583671</text:p>
          </table:table-cell>
          <table:table-cell office:value-type="float" office:value="0.0994022513210115" calcext:value-type="float">
            <text:p>0.0994022513210115</text:p>
          </table:table-cell>
          <table:table-cell office:value-type="float" office:value="0.11125650918752" calcext:value-type="float">
            <text:p>0.11125650918752</text:p>
          </table:table-cell>
          <table:table-cell office:value-type="float" office:value="0.0997283721169494" calcext:value-type="float">
            <text:p>0.0997283721169494</text:p>
          </table:table-cell>
          <table:table-cell office:value-type="float" office:value="0.0870098798740386" calcext:value-type="float">
            <text:p>0.0870098798740386</text:p>
          </table:table-cell>
          <table:table-cell office:value-type="float" office:value="0.1056160890071" calcext:value-type="float">
            <text:p>0.1056160890071</text:p>
          </table:table-cell>
          <table:table-cell office:value-type="float" office:value="0.0973445671221344" calcext:value-type="float">
            <text:p>0.0973445671221344</text:p>
          </table:table-cell>
          <table:table-cell table:formula="of:=AVERAGE([.B21:.K21])" office:value-type="float" office:value="0.102891194877168" calcext:value-type="float">
            <text:p>0.1029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27315445397107" calcext:value-type="float">
            <text:p>0.327315445397107</text:p>
          </table:table-cell>
          <table:table-cell office:value-type="float" office:value="0.337862288396536" calcext:value-type="float">
            <text:p>0.337862288396536</text:p>
          </table:table-cell>
          <table:table-cell/>
          <table:table-cell office:value-type="float" office:value="0.414371269999265" calcext:value-type="float">
            <text:p>0.414371269999265</text:p>
          </table:table-cell>
          <table:table-cell office:value-type="float" office:value="0.343787460561543" calcext:value-type="float">
            <text:p>0.343787460561543</text:p>
          </table:table-cell>
          <table:table-cell office:value-type="float" office:value="0.373075521040391" calcext:value-type="float">
            <text:p>0.373075521040391</text:p>
          </table:table-cell>
          <table:table-cell office:value-type="float" office:value="0.428456409041094" calcext:value-type="float">
            <text:p>0.428456409041094</text:p>
          </table:table-cell>
          <table:table-cell office:value-type="float" office:value="0.411356062187679" calcext:value-type="float">
            <text:p>0.411356062187679</text:p>
          </table:table-cell>
          <table:table-cell office:value-type="float" office:value="0.345244996290148" calcext:value-type="float">
            <text:p>0.345244996290148</text:p>
          </table:table-cell>
          <table:table-cell office:value-type="float" office:value="0.347539577146866" calcext:value-type="float">
            <text:p>0.347539577146866</text:p>
          </table:table-cell>
          <table:table-cell table:formula="of:=AVERAGE([.B22:.K22])" office:value-type="float" office:value="0.369889892228959" calcext:value-type="float">
            <text:p>0.3699</text:p>
          </table:table-cell>
          <table:table-cell office:value-type="float" office:value="3.67893717159114" calcext:value-type="float" table:number-columns-spanned="1" table:number-rows-spanned="2">
            <text:p>3.6789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9514110052061" calcext:value-type="float">
            <text:p>0.119514110052061</text:p>
          </table:table-cell>
          <table:table-cell office:value-type="float" office:value="0.103008653015605" calcext:value-type="float">
            <text:p>0.103008653015605</text:p>
          </table:table-cell>
          <table:table-cell/>
          <table:table-cell office:value-type="float" office:value="0.0934935788315152" calcext:value-type="float">
            <text:p>0.0934935788315152</text:p>
          </table:table-cell>
          <table:table-cell office:value-type="float" office:value="0.0999873173290527" calcext:value-type="float">
            <text:p>0.0999873173290527</text:p>
          </table:table-cell>
          <table:table-cell office:value-type="float" office:value="0.10309031087932" calcext:value-type="float">
            <text:p>0.10309031087932</text:p>
          </table:table-cell>
          <table:table-cell office:value-type="float" office:value="0.0895233495721784" calcext:value-type="float">
            <text:p>0.0895233495721784</text:p>
          </table:table-cell>
          <table:table-cell office:value-type="float" office:value="0.0969182308799507" calcext:value-type="float">
            <text:p>0.0969182308799507</text:p>
          </table:table-cell>
          <table:table-cell office:value-type="float" office:value="0.103723291309661" calcext:value-type="float">
            <text:p>0.103723291309661</text:p>
          </table:table-cell>
          <table:table-cell office:value-type="float" office:value="0.0956245184031093" calcext:value-type="float">
            <text:p>0.0956245184031093</text:p>
          </table:table-cell>
          <table:table-cell table:formula="of:=AVERAGE([.B23:.K23])" office:value-type="float" office:value="0.100542595585828" calcext:value-type="float">
            <text:p>0.1005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^ missing a result as the randomly generated program caused GHC to run out of memory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</table:table>
      <table:table table:name="Graph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row table:style-name="ro1">
          <table:table-cell table:style-name="ce8" office:value-type="string" calcext:value-type="string">
            <text:p>Loop Fraction</text:p>
          </table:table-cell>
          <table:table-cell table:style-name="ce8" office:value-type="string" calcext:value-type="string">
            <text:p>Program Length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09324006128029" calcext:value-type="float">
            <text:p>2.093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72255451176429" calcext:value-type="float">
            <text:p>2.722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.85952040410462" calcext:value-type="float">
            <text:p>2.8595</text:p>
          </table:table-cell>
        </table:table-row>
        <table:table-row table:style-name="ro1">
          <table:table-cell office:value-type="float" office:value="0.2" calcext:value-type="float" table:number-columns-spanned="1" table:number-rows-spanned="3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.81044714970511" calcext:value-type="float">
            <text:p>2.810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.15790627988146" calcext:value-type="float">
            <text:p>3.157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3.53749035992905" calcext:value-type="float">
            <text:p>3.5375</text:p>
          </table:table-cell>
        </table:table-row>
        <table:table-row table:style-name="ro1">
          <table:table-cell office:value-type="float" office:value="0.5" calcext:value-type="float" table:number-columns-spanned="1" table:number-rows-spanned="3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.85933536820452" calcext:value-type="float">
            <text:p>2.859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.26596505724542" calcext:value-type="float">
            <text:p>3.266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3.67893717159114" calcext:value-type="float">
            <text:p>3.6789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95005495706869" calcext:value-type="float">
            <text:p>2.950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.76774756142584" calcext:value-type="float">
            <text:p>3.7677</text:p>
          </table:table-cell>
        </table:table-row>
        <table:table-row table:style-name="ro1">
          <table:table-cell table:style-name="ce11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7:22:28.280370384</dc:date>
    <meta:editing-duration>PT2H29M38S</meta:editing-duration>
    <meta:editing-cycles>6</meta:editing-cycles>
    <meta:generator>LibreOffice/7.3.7.2$Linux_X86_64 LibreOffice_project/30$Build-2</meta:generator>
    <meta:document-statistic meta:table-count="3" meta:cell-count="1873" meta:object-count="0"/>
  </office:meta>
</office:document-meta>
</file>